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07cm"/>
    </style:style>
    <style:style style:name="co3" style:family="table-column">
      <style:table-column-properties fo:break-before="auto" style:column-width="5.941cm"/>
    </style:style>
    <style:style style:name="co4" style:family="table-column">
      <style:table-column-properties fo:break-before="auto" style:column-width="3.528cm"/>
    </style:style>
    <style:style style:name="co5" style:family="table-column">
      <style:table-column-properties fo:break-before="auto" style:column-width="3.418cm"/>
    </style:style>
    <style:style style:name="co6" style:family="table-column">
      <style:table-column-properties fo:break-before="auto" style:column-width="7.652cm"/>
    </style:style>
    <style:style style:name="co7" style:family="table-column">
      <style:table-column-properties fo:break-before="auto" style:column-width="3.249cm"/>
    </style:style>
    <style:style style:name="co8" style:family="table-column">
      <style:table-column-properties fo:break-before="auto" style:column-width="14.803cm"/>
    </style:style>
    <style:style style:name="co9" style:family="table-column">
      <style:table-column-properties fo:break-before="auto" style:column-width="11.608cm"/>
    </style:style>
    <style:style style:name="co10" style:family="table-column">
      <style:table-column-properties fo:break-before="auto" style:column-width="3.699cm"/>
    </style:style>
    <style:style style:name="co11" style:family="table-column">
      <style:table-column-properties fo:break-before="auto" style:column-width="9.804cm"/>
    </style:style>
    <style:style style:name="co12" style:family="table-column">
      <style:table-column-properties fo:break-before="auto" style:column-width="4.856cm"/>
    </style:style>
    <style:style style:name="co13" style:family="table-column">
      <style:table-column-properties fo:break-before="auto" style:column-width="7.908cm"/>
    </style:style>
    <style:style style:name="co14" style:family="table-column">
      <style:table-column-properties fo:break-before="auto" style:column-width="7.585cm"/>
    </style:style>
    <style:style style:name="co15" style:family="table-column">
      <style:table-column-properties fo:break-before="auto" style:column-width="6.382cm"/>
    </style:style>
    <style:style style:name="co16" style:family="table-column">
      <style:table-column-properties fo:break-before="auto" style:column-width="4.613cm"/>
    </style:style>
    <style:style style:name="co17" style:family="table-column">
      <style:table-column-properties fo:break-before="auto" style:column-width="6.034cm"/>
    </style:style>
    <style:style style:name="co18" style:family="table-column">
      <style:table-column-properties fo:break-before="auto" style:column-width="0.109cm"/>
    </style:style>
    <style:style style:name="co19" style:family="table-column">
      <style:table-column-properties fo:break-before="auto" style:column-width="5.368cm"/>
    </style:style>
    <style:style style:name="co20" style:family="table-column">
      <style:table-column-properties fo:break-before="auto" style:column-width="3.26cm"/>
    </style:style>
    <style:style style:name="co21" style:family="table-column">
      <style:table-column-properties fo:break-before="auto" style:column-width="3.667cm"/>
    </style:style>
    <style:style style:name="co22" style:family="table-column">
      <style:table-column-properties fo:break-before="auto" style:column-width="5.749cm"/>
    </style:style>
    <style:style style:name="co23" style:family="table-column">
      <style:table-column-properties fo:break-before="auto" style:column-width="4.399cm"/>
    </style:style>
    <style:style style:name="co24" style:family="table-column">
      <style:table-column-properties fo:break-before="auto" style:column-width="3.279cm"/>
    </style:style>
    <style:style style:name="co25" style:family="table-column">
      <style:table-column-properties fo:break-before="auto" style:column-width="3.283cm"/>
    </style:style>
    <style:style style:name="co26" style:family="table-column">
      <style:table-column-properties fo:break-before="auto" style:column-width="3.787cm"/>
    </style:style>
    <style:style style:name="co27" style:family="table-column">
      <style:table-column-properties fo:break-before="auto" style:column-width="12.167cm"/>
    </style:style>
    <style:style style:name="co28" style:family="table-column">
      <style:table-column-properties fo:break-before="auto" style:column-width="7.01cm"/>
    </style:style>
    <style:style style:name="co29" style:family="table-column">
      <style:table-column-properties fo:break-before="auto" style:column-width="8.86cm"/>
    </style:style>
    <style:style style:name="co30" style:family="table-column">
      <style:table-column-properties fo:break-before="auto" style:column-width="7.766cm"/>
    </style:style>
    <style:style style:name="co31" style:family="table-column">
      <style:table-column-properties fo:break-before="auto" style:column-width="25.67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a2" style:family="table" style:master-page-name="PageStyle_5f_Market_20_Research_20_Raw_20_Data">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office:automatic-styles>
  <office:body>
    <office:spreadsheet>
      <table:calculation-settings table:case-sensitive="false" table:automatic-find-labels="false" table:use-regular-expressions="false">
        <table:iteration table:maximum-difference="0.0001"/>
      </table:calculation-settings>
      <table:table table:name="For pivot" table:style-name="ta1" table:print="false">
        <office:forms form:automatic-focus="false" form:apply-design-mode="false"/>
        <table:table-column table:style-name="co24" table:default-cell-style-name="ce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default-cell-style-name="Default"/>
        <table:table-column table:style-name="co1" table:default-cell-style-name="Default"/>
        <table:table-column table:style-name="co1" table:default-cell-style-name="ce1"/>
        <table:table-row table:style-name="ro1">
          <table:table-cell office:value-type="string">
            <text:p>Weight</text:p>
          </table:table-cell>
          <table:table-cell office:value-type="string">
            <text:p>SQ3</text:p>
          </table:table-cell>
          <table:table-cell office:value-type="string">
            <text:p>SQ4</text:p>
          </table:table-cell>
          <table:table-cell office:value-type="string">
            <text:p>Q4a</text:p>
          </table:table-cell>
          <table:table-cell office:value-type="string">
            <text:p>Q4b</text:p>
          </table:table-cell>
          <table:table-cell office:value-type="string">
            <text:p>Q4c</text:p>
          </table:table-cell>
          <table:table-cell office:value-type="string">
            <text:p>Q4d</text:p>
          </table:table-cell>
          <table:table-cell office:value-type="string">
            <text:p>Q4e</text:p>
          </table:table-cell>
          <table:table-cell office:value-type="string">
            <text:p>Q4f</text:p>
          </table:table-cell>
          <table:table-cell office:value-type="string">
            <text:p>VQ39</text:p>
          </table:table-cell>
          <table:table-cell office:value-type="string">
            <text:p>Q40</text:p>
          </table:table-cell>
        </table:table-row>
        <table:table-row table:style-name="ro1">
          <table:table-cell office:value-type="string">
            <text:p>Question Weight</text:p>
          </table:table-cell>
          <table:table-cell office:value-type="string">
            <text:p>What is your age?</text:p>
          </table:table-cell>
          <table:table-cell office:value-type="string">
            <text:p>What is your gender?</text:p>
          </table:table-cell>
          <table:table-cell office:value-type="string">
            <text:p>space for walking/cycling, restricting parking/closing streets near schools</text:p>
          </table:table-cell>
          <table:table-cell office:value-type="string">
            <text:p>New protected cycle lanes on main roads</text:p>
          </table:table-cell>
          <table:table-cell office:value-type="string">
            <text:p>Space in shopping streets for walking and/or cycling </text:p>
          </table:table-cell>
          <table:table-cell office:value-type="string">
            <text:p>Space in city centre for walking and/or cycling</text:p>
          </table:table-cell>
          <table:table-cell office:value-type="string">
            <text:p>Connecting existing walking/cycling routes used for leisure, by closing some roads to cars and/or providing protected space for walking and cycling on roads.</text:p>
          </table:table-cell>
          <table:table-cell office:value-type="string">
            <text:p>New signed ‘quiet connections’ for day to day cycling, with road closures to reduce traffic.</text:p>
          </table:table-cell>
          <table:table-cell office:value-type="string">
            <text:p>Area</text:p>
          </table:table-cell>
          <table:table-cell office:value-type="string">
            <text:p>how many cars or vans (own or company cars/vans) are available to members of your household? </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table:number-columns-repeated="2"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3" office:value-type="string">
            <text:p>Oppose</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5"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3" office:value-type="string">
            <text:p>Support</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Oppose</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oppose</text:p>
          </table:table-cell>
          <table:table-cell office:value-type="string">
            <text:p>Oppose</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oppose</text:p>
          </table:table-cell>
          <table:table-cell table:number-columns-repeated="2"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Don't know</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4"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table:number-columns-repeated="2"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4" office:value-type="string">
            <text:p>Oppose</text:p>
          </table:table-cell>
          <table:table-cell office:value-type="string">
            <text:p>Neutral</text:p>
          </table:table-cell>
          <table:table-cell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Don't know</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office:value-type="string">
            <text:p>Central</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Don't know</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table:number-columns-repeated="3"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Neutral</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4"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Strongly support </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2" office:value-type="string">
            <text:p>Strongly support </text:p>
          </table:table-cell>
          <table:table-cell office:value-type="string">
            <text:p>Neutral</text:p>
          </table:table-cell>
          <table:table-cell office:value-type="string">
            <text:p>Support</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4"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trongly oppose</text:p>
          </table:table-cell>
          <table:table-cell table:number-columns-repeated="3"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2" office:value-type="string">
            <text:p>Don't know</text:p>
          </table:table-cell>
          <table:table-cell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trongly 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upport</text:p>
          </table:table-cell>
          <table:table-cell table:number-columns-repeated="3" office:value-type="string">
            <text:p>Strongly support </text:p>
          </table:table-cell>
          <table:table-cell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Don't know</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3"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trongly support </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table:number-columns-repeated="2"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Strongly oppose</text:p>
          </table:table-cell>
          <table:table-cell office:value-type="string">
            <text:p>Support</text:p>
          </table:table-cell>
          <table:table-cell office:value-type="string">
            <text:p>Oppose</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Oppose</text:p>
          </table:table-cell>
          <table:table-cell office:value-type="string">
            <text:p>Support</text:p>
          </table:table-cell>
          <table:table-cell office:value-type="string">
            <text:p>Don't know</text:p>
          </table:table-cell>
          <table:table-cell table:number-columns-repeated="2" office:value-type="string">
            <text:p>Support</text:p>
          </table:table-cell>
          <table:table-cell office:value-type="string">
            <text:p>Neutral</text:p>
          </table:table-cell>
          <table:table-cell office:value-type="string">
            <text:p>Central</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Don't know</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table:number-columns-repeated="5"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Neutral</text:p>
          </table:table-cell>
          <table:table-cell table:number-columns-repeated="2" office:value-type="string">
            <text:p>Oppose</text:p>
          </table:table-cell>
          <table:table-cell office:value-type="string">
            <text:p>Neutral</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2" office:value-type="string">
            <text:p>Neutral</text:p>
          </table:table-cell>
          <table:table-cell table:number-columns-repeated="3"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Don't know</text:p>
          </table:table-cell>
          <table:table-cell office:value-type="string">
            <text:p>Ea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Strongly support </text:p>
          </table:table-cell>
          <table:table-cell table:number-columns-repeated="2" office:value-type="string">
            <text:p>Oppose</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oppose</text:p>
          </table:table-cell>
          <table:table-cell table:number-columns-repeated="2" office:value-type="string">
            <text:p>Oppose</text:p>
          </table:table-cell>
          <table:table-cell table:number-columns-repeated="3"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Central</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2" office:value-type="string">
            <text:p>Neutral</text:p>
          </table:table-cell>
          <table:table-cell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2" office:value-type="string">
            <text:p>Support</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upport</text:p>
          </table:table-cell>
          <table:table-cell table:number-columns-repeated="2"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trongly support </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Oppose</text:p>
          </table:table-cell>
          <table:table-cell table:number-columns-repeated="3"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table:number-columns-repeated="2" office:value-type="string">
            <text:p>Strongly support </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5"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3" office:value-type="string">
            <text:p>Oppose</text:p>
          </table:table-cell>
          <table:table-cell office:value-type="string">
            <text:p>Neutral</text:p>
          </table:table-cell>
          <table:table-cell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table:number-columns-repeated="4" office:value-type="string">
            <text:p>Strongly oppose</text:p>
          </table:table-cell>
          <table:table-cell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4"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Oppose</text:p>
          </table:table-cell>
          <table:table-cell table:number-columns-repeated="3"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Don't know</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3" office:value-type="string">
            <text:p>Strongly oppose</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3"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table:number-columns-repeated="2"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4" office:value-type="string">
            <text:p>Oppose</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upport</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Oppose</text:p>
          </table:table-cell>
          <table:table-cell office:value-type="string">
            <text:p>Neutral</text:p>
          </table:table-cell>
          <table:table-cell table:number-columns-repeated="3"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table:number-columns-repeated="3" office:value-type="string">
            <text:p>Strongly support </text:p>
          </table:table-cell>
          <table:table-cell table:number-columns-repeated="2"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office:value-type="string">
            <text:p>Oppose</text:p>
          </table:table-cell>
          <table:table-cell table:number-columns-repeated="3"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Neutral</text:p>
          </table:table-cell>
          <table:table-cell office:value-type="string">
            <text:p>Strongly oppose</text:p>
          </table:table-cell>
          <table:table-cell office:value-type="string">
            <text:p>Oppose</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Oppose</text:p>
          </table:table-cell>
          <table:table-cell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Strongly support </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table:number-columns-repeated="5"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3"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table:number-columns-repeated="4"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2" office:value-type="string">
            <text:p>Oppose</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5"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trongly support </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Oppose</text:p>
          </table:table-cell>
          <table:table-cell table:number-columns-repeated="4"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3"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upport</text:p>
          </table:table-cell>
          <table:table-cell table:number-columns-repeated="3" office:value-type="string">
            <text:p>Oppose</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3" office:value-type="string">
            <text:p>Support</text:p>
          </table:table-cell>
          <table:table-cell office:value-type="string">
            <text:p>Oppose</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oppose</text:p>
          </table:table-cell>
          <table:table-cell office:value-type="string">
            <text:p>Neutral</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4"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trongly support </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table:number-columns-repeated="2" office:value-type="string">
            <text:p>Oppose</text:p>
          </table:table-cell>
          <table:table-cell table:number-columns-repeated="3"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table:number-columns-repeated="5"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Don't know</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table:number-columns-repeated="5"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upport</text:p>
          </table:table-cell>
          <table:table-cell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table:number-columns-repeated="3"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Strongly oppose</text:p>
          </table:table-cell>
          <table:table-cell office:value-type="string">
            <text:p>Neutral</text:p>
          </table:table-cell>
          <table:table-cell table:number-columns-repeated="3"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Don't know</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3" office:value-type="string">
            <text:p>Oppose</text:p>
          </table:table-cell>
          <table:table-cell table:number-columns-repeated="2"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Don't know</text:p>
          </table:table-cell>
          <table:table-cell table:number-columns-repeated="4"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table:number-columns-repeated="2"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trongly oppose</text:p>
          </table:table-cell>
          <table:table-cell office:value-type="string">
            <text:p>Support</text:p>
          </table:table-cell>
          <table:table-cell table:number-columns-repeated="2" office:value-type="string">
            <text:p>Neutral</text:p>
          </table:table-cell>
          <table:table-cell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Oppose</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4"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trongly support </text:p>
          </table:table-cell>
          <table:table-cell table:number-columns-repeated="2" office:value-type="string">
            <text:p>Neutral</text:p>
          </table:table-cell>
          <table:table-cell table:number-columns-repeated="2"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table:number-columns-repeated="2" office:value-type="string">
            <text:p>Neutral</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trongly support </text:p>
          </table:table-cell>
          <table:table-cell office:value-type="string">
            <text:p>Strongly oppose</text:p>
          </table:table-cell>
          <table:table-cell office:value-type="string">
            <text:p>Neutral</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Don't know</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oppose</text:p>
          </table:table-cell>
          <table:table-cell office:value-type="string">
            <text:p>Neutral</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3"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Support</text:p>
          </table:table-cell>
          <table:table-cell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Oppose</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5" office:value-type="string">
            <text:p>Neutral</text:p>
          </table:table-cell>
          <table:table-cell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Support</text:p>
          </table:table-cell>
          <table:table-cell office:value-type="string">
            <text:p>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table:number-columns-repeated="3" office:value-type="string">
            <text:p>Oppose</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5" office:value-type="string">
            <text:p>Strongly support </text:p>
          </table:table-cell>
          <table:table-cell office:value-type="string">
            <text:p>Strongly oppose</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office:value-type="string">
            <text:p>Oppose</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trongly oppose</text:p>
          </table:table-cell>
          <table:table-cell office:value-type="string">
            <text:p>Support</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office:value-type="string">
            <text:p>Support</text:p>
          </table:table-cell>
          <table:table-cell office:value-type="string">
            <text:p>Oppose</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Oppose</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table:number-columns-repeated="3" office:value-type="string">
            <text:p>Support</text:p>
          </table:table-cell>
          <table:table-cell office:value-type="string">
            <text:p>Oppose</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Support</text:p>
          </table:table-cell>
          <table:table-cell table:number-columns-repeated="4"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office:value-type="string">
            <text:p>Neutral</text:p>
          </table:table-cell>
          <table:table-cell table:number-columns-repeated="3"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Support</text:p>
          </table:table-cell>
          <table:table-cell table:number-columns-repeated="4" office:value-type="string">
            <text:p>Oppose</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Don't know</text:p>
          </table:table-cell>
          <table:table-cell office:value-type="string">
            <text:p>Central</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Oppose</text:p>
          </table:table-cell>
          <table:table-cell table:number-columns-repeated="2" office:value-type="string">
            <text:p>Strongly oppose</text:p>
          </table:table-cell>
          <table:table-cell table:number-columns-repeated="2"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3" office:value-type="string">
            <text:p>Support</text:p>
          </table:table-cell>
          <table:table-cell office:value-type="string">
            <text:p>Oppose</text:p>
          </table:table-cell>
          <table:table-cell office:value-type="string">
            <text:p>Don't know</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Neutral</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table:number-columns-repeated="4" office:value-type="string">
            <text:p>Strongly oppose</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table:number-columns-repeated="2"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Don't know</text:p>
          </table:table-cell>
          <table:table-cell office:value-type="string">
            <text:p>Support</text:p>
          </table:table-cell>
          <table:table-cell office:value-type="string">
            <text:p>Oppose</text:p>
          </table:table-cell>
          <table:table-cell office:value-type="string">
            <text:p>Don't know</text:p>
          </table:table-cell>
          <table:table-cell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4"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table:number-columns-repeated="11"/>
        </table:table-row>
        <table:table-row table:style-name="ro1">
          <table:table-cell office:value-type="string">
            <text:p>Where in Edinburgh is the strongest support for “Spaces for People” measures</text:p>
          </table:table-cell>
          <table:table-cell table:number-columns-repeated="10"/>
        </table:table-row>
        <table:table-row table:style-name="ro1">
          <table:table-cell office:value-type="string">
            <text:p>Are Male or Female respondents most likely to support or oppose the measures</text:p>
          </table:table-cell>
          <table:table-cell table:number-columns-repeated="10"/>
        </table:table-row>
        <table:table-row table:style-name="ro1">
          <table:table-cell office:value-type="string">
            <text:p>Is car ownership between Male and Female respondents balanced</text:p>
          </table:table-cell>
          <table:table-cell table:number-columns-repeated="10"/>
        </table:table-row>
        <table:table-row table:style-name="ro1">
          <table:table-cell office:value-type="string">
            <text:p>What about car ownership in sectors of the city</text:p>
          </table:table-cell>
          <table:table-cell table:number-columns-repeated="10"/>
        </table:table-row>
        <table:table-row table:style-name="ro1">
          <table:table-cell office:value-type="string">
            <text:p>What about car ownership by age</text:p>
          </table:table-cell>
          <table:table-cell table:number-columns-repeated="10"/>
        </table:table-row>
        <table:table-row table:style-name="ro1">
          <table:table-cell table:number-columns-repeated="5"/>
          <table:table-cell table:style-name="ce1" office:value-type="string">
            <text:p>C</text:p>
          </table:table-cell>
          <table:table-cell table:number-columns-repeated="5"/>
        </table:table-row>
        <table:table-row table:style-name="ro1" table:number-rows-repeated="1047982">
          <table:table-cell table:number-columns-repeated="11"/>
        </table:table-row>
        <table:table-row table:style-name="ro1">
          <table:table-cell office:value-type="string">
            <text:p>Weight</text:p>
          </table:table-cell>
          <table:table-cell office:value-type="string">
            <text:p>SQ3</text:p>
          </table:table-cell>
          <table:table-cell office:value-type="string">
            <text:p>SQ4</text:p>
          </table:table-cell>
          <table:table-cell office:value-type="string">
            <text:p>Q4a</text:p>
          </table:table-cell>
          <table:table-cell office:value-type="string">
            <text:p>Q4b</text:p>
          </table:table-cell>
          <table:table-cell office:value-type="string">
            <text:p>Q4c</text:p>
          </table:table-cell>
          <table:table-cell office:value-type="string">
            <text:p>Q4d</text:p>
          </table:table-cell>
          <table:table-cell office:value-type="string">
            <text:p>Q4e</text:p>
          </table:table-cell>
          <table:table-cell office:value-type="string">
            <text:p>Q4f</text:p>
          </table:table-cell>
          <table:table-cell office:value-type="string">
            <text:p>VQ39</text:p>
          </table:table-cell>
          <table:table-cell office:value-type="string">
            <text:p>Q40</text:p>
          </table:table-cell>
        </table:table-row>
        <table:table-row table:style-name="ro1">
          <table:table-cell office:value-type="string">
            <text:p>Question Weight</text:p>
          </table:table-cell>
          <table:table-cell office:value-type="string">
            <text:p>What is your age?</text:p>
          </table:table-cell>
          <table:table-cell office:value-type="string">
            <text:p>What is your gender?</text:p>
          </table:table-cell>
          <table:table-cell office:value-type="string">
            <text:p>space for walking/cycling, restricting parking/closing streets near schools</text:p>
          </table:table-cell>
          <table:table-cell office:value-type="string">
            <text:p>New protected cycle lanes on main roads</text:p>
          </table:table-cell>
          <table:table-cell office:value-type="string">
            <text:p>Space in shopping streets for walking and/or cycling </text:p>
          </table:table-cell>
          <table:table-cell office:value-type="string">
            <text:p>Space in city centre for walking and/or cycling</text:p>
          </table:table-cell>
          <table:table-cell office:value-type="string">
            <text:p>Connecting existing walking/cycling routes used for leisure, by closing some roads to cars and/or providing protected space for walking and cycling on roads.</text:p>
          </table:table-cell>
          <table:table-cell office:value-type="string">
            <text:p>New signed ‘quiet connections’ for day to day cycling, with road closures to reduce traffic.</text:p>
          </table:table-cell>
          <table:table-cell office:value-type="string">
            <text:p>Area</text:p>
          </table:table-cell>
          <table:table-cell office:value-type="string">
            <text:p>how many cars or vans (own or company cars/vans) are available to members of your household? </text:p>
          </table:table-cell>
        </table:table-row>
      </table:table>
      <table:table table:name="Cleaned with Questions" table:style-name="ta1" table:print="false">
        <office:forms form:automatic-focus="false" form:apply-design-mode="false"/>
        <table:table-column table:style-name="co1" table:number-columns-repeated="10" table:default-cell-style-name="Default"/>
        <table:table-column table:style-name="co1" table:default-cell-style-name="ce1"/>
        <table:table-row table:style-name="ro1">
          <table:table-cell office:value-type="string">
            <text:p>Weight</text:p>
          </table:table-cell>
          <table:table-cell office:value-type="string">
            <text:p>SQ3</text:p>
          </table:table-cell>
          <table:table-cell office:value-type="string">
            <text:p>SQ4</text:p>
          </table:table-cell>
          <table:table-cell office:value-type="string">
            <text:p>Q4a</text:p>
          </table:table-cell>
          <table:table-cell office:value-type="string">
            <text:p>Q4b</text:p>
          </table:table-cell>
          <table:table-cell office:value-type="string">
            <text:p>Q4c</text:p>
          </table:table-cell>
          <table:table-cell office:value-type="string">
            <text:p>Q4d</text:p>
          </table:table-cell>
          <table:table-cell office:value-type="string">
            <text:p>Q4e</text:p>
          </table:table-cell>
          <table:table-cell office:value-type="string">
            <text:p>Q4f</text:p>
          </table:table-cell>
          <table:table-cell office:value-type="string">
            <text:p>VQ39</text:p>
          </table:table-cell>
          <table:table-cell office:value-type="string">
            <text:p>Q40</text:p>
          </table:table-cell>
        </table:table-row>
        <table:table-row table:style-name="ro1">
          <table:table-cell office:value-type="string">
            <text:p>Question Weight</text:p>
          </table:table-cell>
          <table:table-cell office:value-type="string">
            <text:p>What is your age?</text:p>
          </table:table-cell>
          <table:table-cell office:value-type="string">
            <text:p>What is your gender?</text:p>
          </table:table-cell>
          <table:table-cell office:value-type="string">
            <text:p>space for walking/cycling, restricting parking/closing streets near schools</text:p>
          </table:table-cell>
          <table:table-cell office:value-type="string">
            <text:p>New protected cycle lanes on main roads</text:p>
          </table:table-cell>
          <table:table-cell office:value-type="string">
            <text:p>Space in shopping streets for walking and/or cycling </text:p>
          </table:table-cell>
          <table:table-cell office:value-type="string">
            <text:p>Space in city centre for walking and/or cycling</text:p>
          </table:table-cell>
          <table:table-cell office:value-type="string">
            <text:p>Connecting existing walking/cycling routes used for leisure, by closing some roads to cars and/or providing protected space for walking and cycling on roads.</text:p>
          </table:table-cell>
          <table:table-cell office:value-type="string">
            <text:p>New signed ‘quiet connections’ for day to day cycling, with road closures to reduce traffic.</text:p>
          </table:table-cell>
          <table:table-cell office:value-type="string">
            <text:p>Area</text:p>
          </table:table-cell>
          <table:table-cell office:value-type="string">
            <text:p>how many cars or vans (own or company cars/vans) are available to members of your household? </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table:number-columns-repeated="2"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3" office:value-type="string">
            <text:p>Oppose</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5"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3" office:value-type="string">
            <text:p>Support</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Oppose</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oppose</text:p>
          </table:table-cell>
          <table:table-cell office:value-type="string">
            <text:p>Oppose</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oppose</text:p>
          </table:table-cell>
          <table:table-cell table:number-columns-repeated="2"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Don't know</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4"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table:number-columns-repeated="2"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4" office:value-type="string">
            <text:p>Oppose</text:p>
          </table:table-cell>
          <table:table-cell office:value-type="string">
            <text:p>Neutral</text:p>
          </table:table-cell>
          <table:table-cell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Don't know</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office:value-type="string">
            <text:p>Central</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Don't know</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table:number-columns-repeated="3"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Neutral</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4"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Strongly support </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2" office:value-type="string">
            <text:p>Strongly support </text:p>
          </table:table-cell>
          <table:table-cell office:value-type="string">
            <text:p>Neutral</text:p>
          </table:table-cell>
          <table:table-cell office:value-type="string">
            <text:p>Support</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4"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trongly oppose</text:p>
          </table:table-cell>
          <table:table-cell table:number-columns-repeated="3"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2" office:value-type="string">
            <text:p>Don't know</text:p>
          </table:table-cell>
          <table:table-cell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trongly 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upport</text:p>
          </table:table-cell>
          <table:table-cell table:number-columns-repeated="3" office:value-type="string">
            <text:p>Strongly support </text:p>
          </table:table-cell>
          <table:table-cell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Don't know</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3"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trongly support </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table:number-columns-repeated="2"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Strongly oppose</text:p>
          </table:table-cell>
          <table:table-cell office:value-type="string">
            <text:p>Support</text:p>
          </table:table-cell>
          <table:table-cell office:value-type="string">
            <text:p>Oppose</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Oppose</text:p>
          </table:table-cell>
          <table:table-cell office:value-type="string">
            <text:p>Support</text:p>
          </table:table-cell>
          <table:table-cell office:value-type="string">
            <text:p>Don't know</text:p>
          </table:table-cell>
          <table:table-cell table:number-columns-repeated="2" office:value-type="string">
            <text:p>Support</text:p>
          </table:table-cell>
          <table:table-cell office:value-type="string">
            <text:p>Neutral</text:p>
          </table:table-cell>
          <table:table-cell office:value-type="string">
            <text:p>Central</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Don't know</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table:number-columns-repeated="5"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Neutral</text:p>
          </table:table-cell>
          <table:table-cell table:number-columns-repeated="2" office:value-type="string">
            <text:p>Oppose</text:p>
          </table:table-cell>
          <table:table-cell office:value-type="string">
            <text:p>Neutral</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2" office:value-type="string">
            <text:p>Neutral</text:p>
          </table:table-cell>
          <table:table-cell table:number-columns-repeated="3"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Don't know</text:p>
          </table:table-cell>
          <table:table-cell office:value-type="string">
            <text:p>Ea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Strongly support </text:p>
          </table:table-cell>
          <table:table-cell table:number-columns-repeated="2" office:value-type="string">
            <text:p>Oppose</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oppose</text:p>
          </table:table-cell>
          <table:table-cell table:number-columns-repeated="2" office:value-type="string">
            <text:p>Oppose</text:p>
          </table:table-cell>
          <table:table-cell table:number-columns-repeated="3"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Central</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2" office:value-type="string">
            <text:p>Neutral</text:p>
          </table:table-cell>
          <table:table-cell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2" office:value-type="string">
            <text:p>Support</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upport</text:p>
          </table:table-cell>
          <table:table-cell table:number-columns-repeated="2"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trongly support </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Oppose</text:p>
          </table:table-cell>
          <table:table-cell table:number-columns-repeated="3"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table:number-columns-repeated="2" office:value-type="string">
            <text:p>Strongly support </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5"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3" office:value-type="string">
            <text:p>Oppose</text:p>
          </table:table-cell>
          <table:table-cell office:value-type="string">
            <text:p>Neutral</text:p>
          </table:table-cell>
          <table:table-cell office:value-type="string">
            <text:p>Oppose</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table:number-columns-repeated="4" office:value-type="string">
            <text:p>Strongly oppose</text:p>
          </table:table-cell>
          <table:table-cell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4"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Oppose</text:p>
          </table:table-cell>
          <table:table-cell table:number-columns-repeated="3"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Don't know</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3" office:value-type="string">
            <text:p>Strongly oppose</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3"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table:number-columns-repeated="2"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4" office:value-type="string">
            <text:p>Oppose</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upport</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Oppose</text:p>
          </table:table-cell>
          <table:table-cell office:value-type="string">
            <text:p>Neutral</text:p>
          </table:table-cell>
          <table:table-cell table:number-columns-repeated="3"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table:number-columns-repeated="3" office:value-type="string">
            <text:p>Strongly support </text:p>
          </table:table-cell>
          <table:table-cell table:number-columns-repeated="2"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office:value-type="string">
            <text:p>Oppose</text:p>
          </table:table-cell>
          <table:table-cell table:number-columns-repeated="3"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Neutral</text:p>
          </table:table-cell>
          <table:table-cell office:value-type="string">
            <text:p>Strongly oppose</text:p>
          </table:table-cell>
          <table:table-cell office:value-type="string">
            <text:p>Oppose</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Oppose</text:p>
          </table:table-cell>
          <table:table-cell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Strongly support </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table:number-columns-repeated="5"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3" office:value-type="string">
            <text:p>Neutral</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table:number-columns-repeated="4"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2" office:value-type="string">
            <text:p>Oppose</text:p>
          </table:table-cell>
          <table:table-cell table:number-columns-repeated="2"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5"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3" office:value-type="string">
            <text:p>Support</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trongly support </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Oppose</text:p>
          </table:table-cell>
          <table:table-cell table:number-columns-repeated="4"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3"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Neutral</text:p>
          </table:table-cell>
          <table:table-cell table:number-columns-repeated="2"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upport</text:p>
          </table:table-cell>
          <table:table-cell table:number-columns-repeated="3" office:value-type="string">
            <text:p>Oppose</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3" office:value-type="string">
            <text:p>Support</text:p>
          </table:table-cell>
          <table:table-cell office:value-type="string">
            <text:p>Oppose</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oppose</text:p>
          </table:table-cell>
          <table:table-cell office:value-type="string">
            <text:p>Neutral</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4"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trongly support </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table:number-columns-repeated="2" office:value-type="string">
            <text:p>Oppose</text:p>
          </table:table-cell>
          <table:table-cell table:number-columns-repeated="3"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table:number-columns-repeated="5" office:value-type="string">
            <text:p>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Don't know</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table:number-columns-repeated="5"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upport</text:p>
          </table:table-cell>
          <table:table-cell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table:number-columns-repeated="3"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Strongly oppose</text:p>
          </table:table-cell>
          <table:table-cell office:value-type="string">
            <text:p>Neutral</text:p>
          </table:table-cell>
          <table:table-cell table:number-columns-repeated="3"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Don't know</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Central</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3" office:value-type="string">
            <text:p>Oppose</text:p>
          </table:table-cell>
          <table:table-cell table:number-columns-repeated="2"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Don't know</text:p>
          </table:table-cell>
          <table:table-cell table:number-columns-repeated="4"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table:number-columns-repeated="2" office:value-type="string">
            <text:p>Oppose</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trongly oppose</text:p>
          </table:table-cell>
          <table:table-cell office:value-type="string">
            <text:p>Support</text:p>
          </table:table-cell>
          <table:table-cell table:number-columns-repeated="2" office:value-type="string">
            <text:p>Neutral</text:p>
          </table:table-cell>
          <table:table-cell office:value-type="string">
            <text:p>Strongly oppose</text:p>
          </table:table-cell>
          <table:table-cell office:value-type="string">
            <text:p>We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Oppose</text:p>
          </table:table-cell>
          <table:table-cell office:value-type="string">
            <text:p>Neutral</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4" office:value-type="string">
            <text:p>Oppose</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office:value-type="string">
            <text:p>Ea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North</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trongly support </text:p>
          </table:table-cell>
          <table:table-cell table:number-columns-repeated="2" office:value-type="string">
            <text:p>Neutral</text:p>
          </table:table-cell>
          <table:table-cell table:number-columns-repeated="2"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table:number-columns-repeated="2" office:value-type="string">
            <text:p>Neutral</text:p>
          </table:table-cell>
          <table:table-cell table:number-columns-repeated="2"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West</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trongly support </text:p>
          </table:table-cell>
          <table:table-cell office:value-type="string">
            <text:p>Strongly oppose</text:p>
          </table:table-cell>
          <table:table-cell office:value-type="string">
            <text:p>Neutral</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Don't know</text:p>
          </table:table-cell>
          <table:table-cell office:value-type="string">
            <text:p>Strongly oppose</text:p>
          </table:table-cell>
          <table:table-cell office:value-type="string">
            <text:p>Ea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oppose</text:p>
          </table:table-cell>
          <table:table-cell office:value-type="string">
            <text:p>Neutral</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orth</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3"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West</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Support</text:p>
          </table:table-cell>
          <table:table-cell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Oppose</text:p>
          </table:table-cell>
          <table:table-cell table:number-columns-repeated="2" office:value-type="string">
            <text:p>Neutral</text:p>
          </table:table-cell>
          <table:table-cell office:value-type="string">
            <text:p>Nor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5" office:value-type="string">
            <text:p>Neutral</text:p>
          </table:table-cell>
          <table:table-cell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Support</text:p>
          </table:table-cell>
          <table:table-cell office:value-type="string">
            <text:p>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Sou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Support</text:p>
          </table:table-cell>
          <table:table-cell office:value-type="string">
            <text:p>Neutral</text:p>
          </table:table-cell>
          <table:table-cell office:value-type="string">
            <text:p>South</text:p>
          </table:table-cell>
          <table:table-cell office:value-type="float" office:value="1">
            <text:p>1</text:p>
          </table:table-cell>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Neutral</text:p>
          </table:table-cell>
          <table:table-cell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table:number-columns-repeated="3" office:value-type="string">
            <text:p>Oppose</text:p>
          </table:table-cell>
          <table:table-cell table:number-columns-repeated="2"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5" office:value-type="string">
            <text:p>Strongly support </text:p>
          </table:table-cell>
          <table:table-cell office:value-type="string">
            <text:p>Strongly oppose</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office:value-type="string">
            <text:p>Oppose</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2 or mor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trongly oppose</text:p>
          </table:table-cell>
          <table:table-cell office:value-type="string">
            <text:p>Support</text:p>
          </table:table-cell>
          <table:table-cell table:number-columns-repeated="2" office:value-type="string">
            <text:p>Strongly oppose</text:p>
          </table:table-cell>
          <table:table-cell office:value-type="string">
            <text:p>West</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office:value-type="string">
            <text:p>Support</text:p>
          </table:table-cell>
          <table:table-cell office:value-type="string">
            <text:p>Oppose</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Neutral</text:p>
          </table:table-cell>
          <table:table-cell table:number-columns-repeated="2" office:value-type="string">
            <text:p>Strongly oppose</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Oppose</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East</text:p>
          </table:table-cell>
          <table:table-cell office:value-type="string">
            <text:p>2 or mor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North</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Don't know</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or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office:value-type="string">
            <text:p>West</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table:number-columns-repeated="3" office:value-type="string">
            <text:p>Support</text:p>
          </table:table-cell>
          <table:table-cell office:value-type="string">
            <text:p>Oppose</text:p>
          </table:table-cell>
          <table:table-cell office:value-type="string">
            <text:p>Support</text:p>
          </table:table-cell>
          <table:table-cell office:value-type="string">
            <text:p>West</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Central</text:p>
          </table:table-cell>
          <table:table-cell office:value-type="string">
            <text:p>Non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South</text:p>
          </table:table-cell>
          <table:table-cell office:value-type="string">
            <text:p>2 or mor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outh</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Support</text:p>
          </table:table-cell>
          <table:table-cell table:number-columns-repeated="4"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office:value-type="string">
            <text:p>Neutral</text:p>
          </table:table-cell>
          <table:table-cell table:number-columns-repeated="3"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trongly oppose</text:p>
          </table:table-cell>
          <table:table-cell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Support</text:p>
          </table:table-cell>
          <table:table-cell table:number-columns-repeated="4" office:value-type="string">
            <text:p>Oppose</text:p>
          </table:table-cell>
          <table:table-cell office:value-type="string">
            <text:p>Sou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East</text:p>
          </table:table-cell>
          <table:table-cell office:value-type="string">
            <text:p>2 or more</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Don't know</text:p>
          </table:table-cell>
          <table:table-cell office:value-type="string">
            <text:p>Central</text:p>
          </table:table-cell>
          <table:table-cell office:value-type="string">
            <text:p>2 or mor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Oppose</text:p>
          </table:table-cell>
          <table:table-cell table:number-columns-repeated="2" office:value-type="string">
            <text:p>Strongly oppose</text:p>
          </table:table-cell>
          <table:table-cell table:number-columns-repeated="2" office:value-type="string">
            <text:p>Oppose</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Oppose</text:p>
          </table:table-cell>
          <table:table-cell office:value-type="string">
            <text:p>Strongly oppose</text:p>
          </table:table-cell>
          <table:table-cell office:value-type="string">
            <text:p>West</text:p>
          </table:table-cell>
          <table:table-cell office:value-type="float" office:value="1">
            <text:p>1</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3" office:value-type="string">
            <text:p>Support</text:p>
          </table:table-cell>
          <table:table-cell office:value-type="string">
            <text:p>Oppose</text:p>
          </table:table-cell>
          <table:table-cell office:value-type="string">
            <text:p>Don't know</text:p>
          </table:table-cell>
          <table:table-cell office:value-type="string">
            <text:p>East</text:p>
          </table:table-cell>
          <table:table-cell office:value-type="float" office:value="1">
            <text:p>1</text:p>
          </table:table-cell>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Neutral</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Central</text:p>
          </table:table-cell>
          <table:table-cell office:value-type="string">
            <text:p>Non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table:number-columns-repeated="4" office:value-type="string">
            <text:p>Strongly oppose</text:p>
          </table:table-cell>
          <table:table-cell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West</text:p>
          </table:table-cell>
          <table:table-cell office:value-type="string">
            <text:p>2 or mor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East</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table:number-columns-repeated="2" office:value-type="string">
            <text:p>Support</text:p>
          </table:table-cell>
          <table:table-cell office:value-type="string">
            <text:p>Central</text:p>
          </table:table-cell>
          <table:table-cell office:value-type="string">
            <text:p>None</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Don't know</text:p>
          </table:table-cell>
          <table:table-cell office:value-type="string">
            <text:p>Support</text:p>
          </table:table-cell>
          <table:table-cell office:value-type="string">
            <text:p>Oppose</text:p>
          </table:table-cell>
          <table:table-cell office:value-type="string">
            <text:p>Don't know</text:p>
          </table:table-cell>
          <table:table-cell office:value-type="string">
            <text:p>Support</text:p>
          </table:table-cell>
          <table:table-cell office:value-type="string">
            <text:p>South</text:p>
          </table:table-cell>
          <table:table-cell office:value-type="string">
            <text:p>None</text:p>
          </table:table-cell>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South</text:p>
          </table:table-cell>
          <table:table-cell office:value-type="float" office:value="1">
            <text:p>1</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West</text:p>
          </table:table-cell>
          <table:table-cell office:value-type="string">
            <text:p>None</text:p>
          </table:table-cell>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office:value-type="string">
            <text:p>North</text:p>
          </table:table-cell>
          <table:table-cell office:value-type="string">
            <text:p>None</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6" office:value-type="string">
            <text:p>Strongly oppose</text:p>
          </table:table-cell>
          <table:table-cell office:value-type="string">
            <text:p>North</text:p>
          </table:table-cell>
          <table:table-cell office:value-type="float" office:value="1">
            <text:p>1</text:p>
          </table:table-cell>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Neutral</text:p>
          </table:table-cell>
          <table:table-cell office:value-type="string">
            <text:p>North</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Central</text:p>
          </table:table-cell>
          <table:table-cell office:value-type="float" office:value="1">
            <text:p>1</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4" office:value-type="string">
            <text:p>Strongly support </text:p>
          </table:table-cell>
          <table:table-cell office:value-type="string">
            <text:p>East</text:p>
          </table:table-cell>
          <table:table-cell office:value-type="string">
            <text:p>None</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office:value-type="string">
            <text:p>Central</text:p>
          </table:table-cell>
          <table:table-cell office:value-type="float" office:value="1">
            <text:p>1</text:p>
          </table:table-cell>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office:value-type="string">
            <text:p>Ea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office:value-type="string">
            <text:p>South</text:p>
          </table:table-cell>
          <table:table-cell office:value-type="string">
            <text:p>2 or more</text:p>
          </table:table-cell>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office:value-type="string">
            <text:p>West</text:p>
          </table:table-cell>
          <table:table-cell office:value-type="float" office:value="1">
            <text:p>1</text:p>
          </table:table-cell>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South</text:p>
          </table:table-cell>
          <table:table-cell office:value-type="float" office:value="1">
            <text:p>1</text:p>
          </table:table-cell>
        </table:table-row>
        <table:table-row table:style-name="ro1">
          <table:table-cell table:number-columns-repeated="11"/>
        </table:table-row>
        <table:table-row table:style-name="ro1">
          <table:table-cell office:value-type="string">
            <text:p>Where in Edinburgh is the strongest support for “Spaces for People” measures</text:p>
          </table:table-cell>
          <table:table-cell table:number-columns-repeated="10"/>
        </table:table-row>
        <table:table-row table:style-name="ro1">
          <table:table-cell office:value-type="string">
            <text:p>Are Male or Female respondents most likely to support or oppose the measures</text:p>
          </table:table-cell>
          <table:table-cell table:number-columns-repeated="10"/>
        </table:table-row>
        <table:table-row table:style-name="ro1">
          <table:table-cell office:value-type="string">
            <text:p>Is car ownership between Male and Female respondents balanced</text:p>
          </table:table-cell>
          <table:table-cell table:number-columns-repeated="10"/>
        </table:table-row>
        <table:table-row table:style-name="ro1">
          <table:table-cell office:value-type="string">
            <text:p>What about car ownership in sectors of the city</text:p>
          </table:table-cell>
          <table:table-cell table:number-columns-repeated="10"/>
        </table:table-row>
        <table:table-row table:style-name="ro1">
          <table:table-cell office:value-type="string">
            <text:p>What about car ownership by age</text:p>
          </table:table-cell>
          <table:table-cell table:number-columns-repeated="10"/>
        </table:table-row>
        <table:table-row table:style-name="ro1" table:number-rows-repeated="1047983">
          <table:table-cell table:number-columns-repeated="11"/>
        </table:table-row>
        <table:table-row table:style-name="ro1">
          <table:table-cell office:value-type="string">
            <text:p>Weight</text:p>
          </table:table-cell>
          <table:table-cell office:value-type="string">
            <text:p>SQ3</text:p>
          </table:table-cell>
          <table:table-cell office:value-type="string">
            <text:p>SQ4</text:p>
          </table:table-cell>
          <table:table-cell office:value-type="string">
            <text:p>Q4a</text:p>
          </table:table-cell>
          <table:table-cell office:value-type="string">
            <text:p>Q4b</text:p>
          </table:table-cell>
          <table:table-cell office:value-type="string">
            <text:p>Q4c</text:p>
          </table:table-cell>
          <table:table-cell office:value-type="string">
            <text:p>Q4d</text:p>
          </table:table-cell>
          <table:table-cell office:value-type="string">
            <text:p>Q4e</text:p>
          </table:table-cell>
          <table:table-cell office:value-type="string">
            <text:p>Q4f</text:p>
          </table:table-cell>
          <table:table-cell office:value-type="string">
            <text:p>VQ39</text:p>
          </table:table-cell>
          <table:table-cell office:value-type="string">
            <text:p>Q40</text:p>
          </table:table-cell>
        </table:table-row>
        <table:table-row table:style-name="ro1">
          <table:table-cell office:value-type="string">
            <text:p>Question Weight</text:p>
          </table:table-cell>
          <table:table-cell office:value-type="string">
            <text:p>What is your age?</text:p>
          </table:table-cell>
          <table:table-cell office:value-type="string">
            <text:p>What is your gender?</text:p>
          </table:table-cell>
          <table:table-cell office:value-type="string">
            <text:p>space for walking/cycling, restricting parking/closing streets near schools</text:p>
          </table:table-cell>
          <table:table-cell office:value-type="string">
            <text:p>New protected cycle lanes on main roads</text:p>
          </table:table-cell>
          <table:table-cell office:value-type="string">
            <text:p>Space in shopping streets for walking and/or cycling </text:p>
          </table:table-cell>
          <table:table-cell office:value-type="string">
            <text:p>Space in city centre for walking and/or cycling</text:p>
          </table:table-cell>
          <table:table-cell office:value-type="string">
            <text:p>Connecting existing walking/cycling routes used for leisure, by closing some roads to cars and/or providing protected space for walking and cycling on roads.</text:p>
          </table:table-cell>
          <table:table-cell office:value-type="string">
            <text:p>New signed ‘quiet connections’ for day to day cycling, with road closures to reduce traffic.</text:p>
          </table:table-cell>
          <table:table-cell office:value-type="string">
            <text:p>Area</text:p>
          </table:table-cell>
          <table:table-cell office:value-type="string">
            <text:p>how many cars or vans (own or company cars/vans) are available to members of your household? </text:p>
          </table:table-cell>
        </table:table-row>
      </table:table>
      <table:table table:name="Market Research Raw Data" table:style-name="ta2" table:print="false">
        <office:forms form:automatic-focus="false" form:apply-design-mode="false"/>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visibility="collapse"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10" table:default-cell-style-name="Default"/>
        <table:table-column table:style-name="co19" table:default-cell-style-name="Default"/>
        <table:table-column table:style-name="co2" table:number-columns-repeated="13" table:default-cell-style-name="Default"/>
        <table:table-column table:style-name="co23" table:default-cell-style-name="ce1"/>
        <table:table-column table:style-name="co2" table:number-columns-repeated="977" table:default-cell-style-name="Default"/>
        <table:table-row table:style-name="ro1">
          <table:table-cell office:value-type="string">
            <text:p>Weight</text:p>
          </table:table-cell>
          <table:table-cell office:value-type="string">
            <text:p>SQ3</text:p>
          </table:table-cell>
          <table:table-cell office:value-type="string">
            <text:p>SQ4</text:p>
          </table:table-cell>
          <table:table-cell office:value-type="string">
            <text:p>Q4a</text:p>
          </table:table-cell>
          <table:table-cell office:value-type="string">
            <text:p>Q4b</text:p>
          </table:table-cell>
          <table:table-cell office:value-type="string">
            <text:p>Q4c</text:p>
          </table:table-cell>
          <table:table-cell office:value-type="string">
            <text:p>Q4d</text:p>
          </table:table-cell>
          <table:table-cell office:value-type="string">
            <text:p>Q4e</text:p>
          </table:table-cell>
          <table:table-cell office:value-type="string">
            <text:p>Q4f</text:p>
          </table:table-cell>
          <table:table-cell office:value-type="string">
            <text:p>Q6:9</text:p>
          </table:table-cell>
          <table:table-cell office:value-type="string">
            <text:p>Q6:10</text:p>
          </table:table-cell>
          <table:table-cell office:value-type="string">
            <text:p>Q6:11</text:p>
          </table:table-cell>
          <table:table-cell office:value-type="string">
            <text:p>Q6:12</text:p>
          </table:table-cell>
          <table:table-cell office:value-type="string">
            <text:p>Q6:13</text:p>
          </table:table-cell>
          <table:table-cell office:value-type="string">
            <text:p>Q6:14</text:p>
          </table:table-cell>
          <table:table-cell office:value-type="string">
            <text:p>Q6:15</text:p>
          </table:table-cell>
          <table:table-cell office:value-type="string">
            <text:p>Q6a</text:p>
          </table:table-cell>
          <table:table-cell office:value-type="string">
            <text:p>Q26</text:p>
          </table:table-cell>
          <table:table-cell office:value-type="string">
            <text:p>Q32</text:p>
          </table:table-cell>
          <table:table-cell office:value-type="string">
            <text:p>Q33</text:p>
          </table:table-cell>
          <table:table-cell office:value-type="string">
            <text:p>Q34</text:p>
          </table:table-cell>
          <table:table-cell office:value-type="string">
            <text:p>Q35</text:p>
          </table:table-cell>
          <table:table-cell office:value-type="string">
            <text:p>VQ33:1</text:p>
          </table:table-cell>
          <table:table-cell office:value-type="string">
            <text:p>VQ33:2</text:p>
          </table:table-cell>
          <table:table-cell office:value-type="string">
            <text:p>VQ33:3</text:p>
          </table:table-cell>
          <table:table-cell office:value-type="string">
            <text:p>VQ33:4</text:p>
          </table:table-cell>
          <table:table-cell office:value-type="string">
            <text:p>VQ33:5</text:p>
          </table:table-cell>
          <table:table-cell office:value-type="string">
            <text:p>VQ33:6</text:p>
          </table:table-cell>
          <table:table-cell office:value-type="string">
            <text:p>VQ33:7</text:p>
          </table:table-cell>
          <table:table-cell office:value-type="string">
            <text:p>VQ33:8</text:p>
          </table:table-cell>
          <table:table-cell office:value-type="string">
            <text:p>VQ33:9</text:p>
          </table:table-cell>
          <table:table-cell office:value-type="string">
            <text:p>VQ33:10</text:p>
          </table:table-cell>
          <table:table-cell office:value-type="string">
            <text:p>Q36</text:p>
          </table:table-cell>
          <table:table-cell office:value-type="string">
            <text:p>Q37</text:p>
          </table:table-cell>
          <table:table-cell office:value-type="string">
            <text:p>Q38</text:p>
          </table:table-cell>
          <table:table-cell office:value-type="string">
            <text:p>VQ36:1</text:p>
          </table:table-cell>
          <table:table-cell office:value-type="string">
            <text:p>VQ36:2</text:p>
          </table:table-cell>
          <table:table-cell office:value-type="string">
            <text:p>VQ36:3</text:p>
          </table:table-cell>
          <table:table-cell office:value-type="string">
            <text:p>VQ36:4</text:p>
          </table:table-cell>
          <table:table-cell office:value-type="string">
            <text:p>VQ36:5</text:p>
          </table:table-cell>
          <table:table-cell office:value-type="string">
            <text:p>VQ36:6</text:p>
          </table:table-cell>
          <table:table-cell office:value-type="string">
            <text:p>VQ36:7</text:p>
          </table:table-cell>
          <table:table-cell office:value-type="string">
            <text:p>VQ36:8</text:p>
          </table:table-cell>
          <table:table-cell office:value-type="string">
            <text:p>VQ36:9</text:p>
          </table:table-cell>
          <table:table-cell office:value-type="string">
            <text:p>VQ36:10</text:p>
          </table:table-cell>
          <table:table-cell office:value-type="string">
            <text:p>VQ39</text:p>
          </table:table-cell>
          <table:table-cell office:value-type="string">
            <text:p>Q40</text:p>
          </table:table-cell>
          <table:table-cell table:number-columns-repeated="977"/>
        </table:table-row>
        <table:table-row table:style-name="ro2">
          <table:table-cell office:value-type="string">
            <text:p>Question Weight</text:p>
          </table:table-cell>
          <table:table-cell office:value-type="string">
            <text:p>What is your age?</text:p>
          </table:table-cell>
          <table:table-cell office:value-type="string">
            <text:p>What is your gender?</text:p>
          </table:table-cell>
          <table:table-cell office:value-type="string">
            <text:p>space for walking/cycling, restricting parking/closing streets near schools</text:p>
          </table:table-cell>
          <table:table-cell office:value-type="string">
            <text:p>New protected cycle lanes on main roads</text:p>
          </table:table-cell>
          <table:table-cell office:value-type="string">
            <text:p>Space in shopping streets for walking and/or cycling </text:p>
          </table:table-cell>
          <table:table-cell office:value-type="string">
            <text:p>Space in city centre for walking and/or cycling</text:p>
          </table:table-cell>
          <table:table-cell office:value-type="string">
            <text:p>Connecting existing walking/cycling routes used for leisure, by closing some roads to cars and/or providing protected space for walking and cycling on roads.</text:p>
          </table:table-cell>
          <table:table-cell office:value-type="string">
            <text:p>New signed ‘quiet connections’ for day to day cycling, with road closures to reduce traffic.</text:p>
          </table:table-cell>
          <table:table-cell table:number-columns-repeated="7" office:value-type="string">
            <text:p>What would you say are the most important disadvantages of retaining ‘Spaces for People’ measures in place? <text:s/>Please select up to 5 answers</text:p>
          </table:table-cell>
          <table:table-cell office:value-type="string">
            <text:p>Please specify:</text:p>
          </table:table-cell>
          <table:table-cell office:value-type="string">
            <text:p>If you wish to make a comment about any of these new meas...</text:p>
          </table:table-cell>
          <table:table-cell office:value-type="string">
            <text:p>If you wish to make a comment about any of these new meas...</text:p>
          </table:table-cell>
          <table:table-cell office:value-type="string">
            <text:p>Most often</text:p>
          </table:table-cell>
          <table:table-cell office:value-type="string">
            <text:p>2nd most often</text:p>
          </table:table-cell>
          <table:table-cell office:value-type="string">
            <text:p>3rd most often</text:p>
          </table:table-cell>
          <table:table-cell table:number-columns-repeated="10" office:value-type="string">
            <text:p>Transport used during pandemic</text:p>
          </table:table-cell>
          <table:table-cell office:value-type="string">
            <text:p>Most often</text:p>
          </table:table-cell>
          <table:table-cell office:value-type="string">
            <text:p>2nd most often</text:p>
          </table:table-cell>
          <table:table-cell office:value-type="string">
            <text:p>3rd most often</text:p>
          </table:table-cell>
          <table:table-cell table:number-columns-repeated="10" office:value-type="string">
            <text:p>Transport used before pandemic</text:p>
          </table:table-cell>
          <table:table-cell office:value-type="string">
            <text:p>Area</text:p>
          </table:table-cell>
          <table:table-cell office:value-type="string">
            <text:p>how many cars or vans (own or company cars/vans) are available to members of your household? </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table:number-columns-repeated="10"/>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table:number-columns-repeated="2"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9"/>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Taxi/Private hire 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3" office:value-type="string">
            <text:p>Oppose</text:p>
          </table:table-cell>
          <table:table-cell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Cycle</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table:number-columns-repeated="2" office:value-type="string">
            <text:p>Strongly oppose</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5"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3"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Oppose</text:p>
          </table:table-cell>
          <table:table-cell table:number-columns-repeated="10"/>
          <table:table-cell office:value-type="string">
            <text:p>Bus</text:p>
          </table:table-cell>
          <table:table-cell office:value-type="string">
            <text:p>Cycle</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Tram</text:p>
          </table:table-cell>
          <table:table-cell office:value-type="string">
            <text:p>Cycle</text:p>
          </table:table-cell>
          <table:table-cell table:number-columns-repeated="2"/>
          <table:table-cell office:value-type="string">
            <text:p>Bus</text:p>
          </table:table-cell>
          <table:table-cell office:value-type="string">
            <text:p>Tram</text:p>
          </table:table-cell>
          <table:table-cell table:number-columns-repeated="2"/>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table-cell office:value-type="string">
            <text:p>Some of the measures look horrendous for general traffic flow. A90 and Sputh bridge in particular are so bad</text:p>
          </table:table-cell>
          <table:table-cell office:value-type="string">
            <text:p>Some of these ideas are crazy for use in normal traffic flow. Excessive measures for cycling</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oppose</text:p>
          </table:table-cell>
          <table:table-cell office:value-type="string">
            <text:p>Oppose</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table:number-columns-repeated="3"/>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table-cell office:value-type="string">
            <text:p>Lower traffic speeds</text:p>
          </table:table-cell>
          <table:table-cell table:number-columns-repeated="2"/>
          <table:table-cell office:value-type="string">
            <text:p>Harder for residents to park or receive deliveries </text:p>
          </table:table-cell>
          <table:table-cell table:number-columns-repeated="5"/>
          <table:table-cell office:value-type="string">
            <text:p>Taxi/Private hire car</text:p>
          </table:table-cell>
          <table:table-cell office:value-type="string">
            <text:p>Bus</text:p>
          </table:table-cell>
          <table:table-cell office:value-type="string">
            <text:p>Tram</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Taxi/Private hire car</text:p>
          </table:table-cell>
          <table:table-cell office:value-type="string">
            <text:p>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oppose</text:p>
          </table:table-cell>
          <table:table-cell table:number-columns-repeated="2"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2"/>
          <table:table-cell office:value-type="string">
            <text:p>Protected cycle lanes are dangerous.</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3"/>
          <table:table-cell office:value-type="string">
            <text:p>It seems that many of these measures have already been pushed through without sufficient consultation with the public. I object to the over emphasis on cycling which is an activity many people are unable to take part in.</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Don't know</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The main problem is that these measures will lead to traffic congestion and increased air pollution due to more start-stop traffic.</text:p>
          </table:table-cell>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ycle</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Walk</text:p>
          </table:table-cell>
          <table:table-cell office:value-type="string">
            <text:p>Cycle</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4"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table:number-columns-repeated="2"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Taxi/Private hire car</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Car</text:p>
          </table:table-cell>
          <table:table-cell office:value-type="string">
            <text:p>Taxi/Private hire car </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Central</text:p>
          </table:table-cell>
          <table:table-cell office:value-type="float" office:value="1">
            <text:p>1</text:p>
          </table:table-cell>
          <table:table-cell table:number-columns-repeated="977"/>
        </table:table-row>
        <table:table-row table:style-name="ro2">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Oppose</text:p>
          </table:table-cell>
          <table:table-cell table:number-columns-repeated="3"/>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2"/>
          <table:table-cell office:value-type="string">
            <text:p>Corstorphine rd is congested and these measures make it worse</text:p>
          </table:table-cell>
          <table:table-cell office:value-type="string">
            <text:p>Car</text:p>
          </table:table-cell>
          <table:table-cell office:value-type="string">
            <text:p>Taxi/Private hire 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Tram</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oppose</text:p>
          </table:table-cell>
          <table:table-cell office:value-type="string">
            <text:p>Neutral</text:p>
          </table:table-cell>
          <table:table-cell table:number-columns-repeated="2" office:value-type="string">
            <text:p>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4" office:value-type="string">
            <text:p>Oppose</text:p>
          </table:table-cell>
          <table:table-cell office:value-type="string">
            <text:p>Neutral</text:p>
          </table:table-cell>
          <table:table-cell office:value-type="string">
            <text:p>Oppose</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Don't know</text:p>
          </table:table-cell>
          <table:table-cell table:number-columns-repeated="2" office:value-type="string">
            <text:p>Support</text:p>
          </table:table-cell>
          <table:table-cell table:number-columns-repeated="2" office:value-type="string">
            <text:p>Don't know</text:p>
          </table:table-cell>
          <table:table-cell table:number-columns-repeated="10"/>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table:number-columns-repeated="2" office:value-type="string">
            <text:p>None</text:p>
          </table:table-cell>
          <table:table-cell table:number-columns-repeated="11"/>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Don't know</text:p>
          </table:table-cell>
          <table:table-cell/>
          <table:table-cell office:value-type="string">
            <text:p>Lower traffic speeds</text:p>
          </table:table-cell>
          <table:table-cell office:value-type="string">
            <text:p>Traffic increases due to diversion caused by road closures </text:p>
          </table:table-cell>
          <table:table-cell table:number-columns-repeated="7"/>
          <table:table-cell office:value-type="string">
            <text:p>Taxi/Private hire car</text:p>
          </table:table-cell>
          <table:table-cell office:value-type="string">
            <text:p>None</text:p>
          </table:table-cell>
          <table:table-cell table:number-columns-repeated="2"/>
          <table:table-cell office:value-type="string">
            <text:p>Taxi/Private hire car</text:p>
          </table:table-cell>
          <table:table-cell table:number-columns-repeated="7"/>
          <table:table-cell office:value-type="string">
            <text:p>None</text:p>
          </table:table-cell>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table:number-columns-repeated="10"/>
          <table:table-cell office:value-type="string">
            <text:p>None</text:p>
          </table:table-cell>
          <table:table-cell table:number-columns-repeated="11"/>
          <table:table-cell office:value-type="string">
            <text:p>None</text:p>
          </table:table-cell>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Neutral</text:p>
          </table:table-cell>
          <table:table-cell office:value-type="string">
            <text:p>Oppose</text:p>
          </table:table-cell>
          <table:table-cell office:value-type="string">
            <text:p>Neutral</text:p>
          </table:table-cell>
          <table:table-cell table:number-columns-repeated="3"/>
          <table:table-cell office:value-type="string">
            <text:p>Increased traffic congestion</text:p>
          </table:table-cell>
          <table:table-cell table:number-columns-repeated="5"/>
          <table:table-cell office:value-type="string">
            <text:p>These cycle lanes, alongside the floating car parking spaces, are dangerous for pedestrians attempting to cross Lanark Road. <text:s text:c="3"/>They are also leading to drivers parking their cars in local narrow streets which could cause difficulties for deliveries and emergency services.</text:p>
          </table:table-cell>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table:number-columns-repeated="10"/>
          <table:table-cell office:value-type="string">
            <text:p>Car</text:p>
          </table:table-cell>
          <table:table-cell office:value-type="string">
            <text:p>Taxi/Private hire car</text:p>
          </table:table-cell>
          <table:table-cell office:value-type="string">
            <text:p>Motorcycle</text:p>
          </table:table-cell>
          <table:table-cell office:value-type="string">
            <text:p>Car</text:p>
          </table:table-cell>
          <table:table-cell office:value-type="string">
            <text:p>Taxi/Private hire car</text:p>
          </table:table-cell>
          <table:table-cell table:number-columns-repeated="5"/>
          <table:table-cell office:value-type="string">
            <text:p>Motorcycle</text:p>
          </table:table-cell>
          <table:table-cell table:number-columns-repeated="2"/>
          <table:table-cell office:value-type="string">
            <text:p>Car</text:p>
          </table:table-cell>
          <table:table-cell office:value-type="string">
            <text:p>Tram</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5" office:value-type="string">
            <text:p>Strongly support </text:p>
          </table:table-cell>
          <table:table-cell office:value-type="string">
            <text:p>Support</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Walk</text:p>
          </table:table-cell>
          <table:table-cell office:value-type="string">
            <text:p>Cycle</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Don't know</text:p>
          </table:table-cell>
          <table:table-cell table:number-columns-repeated="10"/>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table:table-cell office:value-type="string">
            <text:p>Traffic increases due to diversion caused by road closures </text:p>
          </table:table-cell>
          <table:table-cell table:number-columns-repeated="7"/>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table:number-columns-repeated="3"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number-columns-repeated="5"/>
          <table:table-cell office:value-type="string">
            <text:p>Car</text:p>
          </table:table-cell>
          <table:table-cell office:value-type="string">
            <text:p>Tram</text:p>
          </table:table-cell>
          <table:table-cell office:value-type="string">
            <text:p>Other</text:p>
          </table:table-cell>
          <table:table-cell office:value-type="string">
            <text:p>Car</text:p>
          </table:table-cell>
          <table:table-cell table:number-columns-repeated="2"/>
          <table:table-cell office:value-type="string">
            <text:p>Tram</text:p>
          </table:table-cell>
          <table:table-cell table:number-columns-repeated="4"/>
          <table:table-cell office:value-type="string">
            <text:p>Other</text:p>
          </table:table-cell>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Neutral</text:p>
          </table:table-cell>
          <table:table-cell office:value-type="string">
            <text:p>Don't know</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Support</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2">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4" office:value-type="string">
            <text:p>Oppose</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office:value-type="string">
            <text:p>Less car parking in shopping streets </text:p>
          </table:table-cell>
          <table:table-cell/>
          <table:table-cell office:value-type="string">
            <text:p>Seems that cyclists, who do not pay a penny towards roads etc, are a priority in Edinburgh now with city council trying to slowly exclude cars. <text:s text:c="2"/>In reality we would love to be walking/cycling to work school etc but the Scottish weather doesn’t allow us so cars are necessary..</text:p>
          </table:table-cell>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table:table-cell office:value-type="string">
            <text:p>Lower traffic speeds</text:p>
          </table:table-cell>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Inconvenience to car users caused by roads closed to motor traffic</text:p>
          </table:table-cell>
          <table:table-cell office:value-type="string">
            <text:p>Lower traffic speeds</text:p>
          </table:table-cell>
          <table:table-cell table:number-columns-repeated="8"/>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2">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2"/>
          <table:table-cell office:value-type="string">
            <text:p>access to bus stops, all of which ARE essential.</text:p>
          </table:table-cell>
          <table:table-cell/>
          <table:table-cell office:value-type="string">
            <text:p>edinburgh already had pavements widened for tourists, there is no need to widen them more. The congestion is ridiculous and does not consider locals.</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support </text:p>
          </table:table-cell>
          <table:table-cell table:number-columns-repeated="10"/>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Strongly support </text:p>
          </table:table-cell>
          <table:table-cell table:number-columns-repeated="2" office:value-type="string">
            <text:p>Neutral</text:p>
          </table:table-cell>
          <table:table-cell/>
          <table:table-cell office:value-type="string">
            <text:p>Lower traffic speeds</text:p>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table:number-columns-repeated="8"/>
          <table:table-cell office:value-type="string">
            <text:p>Difficulties regarding all issues</text:p>
          </table:table-cell>
          <table:table-cell office:value-type="string">
            <text:p>Complicated issues</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table:number-columns-repeated="6"/>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2" office:value-type="string">
            <text:p>Strongly support </text:p>
          </table:table-cell>
          <table:table-cell office:value-type="string">
            <text:p>Neutral</text:p>
          </table:table-cell>
          <table:table-cell office:value-type="string">
            <text:p>Support</text:p>
          </table:table-cell>
          <table:table-cell office:value-type="string">
            <text:p>Oppose</text:p>
          </table:table-cell>
          <table:table-cell table:number-columns-repeated="2"/>
          <table:table-cell office:value-type="string">
            <text:p>Traffic increases due to diversion caused by road closures </text:p>
          </table:table-cell>
          <table:table-cell table:number-columns-repeated="7"/>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table:number-columns-repeated="3"/>
          <table:table-cell office:value-type="string">
            <text:p>Less car parking in shopping streets </text:p>
          </table:table-cell>
          <table:table-cell/>
          <table:table-cell office:value-type="string">
            <text:p>Well, make cycle users pay</text:p>
          </table:table-cell>
          <table:table-cell office:value-type="string">
            <text:p>Someone has got to pay for these !!!!</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table:number-columns-repeated="2"/>
          <table:table-cell office:value-type="string">
            <text:p>Traffic increases due to diversion caused by road closures </text:p>
          </table:table-cell>
          <table:table-cell table:number-columns-repeated="7"/>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office:value-type="string">
            <text:p>Lower traffic speeds</text:p>
          </table:table-cell>
          <table:table-cell table:number-columns-repeated="2"/>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Oppose</text:p>
          </table:table-cell>
          <table:table-cell office:value-type="string">
            <text:p>Strongly support </text:p>
          </table:table-cell>
          <table:table-cell/>
          <table:table-cell office:value-type="string">
            <text:p>Lower traffic speeds</text:p>
          </table:table-cell>
          <table:table-cell table:number-columns-repeated="4"/>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4"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table:number-columns-repeated="5"/>
          <table:table-cell office:value-type="string">
            <text:p>Harder for businesses to receive deliveries</text:p>
          </table:table-cell>
          <table:table-cell table:number-columns-repeated="4"/>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2">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4"/>
          <table:table-cell office:value-type="string">
            <text:p>Along queensferry road the lines are being put over potholes!!!!!</text:p>
          </table:table-cell>
          <table:table-cell office:value-type="string">
            <text:p>The lanark road is dangerous with the parkin in the middle of the road.... on going up there I have only ever seen 1 cyclist!!!</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number-columns-repeated="2"/>
          <table:table-cell office:value-type="string">
            <text:p>Cyclist are not always staying in the new lanes, roads are narrower and more dangerous on corners</text:p>
          </table:table-cell>
          <table:table-cell office:value-type="string">
            <text:p>All measures should be reversed and no more put in place</text:p>
          </table:table-cell>
          <table:table-cell office:value-type="string">
            <text:p>Remove them all and put in no more new</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table-cell office:value-type="string">
            <text:p>Less car parking in shopping streets </text:p>
          </table:table-cell>
          <table:table-cell/>
          <table:table-cell office:value-type="string">
            <text:p>again keep the least disruptive measures</text:p>
          </table:table-cell>
          <table:table-cell/>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Strongly oppose</text:p>
          </table:table-cell>
          <table:table-cell table:number-columns-repeated="3" office:value-type="string">
            <text:p>Support</text:p>
          </table:table-cell>
          <table:table-cell table:number-columns-repeated="5"/>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table:number-columns-repeated="10"/>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East</text:p>
          </table:table-cell>
          <table:table-cell office:value-type="string">
            <text:p>2 or more</text:p>
          </table:table-cell>
          <table:table-cell table:number-columns-repeated="977"/>
        </table:table-row>
        <table:table-row table:style-name="ro2">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table:number-columns-repeated="2"/>
          <table:table-cell office:value-type="string">
            <text:p>Traffic increases due to diversion caused by road closures </text:p>
          </table:table-cell>
          <table:table-cell table:number-columns-repeated="5"/>
          <table:table-cell office:value-type="string">
            <text:p>I only walk around my house since the pandemic so even if I read on the news papers about the modifications on the roads I did not see most of them. <text:s/>I just do not like so many bicicles everywhere, even in spaces for pedestrians.</text:p>
          </table:table-cell>
          <table:table-cell/>
          <table:table-cell office:value-type="string">
            <text:p>Walk</text:p>
          </table:table-cell>
          <table:table-cell office:value-type="string">
            <text:p>Taxi/Private hire car</text:p>
          </table:table-cell>
          <table:table-cell office:value-type="string">
            <text:p>None</text:p>
          </table:table-cell>
          <table:table-cell/>
          <table:table-cell office:value-type="string">
            <text:p>Taxi/Private hire car</text:p>
          </table:table-cell>
          <table:table-cell table:number-columns-repeated="2"/>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table-cell office:value-type="string">
            <text:p>Waste of money and based on incorrect assumptions</text:p>
          </table:table-cell>
          <table:table-cell office:value-type="string">
            <text:p>Waste of money and anti business</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9"/>
          <table:table-cell office:value-type="string">
            <text:p>Car</text:p>
          </table:table-cell>
          <table:table-cell office:value-type="string">
            <text:p>Walk</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Bus</text:p>
          </table:table-cell>
          <table:table-cell office:value-type="string">
            <text:p>Car</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table:number-columns-repeated="10"/>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number-columns-repeated="7"/>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table:number-columns-repeated="10"/>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5"/>
          <table:table-cell office:value-type="string">
            <text:p>No-one should be cycling on Queensferry road at the A90 section, whether with a cycle lane or not - the traffic is too heavy and too fast and it is not safe for the cyclists or the drivers. Putting in a designated cycle lane here will make the traffic far worse and pollution will increase on one of the most polluted roads in Scotland.</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table:number-columns-repeated="4"/>
          <table:table-cell office:value-type="string">
            <text:p>The last thing Edinburgh needs after a pandemic are these measures which endanger life, discriminate against vulnerable people and businesses</text:p>
          </table:table-cell>
          <table:table-cell office:value-type="string">
            <text:p>Please remove all these appalling measures.</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Tram</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4" office:value-type="string">
            <text:p>Support</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2">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table-cell office:value-type="string">
            <text:p>Conversion of bus lanes to footway/cycleway can greatly negatively affect bus priority: very careful consideration on location by location basis needed</text:p>
          </table:table-cell>
          <table:table-cell office:value-type="string">
            <text:p>There are some that I do not know the details of, so am therefore unable to comment for or against.</text:p>
          </table:table-cell>
          <table:table-cell office:value-type="string">
            <text:p>The protected cycle lanes on the main A701 corridor (Minto St - Mayfield Gardens - Craigmillar Park) are at the cost of essential bus priority lanes and so should be removed, as there is not enough road space to have both. Bus priority measures must not be sacrificed as that will likely make some bus users return to cars. The previously existing bus lanes work adequately well for experienced cyclists, less experienced cyclists can use the parallel Mayfield Road route instead. Novice cyclists will lkely still regard the A701 as too busy a road to cycle on, so these cycle lanes have few benefits and come at the unacceptable cost of the bus lanes on the main corridor south out of the city.</text:p>
          </table:table-cell>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office:value-type="string">
            <text:p>Lower traffic speeds</text:p>
          </table:table-cell>
          <table:table-cell table:number-columns-repeated="6"/>
          <table:table-cell office:value-type="string">
            <text:p>not at all keep everything as it is thanks.</text:p>
          </table:table-cell>
          <table:table-cell/>
          <table:table-cell office:value-type="string">
            <text:p>Car</text:p>
          </table:table-cell>
          <table:table-cell office:value-type="string">
            <text:p>Bus</text:p>
          </table:table-cell>
          <table:table-cell office:value-type="string">
            <text:p>Motorcycle</text:p>
          </table:table-cell>
          <table:table-cell office:value-type="string">
            <text:p>Car</text:p>
          </table:table-cell>
          <table:table-cell/>
          <table:table-cell office:value-type="string">
            <text:p>Bus</text:p>
          </table:table-cell>
          <table:table-cell table:number-columns-repeated="4"/>
          <table:table-cell office:value-type="string">
            <text:p>Motorcycle</text:p>
          </table:table-cell>
          <table:table-cell table:number-columns-repeated="2"/>
          <table:table-cell office:value-type="string">
            <text:p>Car</text:p>
          </table:table-cell>
          <table:table-cell office:value-type="string">
            <text:p>Bus</text:p>
          </table:table-cell>
          <table:table-cell office:value-type="string">
            <text:p>Motorcycle</text:p>
          </table:table-cell>
          <table:table-cell office:value-type="string">
            <text:p>Car</text:p>
          </table:table-cell>
          <table:table-cell/>
          <table:table-cell office:value-type="string">
            <text:p>Bus</text:p>
          </table:table-cell>
          <table:table-cell table:number-columns-repeated="4"/>
          <table:table-cell office:value-type="string">
            <text:p>Motorcycle</text:p>
          </table:table-cell>
          <table:table-cell table:number-columns-repeated="2"/>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e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table:number-columns-repeated="3"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Tram</text:p>
          </table:table-cell>
          <table:table-cell office:value-type="string">
            <text:p>Bus</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alk</text:p>
          </table:table-cell>
          <table:table-cell office:value-type="string">
            <text:p>Car</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table:table-cell office:value-type="string">
            <text:p>Lower traffic speeds</text:p>
          </table:table-cell>
          <table:table-cell table:number-columns-repeated="8"/>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2" office:value-type="string">
            <text:p>Don't know</text:p>
          </table:table-cell>
          <table:table-cell office:value-type="string">
            <text:p>Neutral</text:p>
          </table:table-cell>
          <table:table-cell table:number-columns-repeated="2"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East</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Cycle</text:p>
          </table:table-cell>
          <table:table-cell office:value-type="string">
            <text:p>Tram</text:p>
          </table:table-cell>
          <table:table-cell table:number-columns-repeated="2"/>
          <table:table-cell office:value-type="string">
            <text:p>Bus</text:p>
          </table:table-cell>
          <table:table-cell office:value-type="string">
            <text:p>Tram</text:p>
          </table:table-cell>
          <table:table-cell table:number-columns-repeated="2"/>
          <table:table-cell office:value-type="string">
            <text:p>Cycle</text:p>
          </table:table-cell>
          <table:table-cell table:number-columns-repeated="3"/>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trongly 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None</text:p>
          </table:table-cell>
          <table:table-cell table:number-columns-repeated="11"/>
          <table:table-cell office:value-type="string">
            <text:p>None</text:p>
          </table:table-cell>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upport</text:p>
          </table:table-cell>
          <table:table-cell table:number-columns-repeated="3" office:value-type="string">
            <text:p>Strongly support </text:p>
          </table:table-cell>
          <table:table-cell office:value-type="string">
            <text:p>Support</text:p>
          </table:table-cell>
          <table:table-cell/>
          <table:table-cell office:value-type="string">
            <text:p>Lower traffic speeds</text:p>
          </table:table-cell>
          <table:table-cell table:number-columns-repeated="8"/>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Don't know</text:p>
          </table:table-cell>
          <table:table-cell table:number-columns-repeated="10"/>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Taxi/Private hire car</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Taxi/Private hire car </text:p>
          </table:table-cell>
          <table:table-cell office:value-type="string">
            <text:p>None</text:p>
          </table:table-cell>
          <table:table-cell/>
          <table:table-cell office:value-type="string">
            <text:p>Taxi/Private hire car</text:p>
          </table:table-cell>
          <table:table-cell table:number-columns-repeated="2"/>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3" office:value-type="string">
            <text:p>Neutral</text:p>
          </table:table-cell>
          <table:table-cell/>
          <table:table-cell office:value-type="string">
            <text:p>Lower traffic speeds</text:p>
          </table:table-cell>
          <table:table-cell table:number-columns-repeated="8"/>
          <table:table-cell office:value-type="string">
            <text:p>Car</text:p>
          </table:table-cell>
          <table:table-cell office:value-type="string">
            <text:p>Walk</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Taxi/Private hire car </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trongly support </text:p>
          </table:table-cell>
          <table:table-cell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None</text:p>
          </table:table-cell>
          <table:table-cell table:number-columns-repeated="11"/>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3"/>
          <table:table-cell office:value-type="string">
            <text:p>Harder for businesses to receive deliveries</text:p>
          </table:table-cell>
          <table:table-cell table:number-columns-repeated="4"/>
          <table:table-cell office:value-type="string">
            <text:p>Car</text:p>
          </table:table-cell>
          <table:table-cell office:value-type="string">
            <text:p>Tram</text:p>
          </table:table-cell>
          <table:table-cell office:value-type="string">
            <text:p>Cycle</text:p>
          </table:table-cell>
          <table:table-cell office:value-type="string">
            <text:p>Car</text:p>
          </table:table-cell>
          <table:table-cell table:number-columns-repeated="2"/>
          <table:table-cell office:value-type="string">
            <text:p>Tram</text:p>
          </table:table-cell>
          <table:table-cell table:number-columns-repeated="2"/>
          <table:table-cell office:value-type="string">
            <text:p>Cycle</text:p>
          </table:table-cell>
          <table:table-cell table:number-columns-repeated="3"/>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ycle</text:p>
          </table:table-cell>
          <table:table-cell office:value-type="string">
            <text:p>Walk</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Bus</text:p>
          </table:table-cell>
          <table:table-cell office:value-type="string">
            <text:p>Tram</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Wheelchair or mobility scooter</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office:value-type="string">
            <text:p>Wheelchair or mobility scooter</text:p>
          </table:table-cell>
          <table:table-cell table:number-columns-repeated="4"/>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table:number-columns-repeated="10"/>
          <table:table-cell office:value-type="string">
            <text:p>Taxi/Private hire car</text:p>
          </table:table-cell>
          <table:table-cell office:value-type="string">
            <text:p>Walk</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Motor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office:value-type="string">
            <text:p>Motorcycle</text:p>
          </table:table-cell>
          <table:table-cell table:number-columns-repeated="2"/>
          <table:table-cell office:value-type="string">
            <text:p>West</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trongly support </text:p>
          </table:table-cell>
          <table:table-cell table:number-columns-repeated="2" office:value-type="string">
            <text:p>Oppose</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Oppose</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Other</text:p>
          </table:table-cell>
          <table:table-cell table:number-columns-repeated="2"/>
          <table:table-cell office:value-type="string">
            <text:p>Bus</text:p>
          </table:table-cell>
          <table:table-cell office:value-type="string">
            <text:p>Tram</text:p>
          </table:table-cell>
          <table:table-cell table:number-columns-repeated="4"/>
          <table:table-cell office:value-type="string">
            <text:p>Other</text:p>
          </table:table-cell>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table:table-cell office:value-type="string">
            <text:p>Lower traffic speeds</text:p>
          </table:table-cell>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office:value-type="string">
            <text:p>Strongly oppose</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Strongly oppose</text:p>
          </table:table-cell>
          <table:table-cell office:value-type="string">
            <text:p>Support</text:p>
          </table:table-cell>
          <table:table-cell office:value-type="string">
            <text:p>Oppose</text:p>
          </table:table-cell>
          <table:table-cell office:value-type="string">
            <text:p>Neutral</text:p>
          </table:table-cell>
          <table:table-cell table:number-columns-repeated="10"/>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table:table-cell office:value-type="string">
            <text:p>Lower traffic speeds</text:p>
          </table:table-cell>
          <table:table-cell table:number-columns-repeated="8"/>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Oppose</text:p>
          </table:table-cell>
          <table:table-cell office:value-type="string">
            <text:p>Support</text:p>
          </table:table-cell>
          <table:table-cell office:value-type="string">
            <text:p>Don't know</text:p>
          </table:table-cell>
          <table:table-cell table:number-columns-repeated="2" office:value-type="string">
            <text:p>Support</text:p>
          </table:table-cell>
          <table:table-cell office:value-type="string">
            <text:p>Neutral</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table:number-columns-repeated="10"/>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table:number-columns-repeated="5"/>
          <table:table-cell office:value-type="string">
            <text:p>Cycle</text:p>
          </table:table-cell>
          <table:table-cell office:value-type="string">
            <text:p>Walk</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Cycle</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Don't know</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Please stop pushing protected cycle lanes. They are dangerous.</text:p>
          </table:table-cell>
          <table:table-cell office:value-type="string">
            <text:p>Protected cycle lanes are not the solution. The roads need real investment and repair, not bollards.</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upport</text:p>
          </table:table-cell>
          <table:table-cell office:value-type="string">
            <text:p>Strongly support </text:p>
          </table:table-cell>
          <table:table-cell office:value-type="string">
            <text:p>Inconvenience to car users caused by roads closed to motor traffic</text:p>
          </table:table-cell>
          <table:table-cell table:number-columns-repeated="4"/>
          <table:table-cell office:value-type="string">
            <text:p>Harder for businesses to receive deliveries</text:p>
          </table:table-cell>
          <table:table-cell table:number-columns-repeated="4"/>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2">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table:number-columns-repeated="5"/>
          <table:table-cell office:value-type="string">
            <text:p>hate edinburgh council</text:p>
          </table:table-cell>
          <table:table-cell office:value-type="string">
            <text:p>get it back to normal</text:p>
          </table:table-cell>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2">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table:number-columns-repeated="8"/>
          <table:table-cell office:value-type="string">
            <text:p>Please do not turn the Powderhall railway line into a cycle path, please use it instead as part of a new tram/train system to alleviate traffic and reduce greenhouse gas emissions.</text:p>
          </table:table-cell>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5"/>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table:number-columns-repeated="3"/>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Support</text:p>
          </table:table-cell>
          <table:table-cell table:number-columns-repeated="2" office:value-type="string">
            <text:p>Neutral</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table:number-columns-repeated="5" office:value-type="string">
            <text:p>Support</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table:number-columns-repeated="2"/>
          <table:table-cell office:value-type="string">
            <text:p>Traffic increases due to diversion caused by road closures </text:p>
          </table:table-cell>
          <table:table-cell table:number-columns-repeated="3"/>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Tram</text:p>
          </table:table-cell>
          <table:table-cell office:value-type="string">
            <text:p>None</text:p>
          </table:table-cell>
          <table:table-cell table:number-columns-repeated="3"/>
          <table:table-cell office:value-type="string">
            <text:p>Tram</text:p>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Other</text:p>
          </table:table-cell>
          <table:table-cell office:value-type="string">
            <text:p>Walk</text:p>
          </table:table-cell>
          <table:table-cell office:value-type="string">
            <text:p>None</text:p>
          </table:table-cell>
          <table:table-cell table:number-columns-repeated="4"/>
          <table:table-cell office:value-type="string">
            <text:p>Walk</text:p>
          </table:table-cell>
          <table:table-cell table:number-columns-repeated="3"/>
          <table:table-cell office:value-type="string">
            <text:p>Other</text:p>
          </table:table-cell>
          <table:table-cell office:value-type="string">
            <text:p>None</text:p>
          </table:table-cell>
          <table:table-cell office:value-type="string">
            <text:p>Walk</text:p>
          </table:table-cell>
          <table:table-cell office:value-type="string">
            <text:p>Other</text:p>
          </table:table-cell>
          <table:table-cell office:value-type="string">
            <text:p>None</text:p>
          </table:table-cell>
          <table:table-cell table:number-columns-repeated="4"/>
          <table:table-cell office:value-type="string">
            <text:p>Walk</text:p>
          </table:table-cell>
          <table:table-cell table:number-columns-repeated="3"/>
          <table:table-cell office:value-type="string">
            <text:p>Other</text:p>
          </table:table-cell>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Support</text:p>
          </table:table-cell>
          <table:table-cell office:value-type="string">
            <text:p>Strongly support </text:p>
          </table:table-cell>
          <table:table-cell table:number-columns-repeated="10"/>
          <table:table-cell office:value-type="string">
            <text:p>Taxi/Private hire car</text:p>
          </table:table-cell>
          <table:table-cell office:value-type="string">
            <text:p>Bus</text:p>
          </table:table-cell>
          <table:table-cell office:value-type="string">
            <text:p>None</text:p>
          </table:table-cell>
          <table:table-cell/>
          <table:table-cell office:value-type="string">
            <text:p>Taxi/Private hire car</text:p>
          </table:table-cell>
          <table:table-cell office:value-type="string">
            <text:p>Bus</text:p>
          </table:table-cell>
          <table:table-cell table:number-columns-repeated="6"/>
          <table:table-cell table:number-columns-repeated="2" office:value-type="string">
            <text:p>None</text:p>
          </table:table-cell>
          <table:table-cell table:number-columns-repeated="11"/>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Neutral</text:p>
          </table:table-cell>
          <table:table-cell table:number-columns-repeated="2" office:value-type="string">
            <text:p>Oppose</text:p>
          </table:table-cell>
          <table:table-cell office:value-type="string">
            <text:p>Neutral</text:p>
          </table:table-cell>
          <table:table-cell office:value-type="string">
            <text:p>Strongly support </text:p>
          </table:table-cell>
          <table:table-cell table:number-columns-repeated="10"/>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Tram</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ne</text:p>
          </table:table-cell>
          <table:table-cell table:number-columns-repeated="11"/>
          <table:table-cell office:value-type="string">
            <text:p>None</text:p>
          </table:table-cell>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Inconvenience to car users caused by roads closed to motor traffic</text:p>
          </table:table-cell>
          <table:table-cell table:number-columns-repeated="5"/>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number-columns-repeated="7"/>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2" office:value-type="string">
            <text:p>Neutral</text:p>
          </table:table-cell>
          <table:table-cell table:number-columns-repeated="3" office:value-type="string">
            <text:p>Support</text:p>
          </table:table-cell>
          <table:table-cell table:number-columns-repeated="10"/>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Don't know</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table-cell office:value-type="string">
            <text:p>Seriously hazardous getting on and off bus on George IV Bridge, this needs to be addressed.</text:p>
          </table:table-cell>
          <table:table-cell table:number-columns-repeated="2"/>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Oppose</text:p>
          </table:table-cell>
          <table:table-cell table:number-columns-repeated="10"/>
          <table:table-cell office:value-type="string">
            <text:p>Bus</text:p>
          </table:table-cell>
          <table:table-cell office:value-type="string">
            <text:p>Walk</text:p>
          </table:table-cell>
          <table:table-cell office:value-type="string">
            <text:p>Motorcycle</text:p>
          </table:table-cell>
          <table:table-cell table:number-columns-repeated="2"/>
          <table:table-cell office:value-type="string">
            <text:p>Bus</text:p>
          </table:table-cell>
          <table:table-cell/>
          <table:table-cell office:value-type="string">
            <text:p>Walk</text:p>
          </table:table-cell>
          <table:table-cell table:number-columns-repeated="2"/>
          <table:table-cell office:value-type="string">
            <text:p>Motorcycle</text:p>
          </table:table-cell>
          <table:table-cell table:number-columns-repeated="2"/>
          <table:table-cell office:value-type="string">
            <text:p>Tram</text:p>
          </table:table-cell>
          <table:table-cell office:value-type="string">
            <text:p>Taxi/Private hire car </text:p>
          </table:table-cell>
          <table:table-cell table:number-columns-repeated="2" office:value-type="string">
            <text:p>Car</text:p>
          </table:table-cell>
          <table:table-cell office:value-type="string">
            <text:p>Taxi/Private hire car</text:p>
          </table:table-cell>
          <table:table-cell/>
          <table:table-cell office:value-type="string">
            <text:p>Tram</text:p>
          </table:table-cell>
          <table:table-cell table:number-columns-repeated="6"/>
          <table:table-cell office:value-type="string">
            <text:p>West</text:p>
          </table:table-cell>
          <table:table-cell office:value-type="string">
            <text:p>2 or mor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table:number-columns-repeated="3"/>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4" office:value-type="string">
            <text:p>Strongly support </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2"/>
          <table:table-cell office:value-type="string">
            <text:p>All of these measures should have gone through a proper review and planning phase instead of being rammed in under the cover of COVID-19 improvements</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Support</text:p>
          </table:table-cell>
          <table:table-cell/>
          <table:table-cell office:value-type="string">
            <text:p>Lower traffic speeds</text:p>
          </table:table-cell>
          <table:table-cell table:number-columns-repeated="4"/>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Strongly support </text:p>
          </table:table-cell>
          <table:table-cell table:number-columns-repeated="2" office:value-type="string">
            <text:p>Oppose</text:p>
          </table:table-cell>
          <table:table-cell office:value-type="string">
            <text:p>Support</text:p>
          </table:table-cell>
          <table:table-cell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oppose</text:p>
          </table:table-cell>
          <table:table-cell table:number-columns-repeated="2" office:value-type="string">
            <text:p>Oppose</text:p>
          </table:table-cell>
          <table:table-cell table:number-columns-repeated="3" office:value-type="string">
            <text:p>Strongly oppose</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2">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3"/>
          <table:table-cell office:value-type="string">
            <text:p>totally against spaces for people - this is the minoroty making decisions for the majority</text:p>
          </table:table-cell>
          <table:table-cell/>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I think all should stay in place where this is practical.</text:p>
          </table:table-cell>
          <table:table-cell office:value-type="string">
            <text:p>Again I think all measures should be retained where this is practical</text:p>
          </table:table-cell>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None</text:p>
          </table:table-cell>
          <table:table-cell table:number-columns-repeated="3"/>
          <table:table-cell office:value-type="string">
            <text:p>Bus</text:p>
          </table:table-cell>
          <table:table-cell table:number-columns-repeated="6"/>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10"/>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number-columns-repeated="7"/>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office:value-type="string">
            <text:p>Oppose</text:p>
          </table:table-cell>
          <table:table-cell table:number-columns-repeated="10"/>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Taxi/Private hire car</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7"/>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support </text:p>
          </table:table-cell>
          <table:table-cell table:number-columns-repeated="10"/>
          <table:table-cell office:value-type="string">
            <text:p>Tram</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Bus</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number-columns-repeated="7"/>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4"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3"/>
          <table:table-cell office:value-type="string">
            <text:p>I don’t drive or cycle, so most of these questions are not relevant to m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table:number-columns-repeated="10"/>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Neutral</text:p>
          </table:table-cell>
          <table:table-cell office:value-type="string">
            <text:p>Support</text:p>
          </table:table-cell>
          <table:table-cell table:number-columns-repeated="10"/>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oppose</text:p>
          </table:table-cell>
          <table:table-cell office:value-type="string">
            <text:p>Oppose</text:p>
          </table:table-cell>
          <table:table-cell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upport</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Neutral</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table:number-columns-repeated="10"/>
          <table:table-cell office:value-type="string">
            <text:p>Tram</text:p>
          </table:table-cell>
          <table:table-cell office:value-type="string">
            <text:p>Walk</text:p>
          </table:table-cell>
          <table:table-cell office:value-type="string">
            <text:p>Tram</text:p>
          </table:table-cell>
          <table:table-cell table:number-columns-repeated="3"/>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table:number-columns-repeated="2" office:value-type="string">
            <text:p>Oppose</text:p>
          </table:table-cell>
          <table:table-cell table:number-columns-repeated="2" office:value-type="string">
            <text:p>Neutral</text:p>
          </table:table-cell>
          <table:table-cell office:value-type="string">
            <text:p>Oppose</text:p>
          </table:table-cell>
          <table:table-cell table:number-columns-repeated="10"/>
          <table:table-cell office:value-type="string">
            <text:p>Wheelchair or mobility scooter</text:p>
          </table:table-cell>
          <table:table-cell office:value-type="string">
            <text:p>Taxi/Private hire car</text:p>
          </table:table-cell>
          <table:table-cell office:value-type="string">
            <text:p>Motorcycle</text:p>
          </table:table-cell>
          <table:table-cell/>
          <table:table-cell office:value-type="string">
            <text:p>Taxi/Private hire car</text:p>
          </table:table-cell>
          <table:table-cell table:number-columns-repeated="3"/>
          <table:table-cell office:value-type="string">
            <text:p>Wheelchair or mobility scooter</text:p>
          </table:table-cell>
          <table:table-cell/>
          <table:table-cell office:value-type="string">
            <text:p>Motorcycle</text:p>
          </table:table-cell>
          <table:table-cell table:number-columns-repeated="2"/>
          <table:table-cell office:value-type="string">
            <text:p>Walk</text:p>
          </table:table-cell>
          <table:table-cell office:value-type="string">
            <text:p>Taxi/Private hire car </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Strongly oppose</text:p>
          </table:table-cell>
          <table:table-cell table:number-columns-repeated="10"/>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table-cell table:number-columns-repeated="2" office:value-type="string">
            <text:p>I haven't really been out much in the last 12 months so it is hard to judg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table:number-columns-repeated="2" office:value-type="string">
            <text:p>Oppose</text:p>
          </table:table-cell>
          <table:table-cell office:value-type="string">
            <text:p>Neutral</text:p>
          </table:table-cell>
          <table:table-cell office:value-type="string">
            <text:p>Support</text:p>
          </table:table-cell>
          <table:table-cell office:value-type="string">
            <text:p>Neutral</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None</text:p>
          </table:table-cell>
          <table:table-cell/>
          <table:table-cell office:value-type="string">
            <text:p>Taxi/Private hire car</text:p>
          </table:table-cell>
          <table:table-cell office:value-type="string">
            <text:p>Bus</text:p>
          </table:table-cell>
          <table:table-cell table:number-columns-repeated="6"/>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None</text:p>
          </table:table-cell>
          <table:table-cell/>
          <table:table-cell office:value-type="string">
            <text:p>Taxi/Private hire car</text:p>
          </table:table-cell>
          <table:table-cell office:value-type="string">
            <text:p>Bus</text:p>
          </table:table-cell>
          <table:table-cell table:number-columns-repeated="6"/>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office:value-type="string">
            <text:p>Oppose</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Strongly support </text:p>
          </table:table-cell>
          <table:table-cell table:number-columns-repeated="10"/>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Motorcycle</text:p>
          </table:table-cell>
          <table:table-cell/>
          <table:table-cell office:value-type="string">
            <text:p>Taxi/Private hire car</text:p>
          </table:table-cell>
          <table:table-cell office:value-type="string">
            <text:p>Bus</text:p>
          </table:table-cell>
          <table:table-cell table:number-columns-repeated="4"/>
          <table:table-cell office:value-type="string">
            <text:p>Motorcycle</text:p>
          </table:table-cell>
          <table:table-cell table:number-columns-repeated="2"/>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2" office:value-type="string">
            <text:p>Support</text:p>
          </table:table-cell>
          <table:table-cell office:value-type="string">
            <text:p>Oppose</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Support</text:p>
          </table:table-cell>
          <table:table-cell office:value-type="string">
            <text:p>Oppose</text:p>
          </table:table-cell>
          <table:table-cell table:number-columns-repeated="10"/>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10"/>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5"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Bus</text:p>
          </table:table-cell>
          <table:table-cell office:value-type="string">
            <text:p>Tram</text:p>
          </table:table-cell>
          <table:table-cell office:value-type="string">
            <text:p>None</text:p>
          </table:table-cell>
          <table:table-cell table:number-columns-repeated="2"/>
          <table:table-cell office:value-type="string">
            <text:p>Bus</text:p>
          </table:table-cell>
          <table:table-cell office:value-type="string">
            <text:p>Tram</text:p>
          </table:table-cell>
          <table:table-cell table:number-columns-repeated="5"/>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3"/>
          <table:table-cell office:value-type="string">
            <text:p>Queensferry road bus lanes after miller and Carter will be a disaster at peak times driving in the morning after the pandemic</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upport</text:p>
          </table:table-cell>
          <table:table-cell table:number-columns-repeated="2" office:value-type="string">
            <text:p>Oppose</text:p>
          </table:table-cell>
          <table:table-cell/>
          <table:table-cell office:value-type="string">
            <text:p>Lower traffic speeds</text:p>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table:number-columns-repeated="10"/>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3" office:value-type="string">
            <text:p>Strongly support </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table:number-columns-repeated="3"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Oppose</text:p>
          </table:table-cell>
          <table:table-cell table:number-columns-repeated="3" office:value-type="string">
            <text:p>Strongly oppose</text:p>
          </table:table-cell>
          <table:table-cell table:number-columns-repeated="7"/>
          <table:table-cell office:value-type="string">
            <text:p>Too many cyclists</text:p>
          </table:table-cell>
          <table:table-cell table:number-columns-repeated="2"/>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Neutral</text:p>
          </table:table-cell>
          <table:table-cell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Taxi/Private hire 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table:number-columns-repeated="2"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number-columns-repeated="7"/>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trongly oppose</text:p>
          </table:table-cell>
          <table:table-cell table:number-columns-repeated="2" office:value-type="string">
            <text:p>Neutral</text:p>
          </table:table-cell>
          <table:table-cell office:value-type="string">
            <text:p>Oppose</text:p>
          </table:table-cell>
          <table:table-cell office:value-type="string">
            <text:p>Neutral</text:p>
          </table:table-cell>
          <table:table-cell table:number-columns-repeated="2"/>
          <table:table-cell office:value-type="string">
            <text:p>Traffic increases due to diversion caused by road closures </text:p>
          </table:table-cell>
          <table:table-cell table:number-columns-repeated="3"/>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5" office:value-type="string">
            <text:p>Strongly oppose</text:p>
          </table:table-cell>
          <table:table-cell office:value-type="string">
            <text:p>Inconvenience to car users caused by roads closed to motor traffic</text:p>
          </table:table-cell>
          <table:table-cell table:number-columns-repeated="9"/>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2">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Strongly support </text:p>
          </table:table-cell>
          <table:table-cell table:number-columns-repeated="2" office:value-type="string">
            <text:p>Support</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2"/>
          <table:table-cell office:value-type="string">
            <text:p>I am in support off safer cycle routes as my sin cycles from Exinburgh ti Musselburgh</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Car</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3" office:value-type="string">
            <text:p>Oppose</text:p>
          </table:table-cell>
          <table:table-cell office:value-type="string">
            <text:p>Neutral</text:p>
          </table:table-cell>
          <table:table-cell office:value-type="string">
            <text:p>Oppose</text:p>
          </table:table-cell>
          <table:table-cell table:number-columns-repeated="2"/>
          <table:table-cell office:value-type="string">
            <text:p>Traffic increases due to diversion caused by road closures </text:p>
          </table:table-cell>
          <table:table-cell table:number-columns-repeated="3"/>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table:number-columns-repeated="4"/>
          <table:table-cell office:value-type="string">
            <text:p>Get rid now</text:p>
          </table:table-cell>
          <table:table-cell office:value-type="string">
            <text:p>Remove now before children and elderly people start getting killed</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table:number-columns-repeated="10"/>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table:number-columns-repeated="4" office:value-type="string">
            <text:p>Strongly oppose</text:p>
          </table:table-cell>
          <table:table-cell office:value-type="string">
            <text:p>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9"/>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4" office:value-type="string">
            <text:p>Oppose</text:p>
          </table:table-cell>
          <table:table-cell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4"/>
          <table:table-cell office:value-type="string">
            <text:p>Some of these designs will severely impact movement of public transport around the city such as a90 and queensferry road. Closure of south bridge is utterly bonkers as where is the general traffic meant to go other than onto less appropriate side roads</text:p>
          </table:table-cell>
          <table:table-cell office:value-type="string">
            <text:p>Impacts on public transport and general traffic flow from these schemes will be terrible when traffic levrls start to return to normal. These schemes are nothing to do with COVID. The schemes should be renamed as places for cyclists given that the vast majority are nothing to do with pedestrians and they ignore the active travel hierarchy</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table:number-columns-repeated="2" office:value-type="string">
            <text:p>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2">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table-cell office:value-type="string">
            <text:p>Increased traffic congestion</text:p>
          </table:table-cell>
          <table:table-cell/>
          <table:table-cell office:value-type="string">
            <text:p>Harder for businesses to receive deliveries</text:p>
          </table:table-cell>
          <table:table-cell table:number-columns-repeated="2"/>
          <table:table-cell office:value-type="string">
            <text:p>More signages</text:p>
          </table:table-cell>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table:number-columns-repeated="2"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Oppose</text:p>
          </table:table-cell>
          <table:table-cell table:number-columns-repeated="3"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Taxi/Private hire car</text:p>
          </table:table-cell>
          <table:table-cell office:value-type="string">
            <text:p>None</text:p>
          </table:table-cell>
          <table:table-cell office:value-type="string">
            <text:p>Car</text:p>
          </table:table-cell>
          <table:table-cell office:value-type="string">
            <text:p>Taxi/Private hire car</text:p>
          </table:table-cell>
          <table:table-cell table:number-columns-repeated="7"/>
          <table:table-cell office:value-type="string">
            <text:p>None</text:p>
          </table:table-cell>
          <table:table-cell office:value-type="string">
            <text:p>Car</text:p>
          </table:table-cell>
          <table:table-cell office:value-type="string">
            <text:p>Taxi/Private hire car </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Other</text:p>
          </table:table-cell>
          <table:table-cell table:number-columns-repeated="2"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Walk</text:p>
          </table:table-cell>
          <table:table-cell office:value-type="string">
            <text:p>Car</text:p>
          </table:table-cell>
          <table:table-cell office:value-type="string">
            <text:p>Other</text:p>
          </table:table-cell>
          <table:table-cell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2"/>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table:number-columns-repeated="3" office:value-type="string">
            <text:p>Support</text:p>
          </table:table-cell>
          <table:table-cell office:value-type="string">
            <text:p>Don't know</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table:number-columns-repeated="4"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table:number-columns-repeated="7"/>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3" office:value-type="string">
            <text:p>Strongly oppose</text:p>
          </table:table-cell>
          <table:table-cell office:value-type="string">
            <text:p>Oppose</text:p>
          </table:table-cell>
          <table:table-cell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Other</text:p>
          </table:table-cell>
          <table:table-cell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Car</text:p>
          </table:table-cell>
          <table:table-cell office:value-type="string">
            <text:p>Walk</text:p>
          </table:table-cell>
          <table:table-cell office:value-type="string">
            <text:p>Other</text:p>
          </table:table-cell>
          <table:table-cell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3"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table:number-columns-repeated="2" office:value-type="string">
            <text:p>Neutral</text:p>
          </table:table-cell>
          <table:table-cell table:number-columns-repeated="10"/>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3"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table:table-cell office:value-type="string">
            <text:p>Lower traffic speeds</text:p>
          </table:table-cell>
          <table:table-cell table:number-columns-repeated="2"/>
          <table:table-cell office:value-type="string">
            <text:p>Harder for residents to park or receive deliveries </text:p>
          </table:table-cell>
          <table:table-cell table:number-columns-repeated="5"/>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4" office:value-type="string">
            <text:p>Oppose</text:p>
          </table:table-cell>
          <table:table-cell office:value-type="string">
            <text:p>Neutral</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upport</text:p>
          </table:table-cell>
          <table:table-cell/>
          <table:table-cell office:value-type="string">
            <text:p>Lower traffic speeds</text:p>
          </table:table-cell>
          <table:table-cell table:number-columns-repeated="3"/>
          <table:table-cell office:value-type="string">
            <text:p>Harder for businesses to receive deliveries</text:p>
          </table:table-cell>
          <table:table-cell table:number-columns-repeated="4"/>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Oppose</text:p>
          </table:table-cell>
          <table:table-cell office:value-type="string">
            <text:p>Neutral</text:p>
          </table:table-cell>
          <table:table-cell table:number-columns-repeated="3"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ycle</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upport</text:p>
          </table:table-cell>
          <table:table-cell table:number-columns-repeated="3" office:value-type="string">
            <text:p>Strongly support </text:p>
          </table:table-cell>
          <table:table-cell table:number-columns-repeated="2"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Other</text:p>
          </table:table-cell>
          <table:table-cell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number-columns-repeated="3"/>
          <table:table-cell office:value-type="string">
            <text:p>Remove them all and KEEP EDINBURGH MOVING</text:p>
          </table:table-cell>
          <table:table-cell office:value-type="string">
            <text:p>Stop the gridlock, get rid of them all</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Neutral</text:p>
          </table:table-cell>
          <table:table-cell office:value-type="string">
            <text:p>Oppose</text:p>
          </table:table-cell>
          <table:table-cell table:number-columns-repeated="3"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table-cell office:value-type="string">
            <text:p>Adam McVey and the SNP should be facing their constituents with this rather than hiding behind survey. <text:s/>Lesley McInnes should never be allowed near transport infrastructure ever again. <text:s/>She is an absolute embarrassment</text:p>
          </table:table-cell>
          <table:table-cell office:value-type="string">
            <text:p>Adam McVey and the SNP should be facing their constituents with this rather than hiding behind survey. <text:s/>Lesley McInnes should never be allowed near transport infrastructure ever again. <text:s/>She is an absolute embarrassment</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Neutral</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It just seems such a waste of money.</text:p>
          </table:table-cell>
          <table:table-cell/>
          <table:table-cell office:value-type="string">
            <text:p>None</text:p>
          </table:table-cell>
          <table:table-cell table:number-columns-repeated="11"/>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Neutral</text:p>
          </table:table-cell>
          <table:table-cell table:number-columns-repeated="10"/>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Neutral</text:p>
          </table:table-cell>
          <table:table-cell office:value-type="string">
            <text:p>Strongly oppose</text:p>
          </table:table-cell>
          <table:table-cell office:value-type="string">
            <text:p>Oppose</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table:number-columns-repeated="3"/>
          <table:table-cell office:value-type="string">
            <text:p>Increased traffic congestion</text:p>
          </table:table-cell>
          <table:table-cell table:number-columns-repeated="6"/>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3" office:value-type="string">
            <text:p>Oppose</text:p>
          </table:table-cell>
          <table:table-cell office:value-type="string">
            <text:p>Strongly oppose</text:p>
          </table:table-cell>
          <table:table-cell office:value-type="string">
            <text:p>Oppose</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table:table-cell office:value-type="string">
            <text:p>Increased traffic congestion</text:p>
          </table:table-cell>
          <table:table-cell table:number-columns-repeated="2"/>
          <table:table-cell office:value-type="string">
            <text:p>Less car parking in shopping streets </text:p>
          </table:table-cell>
          <table:table-cell office:value-type="string">
            <text:p>The huge cost</text:p>
          </table:table-cell>
          <table:table-cell table:number-columns-repeated="2"/>
          <table:table-cell office:value-type="string">
            <text:p>Cycle</text:p>
          </table:table-cell>
          <table:table-cell office:value-type="string">
            <text:p>None</text:p>
          </table:table-cell>
          <table:table-cell table:number-columns-repeated="7"/>
          <table:table-cell office:value-type="string">
            <text:p>Cycle</text:p>
          </table:table-cell>
          <table:table-cell table:number-columns-repeated="2"/>
          <table:table-cell office:value-type="string">
            <text:p>None</text:p>
          </table:table-cell>
          <table:table-cell office:value-type="string">
            <text:p>Cycle</text:p>
          </table:table-cell>
          <table:table-cell office:value-type="string">
            <text:p>None</text:p>
          </table:table-cell>
          <table:table-cell table:number-columns-repeated="7"/>
          <table:table-cell office:value-type="string">
            <text:p>Cycle</text:p>
          </table:table-cell>
          <table:table-cell table:number-columns-repeated="2"/>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Strongly support </text:p>
          </table:table-cell>
          <table:table-cell office:value-type="string">
            <text:p>Support</text:p>
          </table:table-cell>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5"/>
          <table:table-cell office:value-type="string">
            <text:p>Instead of these measures, build new better roads and have all the potholes fixed properly</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Neutral</text:p>
          </table:table-cell>
          <table:table-cell table:number-columns-repeated="3" office:value-type="string">
            <text:p>Support</text:p>
          </table:table-cell>
          <table:table-cell office:value-type="string">
            <text:p>Neutral</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table:number-columns-repeated="10"/>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upport</text:p>
          </table:table-cell>
          <table:table-cell table:number-columns-repeated="4" office:value-type="string">
            <text:p>Neutral</text:p>
          </table:table-cell>
          <table:table-cell office:value-type="string">
            <text:p>Inconvenience to car users caused by roads closed to motor traffic</text:p>
          </table:table-cell>
          <table:table-cell table:number-columns-repeated="9"/>
          <table:table-cell office:value-type="string">
            <text:p>Cycle</text:p>
          </table:table-cell>
          <table:table-cell office:value-type="string">
            <text:p>Car</text:p>
          </table:table-cell>
          <table:table-cell office:value-type="string">
            <text:p>Cycle</text:p>
          </table:table-cell>
          <table:table-cell office:value-type="string">
            <text:p>Car</text:p>
          </table:table-cell>
          <table:table-cell table:number-columns-repeated="5"/>
          <table:table-cell office:value-type="string">
            <text:p>Cycle</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2">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Neutral</text:p>
          </table:table-cell>
          <table:table-cell/>
          <table:table-cell office:value-type="string">
            <text:p>Lower traffic speeds</text:p>
          </table:table-cell>
          <table:table-cell office:value-type="string">
            <text:p>Traffic increases due to diversion caused by road closures </text:p>
          </table:table-cell>
          <table:table-cell table:number-columns-repeated="5"/>
          <table:table-cell office:value-type="string">
            <text:p>more pedestrain spaces</text:p>
          </table:table-cell>
          <table:table-cell office:value-type="string">
            <text:p>more car spaces</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table:number-columns-repeated="3"/>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3"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table:number-columns-repeated="5" office:value-type="string">
            <text:p>Strongly 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8"/>
          <table:table-cell office:value-type="string">
            <text:p>These are better for pedestrians</text:p>
          </table:table-cell>
          <table:table-cell office:value-type="string">
            <text:p>Don't remove it</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2"/>
          <table:table-cell office:value-type="string">
            <text:p>Get rid of them all</text:p>
          </table:table-cell>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table:number-columns-repeated="3" office:value-type="string">
            <text:p>Neutral</text:p>
          </table:table-cell>
          <table:table-cell table:number-columns-repeated="2"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table:number-columns-repeated="7"/>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table:number-columns-repeated="4"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Oppose</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table:table-cell office:value-type="string">
            <text:p>Lower traffic speeds</text:p>
          </table:table-cell>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4"/>
          <table:table-cell office:value-type="string">
            <text:p>Lanark road already very wide with plenty of space, <text:s/>no cycle lane needed</text:p>
          </table:table-cell>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Oppose</text:p>
          </table:table-cell>
          <table:table-cell office:value-type="string">
            <text:p>Strongly oppose</text:p>
          </table:table-cell>
          <table:table-cell table:number-columns-repeated="4"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waste of money, cyclists do not use the lanes. <text:s text:c="2"/>added congestion and pollution of traffic</text:p>
          </table:table-cell>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table:number-columns-repeated="10"/>
          <table:table-cell office:value-type="string">
            <text:p>Car</text:p>
          </table:table-cell>
          <table:table-cell office:value-type="string">
            <text:p>Motorcycle</text:p>
          </table:table-cell>
          <table:table-cell office:value-type="string">
            <text:p>Cycle</text:p>
          </table:table-cell>
          <table:table-cell office:value-type="string">
            <text:p>Car</text:p>
          </table:table-cell>
          <table:table-cell table:number-columns-repeated="5"/>
          <table:table-cell office:value-type="string">
            <text:p>Cycle</text:p>
          </table:table-cell>
          <table:table-cell office:value-type="string">
            <text:p>Motorcycle</text:p>
          </table:table-cell>
          <table:table-cell table:number-columns-repeated="2"/>
          <table:table-cell office:value-type="string">
            <text:p>Car</text:p>
          </table:table-cell>
          <table:table-cell office:value-type="string">
            <text:p>Walk</text:p>
          </table:table-cell>
          <table:table-cell office:value-type="string">
            <text:p>Motorcycle</text:p>
          </table:table-cell>
          <table:table-cell office:value-type="string">
            <text:p>Car</text:p>
          </table:table-cell>
          <table:table-cell table:number-columns-repeated="3"/>
          <table:table-cell office:value-type="string">
            <text:p>Walk</text:p>
          </table:table-cell>
          <table:table-cell table:number-columns-repeated="2"/>
          <table:table-cell office:value-type="string">
            <text:p>Motorcycle</text:p>
          </table:table-cell>
          <table:table-cell table:number-columns-repeated="2"/>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2" office:value-type="string">
            <text:p>Support</text:p>
          </table:table-cell>
          <table:table-cell table:number-columns-repeated="2" office:value-type="string">
            <text:p>Oppose</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2">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3"/>
          <table:table-cell office:value-type="string">
            <text:p>with so many street closed to traffic...what about electric cars? And what about "filubusses" for public transportation instead of diesel busses?</text:p>
          </table:table-cell>
          <table:table-cell/>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Bus</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Neutral</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Taxi/Private hire car</text:p>
          </table:table-cell>
          <table:table-cell office:value-type="string">
            <text:p>None</text:p>
          </table:table-cell>
          <table:table-cell table:number-columns-repeated="2"/>
          <table:table-cell office:value-type="string">
            <text:p>Taxi/Private hire car</text:p>
          </table:table-cell>
          <table:table-cell table:number-columns-repeated="7"/>
          <table:table-cell office:value-type="string">
            <text:p>None</text:p>
          </table:table-cell>
          <table:table-cell office:value-type="string">
            <text:p>Taxi/Private hire car</text:p>
          </table:table-cell>
          <table:table-cell office:value-type="string">
            <text:p>None</text:p>
          </table:table-cell>
          <table:table-cell table:number-columns-repeated="2"/>
          <table:table-cell office:value-type="string">
            <text:p>Taxi/Private hire car</text:p>
          </table:table-cell>
          <table:table-cell table:number-columns-repeated="7"/>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4"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table:number-columns-repeated="2"/>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table:table-cell office:value-type="string">
            <text:p>Lower traffic speeds</text:p>
          </table:table-cell>
          <table:table-cell table:number-columns-repeated="8"/>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Car</text:p>
          </table:table-cell>
          <table:table-cell office:value-type="string">
            <text:p>Taxi/Private hire car </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table:number-columns-repeated="5"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Taxi/Private hire car</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Taxi/Private hire car </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table:number-columns-repeated="5"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Car</text:p>
          </table:table-cell>
          <table:table-cell office:value-type="string">
            <text:p>Other</text:p>
          </table:table-cell>
          <table:table-cell office:value-type="string">
            <text:p>Car</text:p>
          </table:table-cell>
          <table:table-cell table:number-columns-repeated="3"/>
          <table:table-cell office:value-type="string">
            <text:p>Walk</text:p>
          </table:table-cell>
          <table:table-cell table:number-columns-repeated="3"/>
          <table:table-cell office:value-type="string">
            <text:p>Other</text:p>
          </table:table-cell>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ycle</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Taxi/Private hire car</text:p>
          </table:table-cell>
          <table:table-cell office:value-type="string">
            <text:p>Walk</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Taxi/Private hire car</text:p>
          </table:table-cell>
          <table:table-cell office:value-type="string">
            <text:p>Walk</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Tram</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Bus</text:p>
          </table:table-cell>
          <table:table-cell table:number-columns-repeated="2"/>
          <table:table-cell office:value-type="string">
            <text:p>Bus</text:p>
          </table:table-cell>
          <table:table-cell office:value-type="string">
            <text:p>Tram</text:p>
          </table:table-cell>
          <table:table-cell table:number-columns-repeated="6"/>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3"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ycle</text:p>
          </table:table-cell>
          <table:table-cell office:value-type="string">
            <text:p>Walk</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Walk</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office:value-type="string">
            <text:p>Lower traffic speeds</text:p>
          </table:table-cell>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3"/>
          <table:table-cell office:value-type="string">
            <text:p>the cycle lane / parking on Lanark Road are an accident waiting to happen</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upport</text:p>
          </table:table-cell>
          <table:table-cell table:number-columns-repeated="10"/>
          <table:table-cell office:value-type="string">
            <text:p>Bus</text:p>
          </table:table-cell>
          <table:table-cell office:value-type="string">
            <text:p>Tram</text:p>
          </table:table-cell>
          <table:table-cell office:value-type="string">
            <text:p>Bus</text:p>
          </table:table-cell>
          <table:table-cell table:number-columns-repeated="2"/>
          <table:table-cell office:value-type="string">
            <text:p>Bus</text:p>
          </table:table-cell>
          <table:table-cell office:value-type="string">
            <text:p>Tram</text:p>
          </table:table-cell>
          <table:table-cell table:number-columns-repeated="6"/>
          <table:table-cell office:value-type="string">
            <text:p>Bus</text:p>
          </table:table-cell>
          <table:table-cell office:value-type="string">
            <text:p>Tram</text:p>
          </table:table-cell>
          <table:table-cell office:value-type="string">
            <text:p>None</text:p>
          </table:table-cell>
          <table:table-cell table:number-columns-repeated="2"/>
          <table:table-cell office:value-type="string">
            <text:p>Bus</text:p>
          </table:table-cell>
          <table:table-cell office:value-type="string">
            <text:p>Tram</text:p>
          </table:table-cell>
          <table:table-cell table:number-columns-repeated="5"/>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trongly support </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string">
            <text:p>2 or more</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8"/>
          <table:table-cell office:value-type="string">
            <text:p>I would like to know what is the status of the very wide pavement on Niddrie Mains Road. <text:s/>When the road was narrowed, I assumed the extra space would be for a cycle lane, <text:s/>This would be very useful for the new Secondary School in Niddrie.</text:p>
          </table:table-cell>
          <table:table-cell office:value-type="string">
            <text:p>It is too soon to remove these measures. <text:s/>When a new bypass is built, it isn’t them removed when it fails to reduce the traffic in the town it was supposed to alleviate traffic in.</text:p>
          </table:table-cell>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office:value-type="string">
            <text:p>Strongly support </text:p>
          </table:table-cell>
          <table:table-cell office:value-type="string">
            <text:p>Neutral</text:p>
          </table:table-cell>
          <table:table-cell office:value-type="string">
            <text:p>Oppose</text:p>
          </table:table-cell>
          <table:table-cell table:number-columns-repeated="2" office:value-type="string">
            <text:p>Neutral</text:p>
          </table:table-cell>
          <table:table-cell/>
          <table:table-cell office:value-type="string">
            <text:p>Lower traffic speeds</text:p>
          </table:table-cell>
          <table:table-cell table:number-columns-repeated="4"/>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Oppose</text:p>
          </table:table-cell>
          <table:table-cell table:number-columns-repeated="4"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office:value-type="string">
            <text:p>Less car parking in shopping streets </text:p>
          </table:table-cell>
          <table:table-cell/>
          <table:table-cell office:value-type="string">
            <text:p>they are bad for all road and path users <text:s/>- more pollution, less business - no one benefits</text:p>
          </table:table-cell>
          <table:table-cell office:value-type="string">
            <text:p>they are bad for all road and path users <text:s/>- more pollution, less business - no one benefits and they are dangerous to all users as multi use causes confusion and accidents</text:p>
          </table:table-cell>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3" office:value-type="string">
            <text:p>Oppose</text:p>
          </table:table-cell>
          <table:table-cell office:value-type="string">
            <text:p>Neutral</text:p>
          </table:table-cell>
          <table:table-cell office:value-type="string">
            <text:p>Oppose</text:p>
          </table:table-cell>
          <table:table-cell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3" office:value-type="string">
            <text:p>Oppose</text:p>
          </table:table-cell>
          <table:table-cell table:number-columns-repeated="2"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5"/>
          <table:table-cell office:value-type="string">
            <text:p>These road measures are ludicrous. <text:s/>Not needed. <text:s/>Stop building houses in over crowded areas. <text:s/>Stop painting silly lines on the road. <text:s/>Stop making living conditions unpleasant. <text:s/>People in many areas are going to have to potentially buy permits to park their own cars outside their own houses. <text:s/>Visitors will only be able to get 90 minutes passes. <text:s/>Stop it all. <text:s/>Spend money on the environment, collecting poo filled bins more often, fixing pot holes, cleaning public paths from foliag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Neutral</text:p>
          </table:table-cell>
          <table:table-cell table:number-columns-repeated="2" office:value-type="string">
            <text:p>Oppose</text:p>
          </table:table-cell>
          <table:table-cell table:number-columns-repeated="10"/>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Oppose</text:p>
          </table:table-cell>
          <table:table-cell/>
          <table:table-cell office:value-type="string">
            <text:p>Lower traffic speeds</text:p>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table:number-columns-repeated="10"/>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table:number-columns-repeated="10"/>
          <table:table-cell office:value-type="string">
            <text:p>Car</text:p>
          </table:table-cell>
          <table:table-cell office:value-type="string">
            <text:p>Motor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number-columns-repeated="2"/>
          <table:table-cell office:value-type="string">
            <text:p>Motorcycle</text:p>
          </table:table-cell>
          <table:table-cell table:number-columns-repeated="2"/>
          <table:table-cell office:value-type="string">
            <text:p>Bus</text:p>
          </table:table-cell>
          <table:table-cell office:value-type="string">
            <text:p>Car</text:p>
          </table:table-cell>
          <table:table-cell office:value-type="string">
            <text:p>Motorcycle</text:p>
          </table:table-cell>
          <table:table-cell office:value-type="string">
            <text:p>Car</text:p>
          </table:table-cell>
          <table:table-cell/>
          <table:table-cell office:value-type="string">
            <text:p>Bus</text:p>
          </table:table-cell>
          <table:table-cell table:number-columns-repeated="4"/>
          <table:table-cell office:value-type="string">
            <text:p>Motorcycle</text:p>
          </table:table-cell>
          <table:table-cell table:number-columns-repeated="2"/>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Oppose</text:p>
          </table:table-cell>
          <table:table-cell office:value-type="string">
            <text:p>Support</text:p>
          </table:table-cell>
          <table:table-cell table:number-columns-repeated="3" office:value-type="string">
            <text:p>Oppose</text:p>
          </table:table-cell>
          <table:table-cell office:value-type="string">
            <text:p>Don't know</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ycle</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Bus</text:p>
          </table:table-cell>
          <table:table-cell office:value-type="string">
            <text:p>Cycle</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5"/>
          <table:table-cell office:value-type="string">
            <text:p>Any measures that stop cyclists running down pedestrians on the pavement and at pedestrian crossings are welcome. Edinburgh council has spent decades widening pavements/narrowing roads - if this is taking any further the city will be inaccessible for local people and stay at home people receiving deliveries.</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trongly oppose</text:p>
          </table:table-cell>
          <table:table-cell table:number-columns-repeated="2"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Neutral</text:p>
          </table:table-cell>
          <table:table-cell office:value-type="string">
            <text:p>Oppose</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4"/>
          <table:table-cell office:value-type="string">
            <text:p>Harder for residents to park or receive deliveries </text:p>
          </table:table-cell>
          <table:table-cell table:number-columns-repeated="5"/>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Bus</text:p>
          </table:table-cell>
          <table:table-cell office:value-type="string">
            <text:p>Taxi/Private hire car </text:p>
          </table:table-cell>
          <table:table-cell office:value-type="string">
            <text:p>Cycle</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Taxi/Private hire car</text:p>
          </table:table-cell>
          <table:table-cell office:value-type="string">
            <text:p>Cycle</text:p>
          </table:table-cell>
          <table:table-cell office:value-type="string">
            <text:p>Taxi/Private hire car</text:p>
          </table:table-cell>
          <table:table-cell/>
          <table:table-cell office:value-type="string">
            <text:p>Taxi/Private hire car</text:p>
          </table:table-cell>
          <table:table-cell table:number-columns-repeated="4"/>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table:number-columns-repeated="4"/>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Don't know</text:p>
          </table:table-cell>
          <table:table-cell table:number-columns-repeated="2" office:value-type="string">
            <text:p>Support</text:p>
          </table:table-cell>
          <table:table-cell table:number-columns-repeated="2" office:value-type="string">
            <text:p>Don't know</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table:number-columns-repeated="10"/>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Oppose</text:p>
          </table:table-cell>
          <table:table-cell table:number-columns-repeated="4"/>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Taxi/Private hire car </text:p>
          </table:table-cell>
          <table:table-cell office:value-type="string">
            <text:p>Bus</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table:number-columns-repeated="2" office:value-type="string">
            <text:p>Neutral</text:p>
          </table:table-cell>
          <table:table-cell table:number-columns-repeated="2" office:value-type="string">
            <text:p>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3"/>
          <table:table-cell office:value-type="string">
            <text:p>Taxi/Private hire car</text:p>
          </table:table-cell>
          <table:table-cell office:value-type="string">
            <text:p>Bus</text:p>
          </table:table-cell>
          <table:table-cell office:value-type="string">
            <text:p>Cycle</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Strongly oppose</text:p>
          </table:table-cell>
          <table:table-cell office:value-type="string">
            <text:p>Oppose</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3" office:value-type="string">
            <text:p>Support</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Oppose</text:p>
          </table:table-cell>
          <table:table-cell table:number-columns-repeated="3" office:value-type="string">
            <text:p>Support</text:p>
          </table:table-cell>
          <table:table-cell office:value-type="string">
            <text:p>Neutral</text:p>
          </table:table-cell>
          <table:table-cell office:value-type="string">
            <text:p>Inconvenience to car users caused by roads closed to motor traffic</text:p>
          </table:table-cell>
          <table:table-cell table:number-columns-repeated="9"/>
          <table:table-cell office:value-type="string">
            <text:p>Car</text:p>
          </table:table-cell>
          <table:table-cell office:value-type="string">
            <text:p>Cycle</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office:value-type="string">
            <text:p>Lower traffic speeds</text:p>
          </table:table-cell>
          <table:table-cell table:number-columns-repeated="2"/>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oppose</text:p>
          </table:table-cell>
          <table:table-cell office:value-type="string">
            <text:p>Neutral</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3"/>
          <table:table-cell office:value-type="string">
            <text:p>ugly</text:p>
          </table:table-cell>
          <table:table-cell office:value-type="string">
            <text:p>Waste of money. Unsightly</text:p>
          </table:table-cell>
          <table:table-cell/>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Support</text:p>
          </table:table-cell>
          <table:table-cell office:value-type="string">
            <text:p>Oppose</text:p>
          </table:table-cell>
          <table:table-cell office:value-type="string">
            <text:p>Neutral</text:p>
          </table:table-cell>
          <table:table-cell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8"/>
          <table:table-cell office:value-type="string">
            <text:p>Bus</text:p>
          </table:table-cell>
          <table:table-cell office:value-type="string">
            <text:p>Tram</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Car</text:p>
          </table:table-cell>
          <table:table-cell office:value-type="string">
            <text:p>Taxi/Private hire car </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office:value-type="string">
            <text:p>Inconvenience to car users caused by roads closed to motor traffic</text:p>
          </table:table-cell>
          <table:table-cell table:number-columns-repeated="4"/>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table:number-columns-repeated="10"/>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Strongly oppose</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Our streets are not wide enough to make cycle lanes, it’s a disgrace how cyclists have priority and pay nothing</text:p>
          </table:table-cell>
          <table:table-cell/>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ycle</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Bus</text:p>
          </table:table-cell>
          <table:table-cell office:value-type="string">
            <text:p>Cycle</text:p>
          </table:table-cell>
          <table:table-cell office:value-type="string">
            <text:p>None</text:p>
          </table:table-cell>
          <table:table-cell table:number-columns-repeated="2"/>
          <table:table-cell office:value-type="string">
            <text:p>Bus</text:p>
          </table:table-cell>
          <table:table-cell table:number-columns-repeated="3"/>
          <table:table-cell office:value-type="string">
            <text:p>Cycle</text:p>
          </table:table-cell>
          <table:table-cell table:number-columns-repeated="2"/>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oppose</text:p>
          </table:table-cell>
          <table:table-cell table:number-columns-repeated="10"/>
          <table:table-cell office:value-type="string">
            <text:p>Car</text:p>
          </table:table-cell>
          <table:table-cell office:value-type="string">
            <text:p>Taxi/Private hire car</text:p>
          </table:table-cell>
          <table:table-cell table:number-columns-repeated="2" office:value-type="string">
            <text:p>Car</text:p>
          </table:table-cell>
          <table:table-cell office:value-type="string">
            <text:p>Taxi/Private hire car</text:p>
          </table:table-cell>
          <table:table-cell table:number-columns-repeated="8"/>
          <table:table-cell office:value-type="string">
            <text:p>Car</text:p>
          </table:table-cell>
          <table:table-cell office:value-type="string">
            <text:p>Taxi/Private hire car </text:p>
          </table:table-cell>
          <table:table-cell table:number-columns-repeated="2" office:value-type="string">
            <text:p>Car</text:p>
          </table:table-cell>
          <table:table-cell office:value-type="string">
            <text:p>Taxi/Private hire car</text:p>
          </table:table-cell>
          <table:table-cell table:number-columns-repeated="8"/>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office:value-type="string">
            <text:p>Inconvenience to car users caused by roads closed to motor traffic</text:p>
          </table:table-cell>
          <table:table-cell table:number-columns-repeated="9"/>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3" office:value-type="string">
            <text:p>Strongly oppos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table:number-columns-repeated="8"/>
          <table:table-cell office:value-type="string">
            <text:p>get the roads back to what they were built for...traffic pavements are for people..</text:p>
          </table:table-cell>
          <table:table-cell office:value-type="string">
            <text:p>stop making stupid decisions</text:p>
          </table:table-cell>
          <table:table-cell office:value-type="string">
            <text:p>Other</text:p>
          </table:table-cell>
          <table:table-cell office:value-type="string">
            <text:p>Taxi/Private hire car</text:p>
          </table:table-cell>
          <table:table-cell office:value-type="string">
            <text:p>None</text:p>
          </table:table-cell>
          <table:table-cell/>
          <table:table-cell office:value-type="string">
            <text:p>Taxi/Private hire car</text:p>
          </table:table-cell>
          <table:table-cell table:number-columns-repeated="6"/>
          <table:table-cell office:value-type="string">
            <text:p>Other</text:p>
          </table:table-cell>
          <table:table-cell office:value-type="string">
            <text:p>None</text:p>
          </table:table-cell>
          <table:table-cell office:value-type="string">
            <text:p>Bus</text:p>
          </table:table-cell>
          <table:table-cell office:value-type="string">
            <text:p>Taxi/Private hire car </text:p>
          </table:table-cell>
          <table:table-cell office:value-type="string">
            <text:p>None</text:p>
          </table:table-cell>
          <table:table-cell/>
          <table:table-cell office:value-type="string">
            <text:p>Taxi/Private hire car</text:p>
          </table:table-cell>
          <table:table-cell office:value-type="string">
            <text:p>Bus</text:p>
          </table:table-cell>
          <table:table-cell table:number-columns-repeated="6"/>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office:value-type="string">
            <text:p>Inconvenience to car users caused by roads closed to motor traffic</text:p>
          </table:table-cell>
          <table:table-cell table:number-columns-repeated="4"/>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table:number-columns-repeated="4"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None</text:p>
          </table:table-cell>
          <table:table-cell table:number-columns-repeated="3"/>
          <table:table-cell office:value-type="string">
            <text:p>Bus</text:p>
          </table:table-cell>
          <table:table-cell table:number-columns-repeated="6"/>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trongly support </text:p>
          </table:table-cell>
          <table:table-cell table:number-columns-repeated="2" office:value-type="string">
            <text:p>Strongly oppos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2"/>
          <table:table-cell office:value-type="string">
            <text:p>Traffic increases due to diversion caused by road closures </text:p>
          </table:table-cell>
          <table:table-cell table:number-columns-repeated="3"/>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office:value-type="string">
            <text:p>Support</text:p>
          </table:table-cell>
          <table:table-cell table:number-columns-repeated="10"/>
          <table:table-cell office:value-type="string">
            <text:p>Taxi/Private hire car</text:p>
          </table:table-cell>
          <table:table-cell office:value-type="string">
            <text:p>Bus</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oppose</text:p>
          </table:table-cell>
          <table:table-cell table:number-columns-repeated="2" office:value-type="string">
            <text:p>Oppose</text:p>
          </table:table-cell>
          <table:table-cell table:number-columns-repeated="3" office:value-type="string">
            <text:p>Neutral</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table:number-columns-repeated="5"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upport</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Don't know</text:p>
          </table:table-cell>
          <table:table-cell office:value-type="string">
            <text:p>Strongly oppose</text:p>
          </table:table-cell>
          <table:table-cell table:number-columns-repeated="4"/>
          <table:table-cell office:value-type="string">
            <text:p>Harder for residents to park or receive deliveries </text:p>
          </table:table-cell>
          <table:table-cell table:number-columns-repeated="5"/>
          <table:table-cell office:value-type="string">
            <text:p>Tram</text:p>
          </table:table-cell>
          <table:table-cell office:value-type="string">
            <text:p>Car</text:p>
          </table:table-cell>
          <table:table-cell office:value-type="string">
            <text:p>Walk</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Tram</text:p>
          </table:table-cell>
          <table:table-cell office:value-type="string">
            <text:p>Bus</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table:number-columns-repeated="2" office:value-type="string">
            <text:p>Neutral</text:p>
          </table:table-cell>
          <table:table-cell table:number-columns-repeated="6"/>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table:number-columns-repeated="5"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table:number-columns-repeated="10"/>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table:number-columns-repeated="5"/>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Oppose</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office:value-type="string">
            <text:p>Neutral</text:p>
          </table:table-cell>
          <table:table-cell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upport</text:p>
          </table:table-cell>
          <table:table-cell office:value-type="string">
            <text:p>Strongly support </text:p>
          </table:table-cell>
          <table:table-cell office:value-type="string">
            <text:p>Oppose</text:p>
          </table:table-cell>
          <table:table-cell table:number-columns-repeated="5"/>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table:number-columns-repeated="3"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Tram</text:p>
          </table:table-cell>
          <table:table-cell office:value-type="string">
            <text:p>Car</text:p>
          </table:table-cell>
          <table:table-cell table:number-columns-repeated="2"/>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Tram</text:p>
          </table:table-cell>
          <table:table-cell table:number-columns-repeated="2"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Strongly oppose</text:p>
          </table:table-cell>
          <table:table-cell office:value-type="string">
            <text:p>Neutral</text:p>
          </table:table-cell>
          <table:table-cell table:number-columns-repeated="3" office:value-type="string">
            <text:p>Strongly oppose</text:p>
          </table:table-cell>
          <table:table-cell table:number-columns-repeated="10"/>
          <table:table-cell office:value-type="string">
            <text:p>Car</text:p>
          </table:table-cell>
          <table:table-cell office:value-type="string">
            <text:p>Taxi/Private hire 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table-cell office:value-type="string">
            <text:p>Is this just to make everything harder for drivers? I don't see anything being done to help them.</text:p>
          </table:table-cell>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Support</text:p>
          </table:table-cell>
          <table:table-cell office:value-type="string">
            <text:p>Oppose</text:p>
          </table:table-cell>
          <table:table-cell table:number-columns-repeated="2"/>
          <table:table-cell office:value-type="string">
            <text:p>Traffic increases due to diversion caused by road closures </text:p>
          </table:table-cell>
          <table:table-cell table:number-columns-repeated="7"/>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Strongly support </text:p>
          </table:table-cell>
          <table:table-cell table:number-columns-repeated="4"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Other</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3"/>
          <table:table-cell office:value-type="string">
            <text:p>Other</text:p>
          </table:table-cell>
          <table:table-cell/>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table:number-columns-repeated="3"/>
          <table:table-cell table:number-columns-repeated="2" office:value-type="string">
            <text:p>There are far too many</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upport</text:p>
          </table:table-cell>
          <table:table-cell office:value-type="string">
            <text:p>Strongly support </text:p>
          </table:table-cell>
          <table:table-cell table:number-columns-repeated="3" office:value-type="string">
            <text:p>Support</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table:number-columns-repeated="2" office:value-type="string">
            <text:p>Strongly oppose</text:p>
          </table:table-cell>
          <table:table-cell office:value-type="string">
            <text:p>Oppose</text:p>
          </table:table-cell>
          <table:table-cell office:value-type="string">
            <text:p>Strongly oppose</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Oppose</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table:number-columns-repeated="10"/>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Other</text:p>
          </table:table-cell>
          <table:table-cell office:value-type="string">
            <text:p>Taxi/Private hire car </text:p>
          </table:table-cell>
          <table:table-cell office:value-type="string">
            <text:p>None</text:p>
          </table:table-cell>
          <table:table-cell/>
          <table:table-cell office:value-type="string">
            <text:p>Taxi/Private hire car</text:p>
          </table:table-cell>
          <table:table-cell table:number-columns-repeated="6"/>
          <table:table-cell office:value-type="string">
            <text:p>Other</text:p>
          </table:table-cell>
          <table:table-cell office:value-type="string">
            <text:p>None</text:p>
          </table:table-cell>
          <table:table-cell office:value-type="string">
            <text:p>Ea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Neutral</text:p>
          </table:table-cell>
          <table:table-cell table:number-columns-repeated="10"/>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Oppose</text:p>
          </table:table-cell>
          <table:table-cell office:value-type="string">
            <text:p>Strongly oppose</text:p>
          </table:table-cell>
          <table:table-cell table:number-columns-repeated="2" office:value-type="string">
            <text:p>Oppose</text:p>
          </table:table-cell>
          <table:table-cell office:value-type="string">
            <text:p>Don't know</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upport</text:p>
          </table:table-cell>
          <table:table-cell table:number-columns-repeated="10"/>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Support</text:p>
          </table:table-cell>
          <table:table-cell office:value-type="string">
            <text:p>Strongly 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table:number-columns-repeated="9"/>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4"/>
          <table:table-cell office:value-type="string">
            <text:p>Totally ridiculous. A wee man in a little office with too much time on his hands thinking up things that are stupid.</text:p>
          </table:table-cell>
          <table:table-cell office:value-type="string">
            <text:p>Total waste of public money</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table:number-columns-repeated="3" office:value-type="string">
            <text:p>Oppose</text:p>
          </table:table-cell>
          <table:table-cell table:number-columns-repeated="2"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4"/>
          <table:table-cell office:value-type="string">
            <text:p>Most were unnecessary and unused. <text:s/>Money could have been used for better purposes.</text:p>
          </table:table-cell>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5" office:value-type="string">
            <text:p>Support</text:p>
          </table:table-cell>
          <table:table-cell office:value-type="string">
            <text:p>Neutral</text:p>
          </table:table-cell>
          <table:table-cell table:number-columns-repeated="5"/>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table:number-columns-repeated="2" office:value-type="string">
            <text:p>None</text:p>
          </table:table-cell>
          <table:table-cell table:number-columns-repeated="11"/>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Oppose</text:p>
          </table:table-cell>
          <table:table-cell office:value-type="string">
            <text:p>Inconvenience to car users caused by roads closed to motor traffic</text:p>
          </table:table-cell>
          <table:table-cell table:number-columns-repeated="4"/>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Central</text:p>
          </table:table-cell>
          <table:table-cell office:value-type="float" office:value="1">
            <text:p>1</text:p>
          </table:table-cell>
          <table:table-cell table:number-columns-repeated="977"/>
        </table:table-row>
        <table:table-row table:style-name="ro2">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table:number-columns-repeated="8"/>
          <table:table-cell office:value-type="string">
            <text:p>removing anything which makes roads safer for pedestrians and cyclists would also be a retrograde step. <text:s/>Not to mention that a reduction in traffic density and speed will improve air quality</text:p>
          </table:table-cell>
          <table:table-cell office:value-type="string">
            <text:p>Why would we want to remove them, given the benefits they will bring in terms of reducing air pollution and making walking, cycling etc safer.</text:p>
          </table:table-cell>
          <table:table-cell office:value-type="string">
            <text:p>Car</text:p>
          </table:table-cell>
          <table:table-cell office:value-type="string">
            <text:p>Cycle</text:p>
          </table:table-cell>
          <table:table-cell office:value-type="string">
            <text:p>None</text:p>
          </table:table-cell>
          <table:table-cell office:value-type="string">
            <text:p>Car</text:p>
          </table:table-cell>
          <table:table-cell table:number-columns-repeated="5"/>
          <table:table-cell office:value-type="string">
            <text:p>Cycle</text:p>
          </table:table-cell>
          <table:table-cell table:number-columns-repeated="2"/>
          <table:table-cell office:value-type="string">
            <text:p>None</text:p>
          </table:table-cell>
          <table:table-cell office:value-type="string">
            <text:p>Car</text:p>
          </table:table-cell>
          <table:table-cell office:value-type="string">
            <text:p>Cycle</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Support</text:p>
          </table:table-cell>
          <table:table-cell office:value-type="string">
            <text:p>Don't know</text:p>
          </table:table-cell>
          <table:table-cell table:number-columns-repeated="4"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Support</text:p>
          </table:table-cell>
          <table:table-cell office:value-type="string">
            <text:p>Strongly support </text:p>
          </table:table-cell>
          <table:table-cell table:number-columns-repeated="2"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table:number-columns-repeated="9"/>
          <table:table-cell office:value-type="string">
            <text:p>Cycle</text:p>
          </table:table-cell>
          <table:table-cell office:value-type="string">
            <text:p>Car</text:p>
          </table:table-cell>
          <table:table-cell office:value-type="string">
            <text:p>None</text:p>
          </table:table-cell>
          <table:table-cell office:value-type="string">
            <text:p>Car</text:p>
          </table:table-cell>
          <table:table-cell table:number-columns-repeated="5"/>
          <table:table-cell office:value-type="string">
            <text:p>Cycle</text:p>
          </table:table-cell>
          <table:table-cell table:number-columns-repeated="2"/>
          <table:table-cell office:value-type="string">
            <text:p>None</text:p>
          </table:table-cell>
          <table:table-cell office:value-type="string">
            <text:p>Cycle</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table:table-cell office:value-type="string">
            <text:p>Lower traffic speeds</text:p>
          </table:table-cell>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trongly oppose</text:p>
          </table:table-cell>
          <table:table-cell office:value-type="string">
            <text:p>Support</text:p>
          </table:table-cell>
          <table:table-cell table:number-columns-repeated="2" office:value-type="string">
            <text:p>Neutral</text:p>
          </table:table-cell>
          <table:table-cell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Inconvenience to car users caused by roads closed to motor traffic</text:p>
          </table:table-cell>
          <table:table-cell table:number-columns-repeated="9"/>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office:value-type="string">
            <text:p>Oppose</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float" office:value="1">
            <text:p>1</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office:value-type="string">
            <text:p>Support</text:p>
          </table:table-cell>
          <table:table-cell table:number-columns-repeated="4" office:value-type="string">
            <text:p>Oppose</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table:number-columns-repeated="2"/>
          <table:table-cell office:value-type="string">
            <text:p>Some of the proposals such as the a90 cycle lanes are awful ideas for congestion and are nothing to do with Covid. They are installations of cycle lanes by the back door</text:p>
          </table:table-cell>
          <table:table-cell office:value-type="string">
            <text:p>These measures are badly planned, poorly executed and take no cognisance of traffic levels returning to normal. They are nothing to do with Covid but installations of cycle lanes by the back door.</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5" office:value-type="string">
            <text:p>Strongly support </text:p>
          </table:table-cell>
          <table:table-cell office:value-type="string">
            <text:p>Support</text:p>
          </table:table-cell>
          <table:table-cell/>
          <table:table-cell office:value-type="string">
            <text:p>Lower traffic speeds</text:p>
          </table:table-cell>
          <table:table-cell table:number-columns-repeated="8"/>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Bus</text:p>
          </table:table-cell>
          <table:table-cell office:value-type="string">
            <text:p>None</text:p>
          </table:table-cell>
          <table:table-cell table:number-columns-repeated="3"/>
          <table:table-cell office:value-type="string">
            <text:p>Bus</text:p>
          </table:table-cell>
          <table:table-cell table:number-columns-repeated="6"/>
          <table:table-cell office:value-type="string">
            <text:p>None</text:p>
          </table:table-cell>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Taxi/Private hire car</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Neutral</text:p>
          </table:table-cell>
          <table:table-cell office:value-type="string">
            <text:p>Oppose</text:p>
          </table:table-cell>
          <table:table-cell office:value-type="string">
            <text:p>Neutral</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number-columns-repeated="7"/>
          <table:table-cell office:value-type="string">
            <text:p>Remove all and stop more</text:p>
          </table:table-cell>
          <table:table-cell office:value-type="string">
            <text:p>Remove all asap</text:p>
          </table:table-cell>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Taxi/Private hire car</text:p>
          </table:table-cell>
          <table:table-cell office:value-type="string">
            <text:p>Car</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office:value-type="string">
            <text:p>Neutral</text:p>
          </table:table-cell>
          <table:table-cell table:number-columns-repeated="5" office:value-type="string">
            <text:p>Support</text:p>
          </table:table-cell>
          <table:table-cell table:number-columns-repeated="4"/>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table:number-columns-repeated="3"/>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Inconvenience to car users caused by roads closed to motor traffic</text:p>
          </table:table-cell>
          <table:table-cell table:number-columns-repeated="9"/>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Strongly support </text:p>
          </table:table-cell>
          <table:table-cell table:number-columns-repeated="2" office:value-type="string">
            <text:p>Neutral</text:p>
          </table:table-cell>
          <table:table-cell table:number-columns-repeated="2" office:value-type="string">
            <text:p>Strongly support </text:p>
          </table:table-cell>
          <table:table-cell table:number-columns-repeated="3"/>
          <table:table-cell office:value-type="string">
            <text:p>Increased traffic congestion</text:p>
          </table:table-cell>
          <table:table-cell table:number-columns-repeated="6"/>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8"/>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8"/>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office:value-type="string">
            <text:p>Strongly oppose</text:p>
          </table:table-cell>
          <table:table-cell office:value-type="string">
            <text:p>Oppose</text:p>
          </table:table-cell>
          <table:table-cell office:value-type="string">
            <text:p>Neutral</text:p>
          </table:table-cell>
          <table:table-cell table:number-columns-repeated="2" office:value-type="string">
            <text:p>Strongly oppose</text:p>
          </table:table-cell>
          <table:table-cell table:number-columns-repeated="7"/>
          <table:table-cell office:value-type="string">
            <text:p>Causing problems for emergency vehicles as no room to ‘get out of the way’</text:p>
          </table:table-cell>
          <table:table-cell/>
          <table:table-cell office:value-type="string">
            <text:p>Complete waste of money, obviously pet projects of officers with no concern for the safety of our citizens</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Neutral</text:p>
          </table:table-cell>
          <table:table-cell table:number-columns-repeated="5"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4"/>
          <table:table-cell office:value-type="string">
            <text:p>These measures have made it so much harder for people with disabilities - fewer disabled parking places available and longer distances to cover. As usual disabled people are at the bottom of the CEC priority pile.</text:p>
          </table:table-cell>
          <table:table-cell office:value-type="string">
            <text:p>Made it so much harder for people with disabilities - fewer disabled parking places available and longer distances to cover. As usual disabled people are at the bottom of the CEC priority pil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Oppose</text:p>
          </table:table-cell>
          <table:table-cell table:number-columns-repeated="2" office:value-type="string">
            <text:p>Neutral</text:p>
          </table:table-cell>
          <table:table-cell table:number-columns-repeated="2" office:value-type="string">
            <text:p>Support</text:p>
          </table:table-cell>
          <table:table-cell office:value-type="string">
            <text:p>Neutral</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table:number-columns-repeated="4"/>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2" office:value-type="string">
            <text:p>Support</text:p>
          </table:table-cell>
          <table:table-cell table:number-columns-repeated="2" office:value-type="string">
            <text:p>Strongly support </text:p>
          </table:table-cell>
          <table:table-cell office:value-type="string">
            <text:p>Support</text:p>
          </table:table-cell>
          <table:table-cell table:number-columns-repeated="3"/>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table:number-columns-repeated="10"/>
          <table:table-cell office:value-type="string">
            <text:p>Motorcycle</text:p>
          </table:table-cell>
          <table:table-cell office:value-type="string">
            <text:p>Car</text:p>
          </table:table-cell>
          <table:table-cell office:value-type="string">
            <text:p>Cycle</text:p>
          </table:table-cell>
          <table:table-cell office:value-type="string">
            <text:p>Car</text:p>
          </table:table-cell>
          <table:table-cell table:number-columns-repeated="5"/>
          <table:table-cell office:value-type="string">
            <text:p>Cycle</text:p>
          </table:table-cell>
          <table:table-cell office:value-type="string">
            <text:p>Motorcycle</text:p>
          </table:table-cell>
          <table:table-cell table:number-columns-repeated="2"/>
          <table:table-cell office:value-type="string">
            <text:p>Walk</text:p>
          </table:table-cell>
          <table:table-cell office:value-type="string">
            <text:p>Motorcycle</text:p>
          </table:table-cell>
          <table:table-cell table:number-columns-repeated="2" office:value-type="string">
            <text:p>Car</text:p>
          </table:table-cell>
          <table:table-cell table:number-columns-repeated="3"/>
          <table:table-cell office:value-type="string">
            <text:p>Walk</text:p>
          </table:table-cell>
          <table:table-cell table:number-columns-repeated="2"/>
          <table:table-cell office:value-type="string">
            <text:p>Motorcycle</text:p>
          </table:table-cell>
          <table:table-cell table:number-columns-repeated="2"/>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Strongly support </text:p>
          </table:table-cell>
          <table:table-cell office:value-type="string">
            <text:p>Inconvenience to car users caused by roads closed to motor traffic</text:p>
          </table:table-cell>
          <table:table-cell office:value-type="string">
            <text:p>Lower traffic speeds</text:p>
          </table:table-cell>
          <table:table-cell table:number-columns-repeated="2"/>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upport</text:p>
          </table:table-cell>
          <table:table-cell table:number-columns-repeated="2" office:value-type="string">
            <text:p>Strongly support </text:p>
          </table:table-cell>
          <table:table-cell table:number-columns-repeated="2" office:value-type="string">
            <text:p>Support</text:p>
          </table:table-cell>
          <table:table-cell table:number-columns-repeated="10"/>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2" office:value-type="string">
            <text:p>Neutral</text:p>
          </table:table-cell>
          <table:table-cell office:value-type="string">
            <text:p>Strongly support </text:p>
          </table:table-cell>
          <table:table-cell office:value-type="string">
            <text:p>Strongly oppose</text:p>
          </table:table-cell>
          <table:table-cell office:value-type="string">
            <text:p>Neutral</text:p>
          </table:table-cell>
          <table:table-cell office:value-type="string">
            <text:p>Support</text:p>
          </table:table-cell>
          <table:table-cell table:number-columns-repeated="10"/>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ycle</text:p>
          </table:table-cell>
          <table:table-cell office:value-type="string">
            <text:p>Other</text:p>
          </table:table-cell>
          <table:table-cell office:value-type="string">
            <text:p>Tram</text:p>
          </table:table-cell>
          <table:table-cell table:number-columns-repeated="3"/>
          <table:table-cell office:value-type="string">
            <text:p>Tram</text:p>
          </table:table-cell>
          <table:table-cell table:number-columns-repeated="2"/>
          <table:table-cell office:value-type="string">
            <text:p>Cycle</text:p>
          </table:table-cell>
          <table:table-cell/>
          <table:table-cell office:value-type="string">
            <text:p>Other</text:p>
          </table:table-cell>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upport</text:p>
          </table:table-cell>
          <table:table-cell office:value-type="string">
            <text:p>Strongly oppose</text:p>
          </table:table-cell>
          <table:table-cell table:number-columns-repeated="2" office:value-type="string">
            <text:p>Support</text:p>
          </table:table-cell>
          <table:table-cell office:value-type="string">
            <text:p>Don't know</text:p>
          </table:table-cell>
          <table:table-cell office:value-type="string">
            <text:p>Strongly oppose</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Strongly oppose</text:p>
          </table:table-cell>
          <table:table-cell office:value-type="string">
            <text:p>Neutral</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Neutral</text:p>
          </table:table-cell>
          <table:table-cell office:value-type="string">
            <text:p>Support</text:p>
          </table:table-cell>
          <table:table-cell office:value-type="string">
            <text:p>Neutral</text:p>
          </table:table-cell>
          <table:table-cell table:number-columns-repeated="3" office:value-type="string">
            <text:p>Support</text:p>
          </table:table-cell>
          <table:table-cell/>
          <table:table-cell office:value-type="string">
            <text:p>Lower traffic speeds</text:p>
          </table:table-cell>
          <table:table-cell table:number-columns-repeated="3"/>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table:number-columns-repeated="2" office:value-type="string">
            <text:p>Support</text:p>
          </table:table-cell>
          <table:table-cell table:number-columns-repeated="2" office:value-type="string">
            <text:p>Strongly 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Neutral</text:p>
          </table:table-cell>
          <table:table-cell office:value-type="string">
            <text:p>Support</text:p>
          </table:table-cell>
          <table:table-cell table:number-columns-repeated="3" office:value-type="string">
            <text:p>Neutral</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oppose</text:p>
          </table:table-cell>
          <table:table-cell table:number-columns-repeated="4"/>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office:value-type="string">
            <text:p>Support</text:p>
          </table:table-cell>
          <table:table-cell office:value-type="string">
            <text:p>Oppose</text:p>
          </table:table-cell>
          <table:table-cell table:number-columns-repeated="3"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Support</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office:value-type="string">
            <text:p>Neutral</text:p>
          </table:table-cell>
          <table:table-cell office:value-type="string">
            <text:p>Oppose</text:p>
          </table:table-cell>
          <table:table-cell office:value-type="string">
            <text:p>Support</text:p>
          </table:table-cell>
          <table:table-cell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Oppose</text:p>
          </table:table-cell>
          <table:table-cell table:number-columns-repeated="2" office:value-type="string">
            <text:p>Support</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2" office:value-type="string">
            <text:p>Support</text:p>
          </table:table-cell>
          <table:table-cell office:value-type="string">
            <text:p>Neutral</text:p>
          </table:table-cell>
          <table:table-cell table:number-columns-repeated="2" office:value-type="string">
            <text:p>Support</text:p>
          </table:table-cell>
          <table:table-cell office:value-type="string">
            <text:p>Don't know</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Oppose</text:p>
          </table:table-cell>
          <table:table-cell table:number-columns-repeated="2" office:value-type="string">
            <text:p>Neutral</text:p>
          </table:table-cell>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5" office:value-type="string">
            <text:p>Neutral</text:p>
          </table:table-cell>
          <table:table-cell office:value-type="string">
            <text:p>Support</text:p>
          </table:table-cell>
          <table:table-cell table:number-columns-repeated="10"/>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table:number-columns-repeated="2" office:value-type="string">
            <text:p>Support</text:p>
          </table:table-cell>
          <table:table-cell office:value-type="string">
            <text:p>Inconvenience to car users caused by roads closed to motor traffic</text:p>
          </table:table-cell>
          <table:table-cell office:value-type="string">
            <text:p>Lower traffic speeds</text:p>
          </table:table-cell>
          <table:table-cell table:number-columns-repeated="8"/>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Walk</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upport</text:p>
          </table:table-cell>
          <table:table-cell office:value-type="string">
            <text:p>Neutral</text:p>
          </table:table-cell>
          <table:table-cell office:value-type="string">
            <text:p>Strongly oppose</text:p>
          </table:table-cell>
          <table:table-cell office:value-type="string">
            <text:p>Support</text:p>
          </table:table-cell>
          <table:table-cell office:value-type="string">
            <text:p>Oppose</text:p>
          </table:table-cell>
          <table:table-cell office:value-type="string">
            <text:p>Don't know</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Oppose</text:p>
          </table:table-cell>
          <table:table-cell office:value-type="string">
            <text:p>Support</text:p>
          </table:table-cell>
          <table:table-cell office:value-type="string">
            <text:p>Neutral</text:p>
          </table:table-cell>
          <table:table-cell office:value-type="string">
            <text:p>Oppose</text:p>
          </table:table-cell>
          <table:table-cell table:number-columns-repeated="2"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entral</text:p>
          </table:table-cell>
          <table:table-cell office:value-type="float" office:value="1">
            <text:p>1</text:p>
          </table:table-cell>
          <table:table-cell table:number-columns-repeated="977"/>
        </table:table-row>
        <table:table-row table:style-name="ro2">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2"/>
          <table:table-cell office:value-type="string">
            <text:p>I want all measures removed and edinburgh council to fix the many potholes</text:p>
          </table:table-cell>
          <table:table-cell office:value-type="string">
            <text:p>just remove the measures</text:p>
          </table:table-cell>
          <table:table-cell office:value-type="string">
            <text:p>Walk</text:p>
          </table:table-cell>
          <table:table-cell office:value-type="string">
            <text:p>Taxi/Private hire car</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4"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3"/>
          <table:table-cell office:value-type="string">
            <text:p>What has happened to Great Junction Street in all these plans?</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2">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Support</text:p>
          </table:table-cell>
          <table:table-cell office:value-type="string">
            <text:p>Neutral</text:p>
          </table:table-cell>
          <table:table-cell table:number-columns-repeated="3"/>
          <table:table-cell office:value-type="string">
            <text:p>Increased traffic congestion</text:p>
          </table:table-cell>
          <table:table-cell table:number-columns-repeated="3"/>
          <table:table-cell office:value-type="string">
            <text:p>The hideous poles that are used to protect cycle lanes are defacing our beautiful city. They should be removed.</text:p>
          </table:table-cell>
          <table:table-cell office:value-type="string">
            <text:p>If Braid Road is reopened, parking should be banned on both sides of the road between Braidburn Terrace and the Braid Hills Hotel.</text:p>
          </table:table-cell>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75 and over</text:p>
          </table:table-cell>
          <table:table-cell office:value-type="string">
            <text:p>Female</text:p>
          </table:table-cell>
          <table:table-cell office:value-type="string">
            <text:p>Neutral</text:p>
          </table:table-cell>
          <table:table-cell office:value-type="string">
            <text:p>Oppose</text:p>
          </table:table-cell>
          <table:table-cell table:number-columns-repeated="3" office:value-type="string">
            <text:p>Neutral</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Tram</text:p>
          </table:table-cell>
          <table:table-cell office:value-type="string">
            <text:p>None</text:p>
          </table:table-cell>
          <table:table-cell office:value-type="string">
            <text:p>Car</text:p>
          </table:table-cell>
          <table:table-cell table:number-columns-repeated="2"/>
          <table:table-cell office:value-type="string">
            <text:p>Tram</text:p>
          </table:table-cell>
          <table:table-cell table:number-columns-repeated="5"/>
          <table:table-cell office:value-type="string">
            <text:p>None</text:p>
          </table:table-cell>
          <table:table-cell office:value-type="string">
            <text:p>Bus</text:p>
          </table:table-cell>
          <table:table-cell office:value-type="string">
            <text:p>Tram</text:p>
          </table:table-cell>
          <table:table-cell table:number-columns-repeated="2"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Neutral</text:p>
          </table:table-cell>
          <table:table-cell table:number-columns-repeated="3" office:value-type="string">
            <text:p>Oppose</text:p>
          </table:table-cell>
          <table:table-cell table:number-columns-repeated="2" office:value-type="string">
            <text:p>Strongly oppose</text:p>
          </table:table-cell>
          <table:table-cell table:number-columns-repeated="10"/>
          <table:table-cell office:value-type="string">
            <text:p>Car</text:p>
          </table:table-cell>
          <table:table-cell office:value-type="string">
            <text:p>Taxi/Private hire car</text:p>
          </table:table-cell>
          <table:table-cell office:value-type="string">
            <text:p>Bus</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Bus</text:p>
          </table:table-cell>
          <table:table-cell office:value-type="string">
            <text:p>Walk</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2.02021">
            <text:p>2.02021</text:p>
          </table:table-cell>
          <table:table-cell office:value-type="string">
            <text:p>16 – 24</text:p>
          </table:table-cell>
          <table:table-cell office:value-type="string">
            <text:p>Male</text:p>
          </table:table-cell>
          <table:table-cell table:number-columns-repeated="6" office:value-type="string">
            <text:p>Support</text:p>
          </table:table-cell>
          <table:table-cell table:number-columns-repeated="10"/>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5" office:value-type="string">
            <text:p>Strongly support </text:p>
          </table:table-cell>
          <table:table-cell office:value-type="string">
            <text:p>Strongly oppose</text:p>
          </table:table-cell>
          <table:table-cell table:number-columns-repeated="8"/>
          <table:table-cell office:value-type="string">
            <text:p>Do not take away pedestrian space in favour of bikes. Thank <text:s/>you</text:p>
          </table:table-cell>
          <table:table-cell office:value-type="string">
            <text:p>Cyclist can cycle on the roads and lanes.</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office:value-type="string">
            <text:p>Support</text:p>
          </table:table-cell>
          <table:table-cell office:value-type="string">
            <text:p>Oppose</text:p>
          </table:table-cell>
          <table:table-cell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office:value-type="string">
            <text:p>Oppose</text:p>
          </table:table-cell>
          <table:table-cell table:number-columns-repeated="4" office:value-type="string">
            <text:p>Neutral</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oppose</text:p>
          </table:table-cell>
          <table:table-cell table:number-columns-repeated="10"/>
          <table:table-cell office:value-type="string">
            <text:p>Tram</text:p>
          </table:table-cell>
          <table:table-cell office:value-type="string">
            <text:p>Car</text:p>
          </table:table-cell>
          <table:table-cell office:value-type="string">
            <text:p>Cycle</text:p>
          </table:table-cell>
          <table:table-cell office:value-type="string">
            <text:p>Car</text:p>
          </table:table-cell>
          <table:table-cell table:number-columns-repeated="2"/>
          <table:table-cell office:value-type="string">
            <text:p>Tram</text:p>
          </table:table-cell>
          <table:table-cell table:number-columns-repeated="2"/>
          <table:table-cell office:value-type="string">
            <text:p>Cycle</text:p>
          </table:table-cell>
          <table:table-cell table:number-columns-repeated="3"/>
          <table:table-cell office:value-type="string">
            <text:p>None</text:p>
          </table:table-cell>
          <table:table-cell table:number-columns-repeated="11"/>
          <table:table-cell office:value-type="string">
            <text:p>None</text:p>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Cycle</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East</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3" office:value-type="string">
            <text:p>Strongly oppose</text:p>
          </table:table-cell>
          <table:table-cell office:value-type="string">
            <text:p>Support</text:p>
          </table:table-cell>
          <table:table-cell table:number-columns-repeated="2"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Tram</text:p>
          </table:table-cell>
          <table:table-cell office:value-type="string">
            <text:p>Bus</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office:value-type="string">
            <text:p>Oppose</text:p>
          </table:table-cell>
          <table:table-cell office:value-type="string">
            <text:p>Support</text:p>
          </table:table-cell>
          <table:table-cell office:value-type="string">
            <text:p>Oppose</text:p>
          </table:table-cell>
          <table:table-cell table:number-columns-repeated="2" office:value-type="string">
            <text:p>Neutral</text:p>
          </table:table-cell>
          <table:table-cell table:number-columns-repeated="10"/>
          <table:table-cell office:value-type="string">
            <text:p>Car</text:p>
          </table:table-cell>
          <table:table-cell office:value-type="string">
            <text:p>Walk</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Car</text:p>
          </table:table-cell>
          <table:table-cell office:value-type="string">
            <text:p>Walk</text:p>
          </table:table-cell>
          <table:table-cell table:number-columns-repeated="2" office:value-type="string">
            <text:p>Car</text:p>
          </table:table-cell>
          <table:table-cell table:number-columns-repeated="3"/>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string">
            <text:p>None</text:p>
          </table:table-cell>
          <table:table-cell table:number-columns-repeated="977"/>
        </table:table-row>
        <table:table-row table:style-name="ro2">
          <table:table-cell office:value-type="float" office:value="1.05932">
            <text:p>1.05932</text:p>
          </table:table-cell>
          <table:table-cell office:value-type="string">
            <text:p>35 – 44</text:p>
          </table:table-cell>
          <table:table-cell office:value-type="string">
            <text:p>Female</text:p>
          </table:table-cell>
          <table:table-cell table:number-columns-repeated="4" office:value-type="string">
            <text:p>Neutral</text:p>
          </table:table-cell>
          <table:table-cell table:number-columns-repeated="2"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3"/>
          <table:table-cell office:value-type="string">
            <text:p>The council needs to be fair and actually consult residents before putting new measures in place.</text:p>
          </table:table-cell>
          <table:table-cell office:value-type="string">
            <text:p>There is already plenty of room on Braid Hills Road for cars and cyclists to both use the road and pass safely. A number of cars have been parking on the road near the golf club car park, but surely some double yellow lines could be painted on the road to deter this. The council could cut back some of the gorse that is bulging over the path to give more space for pedestrians.It also needs to be remembered that the pandemic will end and we won't have to social distance forever, so there won't be any need for people to step into the road to pass others. Too many measures seem to be being put in place in a hurry without the proper consultation with residents and safety planning.</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2" office:value-type="string">
            <text:p>Oppose</text:p>
          </table:table-cell>
          <table:table-cell office:value-type="string">
            <text:p>Strongly oppose</text:p>
          </table:table-cell>
          <table:table-cell office:value-type="string">
            <text:p>Neutral</text:p>
          </table:table-cell>
          <table:table-cell table:number-columns-repeated="2"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2"/>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North</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table:number-columns-repeated="2" office:value-type="string">
            <text:p>Car</text:p>
          </table:table-cell>
          <table:table-cell table:number-columns-repeated="3"/>
          <table:table-cell office:value-type="string">
            <text:p>Walk</text:p>
          </table:table-cell>
          <table:table-cell table:number-columns-repeated="5"/>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office:value-type="string">
            <text:p>Don't know</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Support</text:p>
          </table:table-cell>
          <table:table-cell office:value-type="string">
            <text:p>Neutral</text:p>
          </table:table-cell>
          <table:table-cell office:value-type="string">
            <text:p>Support</text:p>
          </table:table-cell>
          <table:table-cell table:number-columns-repeated="2" office:value-type="string">
            <text:p>Strongly support </text:p>
          </table:table-cell>
          <table:table-cell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Other</text:p>
          </table:table-cell>
          <table:table-cell office:value-type="string">
            <text:p>None</text:p>
          </table:table-cell>
          <table:table-cell table:number-columns-repeated="4"/>
          <table:table-cell office:value-type="string">
            <text:p>Walk</text:p>
          </table:table-cell>
          <table:table-cell table:number-columns-repeated="3"/>
          <table:table-cell office:value-type="string">
            <text:p>Other</text:p>
          </table:table-cell>
          <table:table-cell office:value-type="string">
            <text:p>None</text:p>
          </table:table-cell>
          <table:table-cell office:value-type="string">
            <text:p>Other</text:p>
          </table:table-cell>
          <table:table-cell office:value-type="string">
            <text:p>Walk</text:p>
          </table:table-cell>
          <table:table-cell office:value-type="string">
            <text:p>Other</text:p>
          </table:table-cell>
          <table:table-cell table:number-columns-repeated="4"/>
          <table:table-cell office:value-type="string">
            <text:p>Walk</text:p>
          </table:table-cell>
          <table:table-cell table:number-columns-repeated="3"/>
          <table:table-cell office:value-type="string">
            <text:p>Other</text:p>
          </table:table-cell>
          <table:table-cell/>
          <table:table-cell office:value-type="string">
            <text:p>Nor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Neutral</text:p>
          </table:table-cell>
          <table:table-cell table:number-columns-repeated="10"/>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5" office:value-type="string">
            <text:p>Strongly support </text:p>
          </table:table-cell>
          <table:table-cell office:value-type="string">
            <text:p>Oppose</text:p>
          </table:table-cell>
          <table:table-cell table:number-columns-repeated="10"/>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None</text:p>
          </table:table-cell>
          <table:table-cell table:number-columns-repeated="2"/>
          <table:table-cell office:value-type="string">
            <text:p>Bus</text:p>
          </table:table-cell>
          <table:table-cell office:value-type="string">
            <text:p>Tram</text:p>
          </table:table-cell>
          <table:table-cell table:number-columns-repeated="5"/>
          <table:table-cell office:value-type="string">
            <text:p>None</text:p>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office:value-type="string">
            <text:p>Neutral</text:p>
          </table:table-cell>
          <table:table-cell table:number-columns-repeated="3" office:value-type="string">
            <text:p>Support</text:p>
          </table:table-cell>
          <table:table-cell office:value-type="string">
            <text:p>Oppose</text:p>
          </table:table-cell>
          <table:table-cell office:value-type="string">
            <text:p>Support</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2">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table-cell office:value-type="string">
            <text:p>They are awful - look and feel like third world country - we are being brainwashed into thinking bikes are the way forward when they are quite often ridden dangerously and ignore all road traffic rules with total impunt]ity. Cycling noe trendy but cannot replace cars etc as the main mode of transport. Political correctness rules with no real evidence of positive impacts</text:p>
          </table:table-cell>
          <table:table-cell office:value-type="string">
            <text:p>Remove the all and let the city work again for all and not just a vocal minority of cyclists and other lobbyists</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Strongly support </text:p>
          </table:table-cell>
          <table:table-cell table:number-columns-repeated="10"/>
          <table:table-cell office:value-type="string">
            <text:p>Walk</text:p>
          </table:table-cell>
          <table:table-cell office:value-type="string">
            <text:p>Cycle</text:p>
          </table:table-cell>
          <table:table-cell office:value-type="string">
            <text:p>None</text:p>
          </table:table-cell>
          <table:table-cell table:number-columns-repeated="4"/>
          <table:table-cell office:value-type="string">
            <text:p>Walk</text:p>
          </table:table-cell>
          <table:table-cell/>
          <table:table-cell office:value-type="string">
            <text:p>Cycle</text:p>
          </table:table-cell>
          <table:table-cell table:number-columns-repeated="2"/>
          <table:table-cell office:value-type="string">
            <text:p>None</text:p>
          </table:table-cell>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Central</text:p>
          </table:table-cell>
          <table:table-cell office:value-type="string">
            <text:p>Non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office:value-type="string">
            <text:p>Neutral</text:p>
          </table:table-cell>
          <table:table-cell table:number-columns-repeated="5"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3"/>
          <table:table-cell office:value-type="string">
            <text:p>I personally had to give up commuting by cycle after a close shave with an articulated lorry. <text:s/>i continued walking to work until I retired. <text:s text:c="2"/>Now my main source of transport is by hybrid car. <text:s/>(Obviously public transport = buses is not encouraged currently) <text:s/>I feel that the cars are being unfairly penalised, making it more difficult to progress across town and the even larger buses make it more tricky to manoeuvre around in narrowed roads.</text:p>
          </table:table-cell>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Inconvenience to car users caused by roads closed to motor traffic</text:p>
          </table:table-cell>
          <table:table-cell office:value-type="string">
            <text:p>Lower traffic speeds</text:p>
          </table:table-cell>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2" office:value-type="string">
            <text:p>Strongly support </text:p>
          </table:table-cell>
          <table:table-cell table:number-columns-repeated="2" office:value-type="string">
            <text:p>Support</text:p>
          </table:table-cell>
          <table:table-cell office:value-type="string">
            <text:p>Strongly support </text:p>
          </table:table-cell>
          <table:table-cell office:value-type="string">
            <text:p>Support</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Taxi/Private hire car </text:p>
          </table:table-cell>
          <table:table-cell office:value-type="string">
            <text:p>Walk</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6" office:value-type="string">
            <text:p>Neutral</text:p>
          </table:table-cell>
          <table:table-cell table:number-columns-repeated="10"/>
          <table:table-cell office:value-type="string">
            <text:p>Bus</text:p>
          </table:table-cell>
          <table:table-cell office:value-type="string">
            <text:p>None</text:p>
          </table:table-cell>
          <table:table-cell table:number-columns-repeated="3"/>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None</text:p>
          </table:table-cell>
          <table:table-cell table:number-columns-repeated="3"/>
          <table:table-cell office:value-type="string">
            <text:p>Bus</text:p>
          </table:table-cell>
          <table:table-cell table:number-columns-repeated="6"/>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Walk</text:p>
          </table:table-cell>
          <table:table-cell office:value-type="string">
            <text:p>Car</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Cycle</text:p>
          </table:table-cell>
          <table:table-cell office:value-type="string">
            <text:p>Walk</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oppose</text:p>
          </table:table-cell>
          <table:table-cell office:value-type="string">
            <text:p>Oppose</text:p>
          </table:table-cell>
          <table:table-cell office:value-type="string">
            <text:p>Neutral</text:p>
          </table:table-cell>
          <table:table-cell office:value-type="string">
            <text:p>Support</text:p>
          </table:table-cell>
          <table:table-cell office:value-type="string">
            <text:p>Strongly support </text:p>
          </table:table-cell>
          <table:table-cell office:value-type="string">
            <text:p>Support</text:p>
          </table:table-cell>
          <table:table-cell table:number-columns-repeated="10"/>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Bus</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office:value-type="string">
            <text:p>Support</text:p>
          </table:table-cell>
          <table:table-cell office:value-type="string">
            <text:p>Neutral</text:p>
          </table:table-cell>
          <table:table-cell table:number-columns-repeated="4" office:value-type="string">
            <text:p>Support</text:p>
          </table:table-cell>
          <table:table-cell table:number-columns-repeated="10"/>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2">
          <table:table-cell office:value-type="float" office:value="1.08698">
            <text:p>1.08698</text:p>
          </table:table-cell>
          <table:table-cell office:value-type="string">
            <text:p>35 – 44</text:p>
          </table:table-cell>
          <table:table-cell office:value-type="string">
            <text:p>Male</text:p>
          </table:table-cell>
          <table:table-cell table:number-columns-repeated="2" office:value-type="string">
            <text:p>Support</text:p>
          </table:table-cell>
          <table:table-cell table:number-columns-repeated="4"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3"/>
          <table:table-cell office:value-type="string">
            <text:p>Stop using covid as a reason to do all this.</text:p>
          </table:table-cell>
          <table:table-cell office:value-type="string">
            <text:p>Trying to crest extra pedestrian space at places like Starbank Road is completely baffling. Places where there is already very little room for large vehicles, it just shows how out of touch the council really ar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2">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table:number-columns-repeated="2" office:value-type="string">
            <text:p>Oppose</text:p>
          </table:table-cell>
          <table:table-cell office:value-type="string">
            <text:p>Support</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table:table-cell office:value-type="string">
            <text:p>Increased traffic congestion</text:p>
          </table:table-cell>
          <table:table-cell table:number-columns-repeated="3"/>
          <table:table-cell office:value-type="string">
            <text:p>Although lower traffic speeds (eg 20mph zones) are safer for road users, they do increase pollution, as cars at 20mph have to use 3rd or 4th gear rather than 5th or 6th, so higher engine revs and emissions</text:p>
          </table:table-cell>
          <table:table-cell office:value-type="string">
            <text:p>It is generally a question of balance between users. <text:s/>Would not be an issue if all roads/pavements could be widened. but most of the measures in place or planned have limited benefits that in my view do not justify the disbenefits to road users</text:p>
          </table:table-cell>
          <table:table-cell/>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West</text:p>
          </table:table-cell>
          <table:table-cell office:value-type="string">
            <text:p>2 or more</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Neutral</text:p>
          </table:table-cell>
          <table:table-cell table:number-columns-repeated="2"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Walk</text:p>
          </table:table-cell>
          <table:table-cell office:value-type="string">
            <text:p>Cycle</text:p>
          </table:table-cell>
          <table:table-cell table:number-columns-repeated="2"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2" office:value-type="string">
            <text:p>Strongly support </text:p>
          </table:table-cell>
          <table:table-cell office:value-type="string">
            <text:p>Neutral</text:p>
          </table:table-cell>
          <table:table-cell table:number-columns-repeated="3" office:value-type="string">
            <text:p>Strongly support </text:p>
          </table:table-cell>
          <table:table-cell table:number-columns-repeated="4"/>
          <table:table-cell office:value-type="string">
            <text:p>Harder for residents to park or receive deliveries </text:p>
          </table:table-cell>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upport</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number-columns-repeated="6"/>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25 – 34</text:p>
          </table:table-cell>
          <table:table-cell office:value-type="string">
            <text:p>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number-columns-repeated="9"/>
          <table:table-cell office:value-type="string">
            <text:p>Taxi/Private hire car</text:p>
          </table:table-cell>
          <table:table-cell office:value-type="string">
            <text:p>Bus</text:p>
          </table:table-cell>
          <table:table-cell office:value-type="string">
            <text:p>Tram</text:p>
          </table:table-cell>
          <table:table-cell/>
          <table:table-cell office:value-type="string">
            <text:p>Taxi/Private hire car</text:p>
          </table:table-cell>
          <table:table-cell office:value-type="string">
            <text:p>Bus</text:p>
          </table:table-cell>
          <table:table-cell office:value-type="string">
            <text:p>Tram</text:p>
          </table:table-cell>
          <table:table-cell table:number-columns-repeated="6"/>
          <table:table-cell office:value-type="string">
            <text:p>Walk</text:p>
          </table:table-cell>
          <table:table-cell office:value-type="string">
            <text:p>Taxi/Private hire car </text:p>
          </table:table-cell>
          <table:table-cell office:value-type="string">
            <text:p>Bus</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5" office:value-type="string">
            <text:p>Strongly oppose</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4"/>
          <table:table-cell office:value-type="string">
            <text:p>These measures only make it more risky for the bicycle users</text:p>
          </table:table-cell>
          <table:table-cell office:value-type="string">
            <text:p>They all have to be removed because they create more danger for road users</text:p>
          </table:table-cell>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99385">
            <text:p>0.99385</text:p>
          </table:table-cell>
          <table:table-cell office:value-type="string">
            <text:p>65 – 74</text:p>
          </table:table-cell>
          <table:table-cell office:value-type="string">
            <text:p>Female</text:p>
          </table:table-cell>
          <table:table-cell table:number-columns-repeated="2" office:value-type="string">
            <text:p>Oppose</text:p>
          </table:table-cell>
          <table:table-cell table:number-columns-repeated="2" office:value-type="string">
            <text:p>Support</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East</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Neutral</text:p>
          </table:table-cell>
          <table:table-cell office:value-type="string">
            <text:p>Support</text:p>
          </table:table-cell>
          <table:table-cell table:number-columns-repeated="4" office:value-type="string">
            <text:p>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Sou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trongly support </text:p>
          </table:table-cell>
          <table:table-cell office:value-type="string">
            <text:p>Neutral</text:p>
          </table:table-cell>
          <table:table-cell office:value-type="string">
            <text:p>Support</text:p>
          </table:table-cell>
          <table:table-cell office:value-type="string">
            <text:p>Neutral</text:p>
          </table:table-cell>
          <table:table-cell table:number-columns-repeated="2"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Walk</text:p>
          </table:table-cell>
          <table:table-cell office:value-type="string">
            <text:p>Tram</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East</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trongly support </text:p>
          </table:table-cell>
          <table:table-cell office:value-type="string">
            <text:p>Support</text:p>
          </table:table-cell>
          <table:table-cell table:number-columns-repeated="2" office:value-type="string">
            <text:p>Neutral</text:p>
          </table:table-cell>
          <table:table-cell office:value-type="string">
            <text:p>Oppose</text:p>
          </table:table-cell>
          <table:table-cell office:value-type="string">
            <text:p>Don't know</text:p>
          </table:table-cell>
          <table:table-cell table:number-columns-repeated="2"/>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Central</text:p>
          </table:table-cell>
          <table:table-cell office:value-type="string">
            <text:p>2 or mor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Oppose</text:p>
          </table:table-cell>
          <table:table-cell table:number-columns-repeated="2" office:value-type="string">
            <text:p>Strongly oppose</text:p>
          </table:table-cell>
          <table:table-cell table:number-columns-repeated="2"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office:value-type="string">
            <text:p>Support</text:p>
          </table:table-cell>
          <table:table-cell office:value-type="string">
            <text:p>Strongly oppose</text:p>
          </table:table-cell>
          <table:table-cell table:number-columns-repeated="3" office:value-type="string">
            <text:p>Oppose</text:p>
          </table:table-cell>
          <table:table-cell office:value-type="string">
            <text:p>Strongly oppose</text:p>
          </table:table-cell>
          <table:table-cell table:number-columns-repeated="5"/>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Tram</text:p>
          </table:table-cell>
          <table:table-cell office:value-type="string">
            <text:p>Bus</text:p>
          </table:table-cell>
          <table:table-cell table:number-columns-repeated="2"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Tram</text:p>
          </table:table-cell>
          <table:table-cell office:value-type="string">
            <text:p>Bus</text:p>
          </table:table-cell>
          <table:table-cell table:number-columns-repeated="2"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table:number-columns-repeated="6" office:value-type="string">
            <text:p>Neutral</text:p>
          </table:table-cell>
          <table:table-cell table:number-columns-repeated="10"/>
          <table:table-cell office:value-type="string">
            <text:p>Walk</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table:number-columns-repeated="2"/>
          <table:table-cell office:value-type="string">
            <text:p>Walk</text:p>
          </table:table-cell>
          <table:table-cell table:number-columns-repeated="5"/>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table-cell office:value-type="string">
            <text:p>Lower traffic speeds</text:p>
          </table:table-cell>
          <table:table-cell table:number-columns-repeated="8"/>
          <table:table-cell office:value-type="string">
            <text:p>Walk</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2" office:value-type="string">
            <text:p>Strongly support </text:p>
          </table:table-cell>
          <table:table-cell table:number-columns-repeated="4" office:value-type="string">
            <text:p>Support</text:p>
          </table:table-cell>
          <table:table-cell table:number-columns-repeated="10"/>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Tram</text:p>
          </table:table-cell>
          <table:table-cell office:value-type="string">
            <text:p>Walk</text:p>
          </table:table-cell>
          <table:table-cell table:number-columns-repeated="2"/>
          <table:table-cell office:value-type="string">
            <text:p>Bus</text:p>
          </table:table-cell>
          <table:table-cell office:value-type="string">
            <text:p>Tram</text:p>
          </table:table-cell>
          <table:table-cell office:value-type="string">
            <text:p>Walk</text:p>
          </table:table-cell>
          <table:table-cell table:number-columns-repeated="5"/>
          <table:table-cell office:value-type="string">
            <text:p>South</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oppose</text:p>
          </table:table-cell>
          <table:table-cell table:number-columns-repeated="3" office:value-type="string">
            <text:p>Support</text:p>
          </table:table-cell>
          <table:table-cell office:value-type="string">
            <text:p>Oppose</text:p>
          </table:table-cell>
          <table:table-cell office:value-type="string">
            <text:p>Don't know</text:p>
          </table:table-cell>
          <table:table-cell table:number-columns-repeated="4"/>
          <table:table-cell office:value-type="string">
            <text:p>Harder for residents to park or receive deliveries </text:p>
          </table:table-cell>
          <table:table-cell table:number-columns-repeated="5"/>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25 – 34</text:p>
          </table:table-cell>
          <table:table-cell office:value-type="string">
            <text:p>Female</text:p>
          </table:table-cell>
          <table:table-cell table:number-columns-repeated="4" office:value-type="string">
            <text:p>Strongly support </text:p>
          </table:table-cell>
          <table:table-cell office:value-type="string">
            <text:p>Neutral</text:p>
          </table:table-cell>
          <table:table-cell office:value-type="string">
            <text:p>Oppose</text:p>
          </table:table-cell>
          <table:table-cell office:value-type="string">
            <text:p>Inconvenience to car users caused by roads closed to motor traffic</text:p>
          </table:table-cell>
          <table:table-cell table:number-columns-repeated="2"/>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table:number-columns-repeated="4" office:value-type="string">
            <text:p>Support</text:p>
          </table:table-cell>
          <table:table-cell table:number-columns-repeated="2"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Central</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Oppose</text:p>
          </table:table-cell>
          <table:table-cell table:number-columns-repeated="4" office:value-type="string">
            <text:p>Strongly oppose</text:p>
          </table:table-cell>
          <table:table-cell office:value-type="string">
            <text:p>Oppose</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3"/>
          <table:table-cell office:value-type="string">
            <text:p>All removed probably</text:p>
          </table:table-cell>
          <table:table-cell office:value-type="string">
            <text:p>Walk</text:p>
          </table:table-cell>
          <table:table-cell office:value-type="string">
            <text:p>Bus</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Taxi/Private hire car</text:p>
          </table:table-cell>
          <table:table-cell office:value-type="string">
            <text:p>Walk</text:p>
          </table:table-cell>
          <table:table-cell office:value-type="string">
            <text:p>Other</text:p>
          </table:table-cell>
          <table:table-cell/>
          <table:table-cell office:value-type="string">
            <text:p>Taxi/Private hire car</text:p>
          </table:table-cell>
          <table:table-cell table:number-columns-repeated="2"/>
          <table:table-cell office:value-type="string">
            <text:p>Walk</text:p>
          </table:table-cell>
          <table:table-cell table:number-columns-repeated="3"/>
          <table:table-cell office:value-type="string">
            <text:p>Other</text:p>
          </table:table-cell>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6" office:value-type="string">
            <text:p>Strongly support </text:p>
          </table:table-cell>
          <table:table-cell table:number-columns-repeated="8"/>
          <table:table-cell office:value-type="string">
            <text:p>I can't wait to see that protected cycle lane from Portobello promenade to Musselburgh, that is going to be lovely!!! I would cycle that route every weekend.</text:p>
          </table:table-cell>
          <table:table-cell office:value-type="string">
            <text:p>None should be removed. All these measures have brought nothing but improvements to the city.</text:p>
          </table:table-cell>
          <table:table-cell office:value-type="string">
            <text:p>Walk</text:p>
          </table:table-cell>
          <table:table-cell office:value-type="string">
            <text:p>Cycle</text:p>
          </table:table-cell>
          <table:table-cell office:value-type="string">
            <text:p>Bus</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Walk</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Ea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Support</text:p>
          </table:table-cell>
          <table:table-cell table:number-columns-repeated="5"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Car</text:p>
          </table:table-cell>
          <table:table-cell office:value-type="string">
            <text:p>Bus</text:p>
          </table:table-cell>
          <table:table-cell office:value-type="string">
            <text:p>Tram</text:p>
          </table:table-cell>
          <table:table-cell office:value-type="string">
            <text:p>Car</text:p>
          </table:table-cell>
          <table:table-cell/>
          <table:table-cell office:value-type="string">
            <text:p>Bus</text:p>
          </table:table-cell>
          <table:table-cell office:value-type="string">
            <text:p>Tram</text:p>
          </table:table-cell>
          <table:table-cell table:number-columns-repeated="6"/>
          <table:table-cell office:value-type="string">
            <text:p>West</text:p>
          </table:table-cell>
          <table:table-cell office:value-type="string">
            <text:p>2 or mor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Taxi/Private hire car</text:p>
          </table:table-cell>
          <table:table-cell office:value-type="string">
            <text:p>Bus</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Taxi/Private hire car </text:p>
          </table:table-cell>
          <table:table-cell office:value-type="string">
            <text:p>Bus</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upport</text:p>
          </table:table-cell>
          <table:table-cell table:number-columns-repeated="5" office:value-type="string">
            <text:p>Strongly support </text:p>
          </table:table-cell>
          <table:table-cell office:value-type="string">
            <text:p>Inconvenience to car users caused by roads closed to motor traffic</text:p>
          </table:table-cell>
          <table:table-cell table:number-columns-repeated="3"/>
          <table:table-cell office:value-type="string">
            <text:p>Harder for residents to park or receive deliveries </text:p>
          </table:table-cell>
          <table:table-cell table:number-columns-repeated="5"/>
          <table:table-cell office:value-type="string">
            <text:p>Other</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table:number-columns-repeated="2"/>
          <table:table-cell office:value-type="string">
            <text:p>Walk</text:p>
          </table:table-cell>
          <table:table-cell table:number-columns-repeated="3"/>
          <table:table-cell office:value-type="string">
            <text:p>Other</text:p>
          </table:table-cell>
          <table:table-cell/>
          <table:table-cell office:value-type="string">
            <text:p>Bus</text:p>
          </table:table-cell>
          <table:table-cell office:value-type="string">
            <text:p>Taxi/Private hire car </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table:number-columns-repeated="4" office:value-type="string">
            <text:p>Strongly support </text:p>
          </table:table-cell>
          <table:table-cell table:number-columns-repeated="2" office:value-type="string">
            <text:p>Support</text:p>
          </table:table-cell>
          <table:table-cell table:number-columns-repeated="10"/>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Walk</text:p>
          </table:table-cell>
          <table:table-cell office:value-type="string">
            <text:p>Bus</text:p>
          </table:table-cell>
          <table:table-cell office:value-type="string">
            <text:p>Cycle</text:p>
          </table:table-cell>
          <table:table-cell table:number-columns-repeated="2"/>
          <table:table-cell office:value-type="string">
            <text:p>Bus</text:p>
          </table:table-cell>
          <table:table-cell/>
          <table:table-cell office:value-type="string">
            <text:p>Walk</text:p>
          </table:table-cell>
          <table:table-cell/>
          <table:table-cell office:value-type="string">
            <text:p>Cycle</text:p>
          </table:table-cell>
          <table:table-cell table:number-columns-repeated="3"/>
          <table:table-cell office:value-type="string">
            <text:p>Central</text:p>
          </table:table-cell>
          <table:table-cell office:value-type="string">
            <text:p>None</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office:value-type="string">
            <text:p>Strongly support </text:p>
          </table:table-cell>
          <table:table-cell table:number-columns-repeated="4"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number-columns-repeated="2"/>
          <table:table-cell office:value-type="string">
            <text:p>Less car parking in shopping streets </text:p>
          </table:table-cell>
          <table:table-cell table:number-columns-repeated="3"/>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96881">
            <text:p>1.96881</text:p>
          </table:table-cell>
          <table:table-cell office:value-type="string">
            <text:p>16 – 24</text:p>
          </table:table-cell>
          <table:table-cell office:value-type="string">
            <text:p>Female</text:p>
          </table:table-cell>
          <table:table-cell office:value-type="string">
            <text:p>Strongly support </text:p>
          </table:table-cell>
          <table:table-cell office:value-type="string">
            <text:p>Don't know</text:p>
          </table:table-cell>
          <table:table-cell office:value-type="string">
            <text:p>Support</text:p>
          </table:table-cell>
          <table:table-cell office:value-type="string">
            <text:p>Oppose</text:p>
          </table:table-cell>
          <table:table-cell office:value-type="string">
            <text:p>Don't know</text:p>
          </table:table-cell>
          <table:table-cell office:value-type="string">
            <text:p>Support</text:p>
          </table:table-cell>
          <table:table-cell table:number-columns-repeated="3"/>
          <table:table-cell office:value-type="string">
            <text:p>Increased traffic congestion</text:p>
          </table:table-cell>
          <table:table-cell table:number-columns-repeated="6"/>
          <table:table-cell office:value-type="string">
            <text:p>Tram</text:p>
          </table:table-cell>
          <table:table-cell office:value-type="string">
            <text:p>Walk</text:p>
          </table:table-cell>
          <table:table-cell office:value-type="string">
            <text:p>Tram</text:p>
          </table:table-cell>
          <table:table-cell table:number-columns-repeated="3"/>
          <table:table-cell office:value-type="string">
            <text:p>Tram</text:p>
          </table:table-cell>
          <table:table-cell office:value-type="string">
            <text:p>Walk</text:p>
          </table:table-cell>
          <table:table-cell table:number-columns-repeated="5"/>
          <table:table-cell office:value-type="string">
            <text:p>Motorcycle</text:p>
          </table:table-cell>
          <table:table-cell office:value-type="string">
            <text:p>Walk</text:p>
          </table:table-cell>
          <table:table-cell office:value-type="string">
            <text:p>Cycle</text:p>
          </table:table-cell>
          <table:table-cell table:number-columns-repeated="4"/>
          <table:table-cell office:value-type="string">
            <text:p>Walk</text:p>
          </table:table-cell>
          <table:table-cell/>
          <table:table-cell office:value-type="string">
            <text:p>Cycle</text:p>
          </table:table-cell>
          <table:table-cell office:value-type="string">
            <text:p>Motorcycle</text:p>
          </table:table-cell>
          <table:table-cell table:number-columns-repeated="2"/>
          <table:table-cell office:value-type="string">
            <text:p>South</text:p>
          </table:table-cell>
          <table:table-cell office:value-type="string">
            <text:p>None</text:p>
          </table:table-cell>
          <table:table-cell table:number-columns-repeated="977"/>
        </table:table-row>
        <table:table-row table:style-name="ro1">
          <table:table-cell office:value-type="float" office:value="0.74047">
            <text:p>0.74047</text:p>
          </table:table-cell>
          <table:table-cell office:value-type="string">
            <text:p>45 – 54</text:p>
          </table:table-cell>
          <table:table-cell office:value-type="string">
            <text:p>Male</text:p>
          </table:table-cell>
          <table:table-cell office:value-type="string">
            <text:p>Neutral</text:p>
          </table:table-cell>
          <table:table-cell office:value-type="string">
            <text:p>Oppose</text:p>
          </table:table-cell>
          <table:table-cell table:number-columns-repeated="2" office:value-type="string">
            <text:p>Support</text:p>
          </table:table-cell>
          <table:table-cell table:number-columns-repeated="2" office:value-type="string">
            <text:p>Oppose</text:p>
          </table:table-cell>
          <table:table-cell office:value-type="string">
            <text:p>Inconvenience to car users caused by roads closed to motor traffic</text:p>
          </table:table-cell>
          <table:table-cell office:value-type="string">
            <text:p>Lower traffic speeds</text:p>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Car</text:p>
          </table:table-cell>
          <table:table-cell office:value-type="string">
            <text:p>Bus</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Sou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6" office:value-type="string">
            <text:p>Strongly support </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Walk</text:p>
          </table:table-cell>
          <table:table-cell office:value-type="string">
            <text:p>None</text:p>
          </table:table-cell>
          <table:table-cell table:number-columns-repeated="5"/>
          <table:table-cell office:value-type="string">
            <text:p>Walk</text:p>
          </table:table-cell>
          <table:table-cell table:number-columns-repeated="4"/>
          <table:table-cell office:value-type="string">
            <text:p>None</text:p>
          </table:table-cell>
          <table:table-cell office:value-type="string">
            <text:p>Walk</text:p>
          </table:table-cell>
          <table:table-cell office:value-type="string">
            <text:p>Bus</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West</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45 – 54</text:p>
          </table:table-cell>
          <table:table-cell office:value-type="string">
            <text:p>Female</text:p>
          </table:table-cell>
          <table:table-cell table:number-columns-repeated="4" office:value-type="string">
            <text:p>Strongly support </text:p>
          </table:table-cell>
          <table:table-cell office:value-type="string">
            <text:p>Support</text:p>
          </table:table-cell>
          <table:table-cell office:value-type="string">
            <text:p>Strongly support </text:p>
          </table:table-cell>
          <table:table-cell table:number-columns-repeated="5"/>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string">
            <text:p>None</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Neutral</text:p>
          </table:table-cell>
          <table:table-cell office:value-type="string">
            <text:p>Support</text:p>
          </table:table-cell>
          <table:table-cell table:number-columns-repeated="2" office:value-type="string">
            <text:p>Neutral</text:p>
          </table:table-cell>
          <table:table-cell office:value-type="string">
            <text:p>Support</text:p>
          </table:table-cell>
          <table:table-cell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office:value-type="string">
            <text:p>Harder for businesses to receive deliveries</text:p>
          </table:table-cell>
          <table:table-cell office:value-type="string">
            <text:p>Less car parking in shopping streets </text:p>
          </table:table-cell>
          <table:table-cell table:number-columns-repeated="3"/>
          <table:table-cell office:value-type="string">
            <text:p>Car</text:p>
          </table:table-cell>
          <table:table-cell office:value-type="string">
            <text:p>Walk</text:p>
          </table:table-cell>
          <table:table-cell office:value-type="string">
            <text:p>Cycle</text:p>
          </table:table-cell>
          <table:table-cell office:value-type="string">
            <text:p>Car</text:p>
          </table:table-cell>
          <table:table-cell table:number-columns-repeated="3"/>
          <table:table-cell office:value-type="string">
            <text:p>Walk</text:p>
          </table:table-cell>
          <table:table-cell/>
          <table:table-cell office:value-type="string">
            <text:p>Cycle</text:p>
          </table:table-cell>
          <table:table-cell table:number-columns-repeated="3"/>
          <table:table-cell office:value-type="string">
            <text:p>Bus</text:p>
          </table:table-cell>
          <table:table-cell office:value-type="string">
            <text:p>Car</text:p>
          </table:table-cell>
          <table:table-cell office:value-type="string">
            <text:p>Taxi/Private hire car</text:p>
          </table:table-cell>
          <table:table-cell office:value-type="string">
            <text:p>Car</text:p>
          </table:table-cell>
          <table:table-cell office:value-type="string">
            <text:p>Taxi/Private hire car</text:p>
          </table:table-cell>
          <table:table-cell office:value-type="string">
            <text:p>Bus</text:p>
          </table:table-cell>
          <table:table-cell table:number-columns-repeated="7"/>
          <table:table-cell office:value-type="string">
            <text:p>South</text:p>
          </table:table-cell>
          <table:table-cell office:value-type="string">
            <text:p>2 or more</text:p>
          </table:table-cell>
          <table:table-cell table:number-columns-repeated="977"/>
        </table:table-row>
        <table:table-row table:style-name="ro1">
          <table:table-cell office:value-type="float" office:value="1.0198">
            <text:p>1.0198</text:p>
          </table:table-cell>
          <table:table-cell office:value-type="string">
            <text:p>75 and over</text:p>
          </table:table-cell>
          <table:table-cell office:value-type="string">
            <text:p>Male</text:p>
          </table:table-cell>
          <table:table-cell table:number-columns-repeated="6" office:value-type="string">
            <text:p>Strongly 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Walk</text:p>
          </table:table-cell>
          <table:table-cell office:value-type="string">
            <text:p>None</text:p>
          </table:table-cell>
          <table:table-cell office:value-type="string">
            <text:p>Car</text:p>
          </table:table-cell>
          <table:table-cell table:number-columns-repeated="3"/>
          <table:table-cell office:value-type="string">
            <text:p>Walk</text:p>
          </table:table-cell>
          <table:table-cell table:number-columns-repeated="4"/>
          <table:table-cell office:value-type="string">
            <text:p>None</text:p>
          </table:table-cell>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0.72163">
            <text:p>0.72163</text:p>
          </table:table-cell>
          <table:table-cell office:value-type="string">
            <text:p>55 – 64</text:p>
          </table:table-cell>
          <table:table-cell office:value-type="string">
            <text:p>Female</text:p>
          </table:table-cell>
          <table:table-cell office:value-type="string">
            <text:p>Don't know</text:p>
          </table:table-cell>
          <table:table-cell office:value-type="string">
            <text:p>Support</text:p>
          </table:table-cell>
          <table:table-cell table:number-columns-repeated="4"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table-cell office:value-type="string">
            <text:p>Harder for residents to park or receive deliveries </text:p>
          </table:table-cell>
          <table:table-cell table:number-columns-repeated="5"/>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North</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oppose</text:p>
          </table:table-cell>
          <table:table-cell table:number-columns-repeated="3"/>
          <table:table-cell office:value-type="string">
            <text:p>Increased traffic congestion</text:p>
          </table:table-cell>
          <table:table-cell office:value-type="string">
            <text:p>Harder for residents to park or receive deliveries </text:p>
          </table:table-cell>
          <table:table-cell/>
          <table:table-cell office:value-type="string">
            <text:p>Less car parking in shopping streets </text:p>
          </table:table-cell>
          <table:table-cell/>
          <table:table-cell office:value-type="string">
            <text:p>All completely unnecessary but of course no one at the Council ever listens to what anyone in Edinburgh thinks despite us paying their wages and salaries.</text:p>
          </table:table-cell>
          <table:table-cell/>
          <table:table-cell office:value-type="string">
            <text:p>Car</text:p>
          </table:table-cell>
          <table:table-cell office:value-type="string">
            <text:p>None</text:p>
          </table:table-cell>
          <table:table-cell/>
          <table:table-cell office:value-type="string">
            <text:p>Car</text:p>
          </table:table-cell>
          <table:table-cell table:number-columns-repeated="8"/>
          <table:table-cell office:value-type="string">
            <text:p>None</text:p>
          </table:table-cell>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office:value-type="string">
            <text:p>Strongly support </text:p>
          </table:table-cell>
          <table:table-cell office:value-type="string">
            <text:p>Neutral</text:p>
          </table:table-cell>
          <table:table-cell table:number-columns-repeated="4" office:value-type="string">
            <text:p>Strongly support </text:p>
          </table:table-cell>
          <table:table-cell table:number-columns-repeated="3"/>
          <table:table-cell office:value-type="string">
            <text:p>Increased traffic congestion</text:p>
          </table:table-cell>
          <table:table-cell/>
          <table:table-cell office:value-type="string">
            <text:p>Harder for businesses to receive deliveries</text:p>
          </table:table-cell>
          <table:table-cell table:number-columns-repeated="4"/>
          <table:table-cell office:value-type="string">
            <text:p>Bus</text:p>
          </table:table-cell>
          <table:table-cell office:value-type="string">
            <text:p>Walk</text:p>
          </table:table-cell>
          <table:table-cell table:number-columns-repeated="2"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string">
            <text:p>None</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Taxi/Private hire car </text:p>
          </table:table-cell>
          <table:table-cell office:value-type="string">
            <text:p>Cycle</text:p>
          </table:table-cell>
          <table:table-cell/>
          <table:table-cell office:value-type="string">
            <text:p>Taxi/Private hire car</text:p>
          </table:table-cell>
          <table:table-cell table:number-columns-repeated="4"/>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8698">
            <text:p>1.08698</text:p>
          </table:table-cell>
          <table:table-cell office:value-type="string">
            <text:p>35 – 44</text:p>
          </table:table-cell>
          <table:table-cell office:value-type="string">
            <text:p>Male</text:p>
          </table:table-cell>
          <table:table-cell office:value-type="string">
            <text:p>Strongly support </text:p>
          </table:table-cell>
          <table:table-cell office:value-type="string">
            <text:p>Support</text:p>
          </table:table-cell>
          <table:table-cell office:value-type="string">
            <text:p>Neutral</text:p>
          </table:table-cell>
          <table:table-cell office:value-type="string">
            <text:p>Oppose</text:p>
          </table:table-cell>
          <table:table-cell office:value-type="string">
            <text:p>Strongly oppose</text:p>
          </table:table-cell>
          <table:table-cell office:value-type="string">
            <text:p>Don't know</text:p>
          </table:table-cell>
          <table:table-cell table:number-columns-repeated="10"/>
          <table:table-cell office:value-type="string">
            <text:p>Cycle</text:p>
          </table:table-cell>
          <table:table-cell office:value-type="string">
            <text:p>Bus</text:p>
          </table:table-cell>
          <table:table-cell office:value-type="string">
            <text:p>Taxi/Private hire car</text:p>
          </table:table-cell>
          <table:table-cell/>
          <table:table-cell office:value-type="string">
            <text:p>Taxi/Private hire car</text:p>
          </table:table-cell>
          <table:table-cell office:value-type="string">
            <text:p>Bus</text:p>
          </table:table-cell>
          <table:table-cell table:number-columns-repeated="3"/>
          <table:table-cell office:value-type="string">
            <text:p>Cycle</text:p>
          </table:table-cell>
          <table:table-cell table:number-columns-repeated="3"/>
          <table:table-cell office:value-type="string">
            <text:p>Cycle</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number-columns-repeated="3"/>
          <table:table-cell office:value-type="string">
            <text:p>Cycle</text:p>
          </table:table-cell>
          <table:table-cell table:number-columns-repeated="3"/>
          <table:table-cell office:value-type="string">
            <text:p>Central</text:p>
          </table:table-cell>
          <table:table-cell office:value-type="float" office:value="1">
            <text:p>1</text:p>
          </table:table-cell>
          <table:table-cell table:number-columns-repeated="977"/>
        </table:table-row>
        <table:table-row table:style-name="ro1">
          <table:table-cell office:value-type="float" office:value="1.05932">
            <text:p>1.05932</text:p>
          </table:table-cell>
          <table:table-cell office:value-type="string">
            <text:p>35 – 44</text:p>
          </table:table-cell>
          <table:table-cell office:value-type="string">
            <text:p>Female</text:p>
          </table:table-cell>
          <table:table-cell table:number-columns-repeated="2" office:value-type="string">
            <text:p>Support</text:p>
          </table:table-cell>
          <table:table-cell table:number-columns-repeated="4" office:value-type="string">
            <text:p>Neutral</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table:number-columns-repeated="7"/>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Ea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5" office:value-type="string">
            <text:p>Support</text:p>
          </table:table-cell>
          <table:table-cell office:value-type="string">
            <text:p>Neutral</text:p>
          </table:table-cell>
          <table:table-cell table:number-columns-repeated="10"/>
          <table:table-cell office:value-type="string">
            <text:p>Walk</text:p>
          </table:table-cell>
          <table:table-cell office:value-type="string">
            <text:p>Car</text:p>
          </table:table-cell>
          <table:table-cell office:value-type="string">
            <text:p>Bus</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Car</text:p>
          </table:table-cell>
          <table:table-cell office:value-type="string">
            <text:p>Walk</text:p>
          </table:table-cell>
          <table:table-cell office:value-type="string">
            <text:p>Car</text:p>
          </table:table-cell>
          <table:table-cell/>
          <table:table-cell office:value-type="string">
            <text:p>Bus</text:p>
          </table:table-cell>
          <table:table-cell/>
          <table:table-cell office:value-type="string">
            <text:p>Walk</text:p>
          </table:table-cell>
          <table:table-cell table:number-columns-repeated="5"/>
          <table:table-cell office:value-type="string">
            <text:p>South</text:p>
          </table:table-cell>
          <table:table-cell office:value-type="string">
            <text:p>2 or more</text:p>
          </table:table-cell>
          <table:table-cell table:number-columns-repeated="977"/>
        </table:table-row>
        <table:table-row table:style-name="ro1">
          <table:table-cell office:value-type="float" office:value="0.74047">
            <text:p>0.74047</text:p>
          </table:table-cell>
          <table:table-cell office:value-type="string">
            <text:p>55 – 64</text:p>
          </table:table-cell>
          <table:table-cell office:value-type="string">
            <text:p>Male</text:p>
          </table:table-cell>
          <table:table-cell table:number-columns-repeated="6" office:value-type="string">
            <text:p>Oppose</text:p>
          </table:table-cell>
          <table:table-cell office:value-type="string">
            <text:p>Inconvenience to car users caused by roads closed to motor traffic</text:p>
          </table:table-cell>
          <table:table-cell/>
          <table:table-cell office:value-type="string">
            <text:p>Traffic increases due to diversion caused by road closures </text:p>
          </table:table-cell>
          <table:table-cell office:value-type="string">
            <text:p>Increased traffic congestion</text:p>
          </table:table-cell>
          <table:table-cell office:value-type="string">
            <text:p>Harder for residents to park or receive deliveries </text:p>
          </table:table-cell>
          <table:table-cell office:value-type="string">
            <text:p>Harder for businesses to receive deliveries</text:p>
          </table:table-cell>
          <table:table-cell table:number-columns-repeated="4"/>
          <table:table-cell office:value-type="string">
            <text:p>Car</text:p>
          </table:table-cell>
          <table:table-cell office:value-type="string">
            <text:p>Bus</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Bus</text:p>
          </table:table-cell>
          <table:table-cell office:value-type="string">
            <text:p>Car</text:p>
          </table:table-cell>
          <table:table-cell office:value-type="string">
            <text:p>None</text:p>
          </table:table-cell>
          <table:table-cell office:value-type="string">
            <text:p>Car</text:p>
          </table:table-cell>
          <table:table-cell/>
          <table:table-cell office:value-type="string">
            <text:p>Bus</text:p>
          </table:table-cell>
          <table:table-cell table:number-columns-repeated="6"/>
          <table:table-cell office:value-type="string">
            <text:p>None</text:p>
          </table:table-cell>
          <table:table-cell office:value-type="string">
            <text:p>West</text:p>
          </table:table-cell>
          <table:table-cell office:value-type="float" office:value="1">
            <text:p>1</text:p>
          </table:table-cell>
          <table:table-cell table:number-columns-repeated="977"/>
        </table:table-row>
        <table:table-row table:style-name="ro1">
          <table:table-cell office:value-type="float" office:value="1.0198">
            <text:p>1.0198</text:p>
          </table:table-cell>
          <table:table-cell office:value-type="string">
            <text:p>65 – 74</text:p>
          </table:table-cell>
          <table:table-cell office:value-type="string">
            <text:p>Male</text:p>
          </table:table-cell>
          <table:table-cell table:number-columns-repeated="6" office:value-type="string">
            <text:p>Strongly support </text:p>
          </table:table-cell>
          <table:table-cell table:number-columns-repeated="2"/>
          <table:table-cell office:value-type="string">
            <text:p>Traffic increases due to diversion caused by road closures </text:p>
          </table:table-cell>
          <table:table-cell office:value-type="string">
            <text:p>Increased traffic congestion</text:p>
          </table:table-cell>
          <table:table-cell table:number-columns-repeated="6"/>
          <table:table-cell office:value-type="string">
            <text:p>Bus</text:p>
          </table:table-cell>
          <table:table-cell office:value-type="string">
            <text:p>Taxi/Private hire car</text:p>
          </table:table-cell>
          <table:table-cell office:value-type="string">
            <text:p>Walk</text:p>
          </table:table-cell>
          <table:table-cell/>
          <table:table-cell office:value-type="string">
            <text:p>Taxi/Private hire car</text:p>
          </table:table-cell>
          <table:table-cell office:value-type="string">
            <text:p>Bus</text:p>
          </table:table-cell>
          <table:table-cell/>
          <table:table-cell office:value-type="string">
            <text:p>Walk</text:p>
          </table:table-cell>
          <table:table-cell table:number-columns-repeated="5"/>
          <table:table-cell office:value-type="string">
            <text:p>Bus</text:p>
          </table:table-cell>
          <table:table-cell office:value-type="string">
            <text:p>Walk</text:p>
          </table:table-cell>
          <table:table-cell office:value-type="string">
            <text:p>None</text:p>
          </table:table-cell>
          <table:table-cell table:number-columns-repeated="2"/>
          <table:table-cell office:value-type="string">
            <text:p>Bus</text:p>
          </table:table-cell>
          <table:table-cell/>
          <table:table-cell office:value-type="string">
            <text:p>Walk</text:p>
          </table:table-cell>
          <table:table-cell table:number-columns-repeated="4"/>
          <table:table-cell office:value-type="string">
            <text:p>None</text:p>
          </table:table-cell>
          <table:table-cell office:value-type="string">
            <text:p>South</text:p>
          </table:table-cell>
          <table:table-cell office:value-type="float" office:value="1">
            <text:p>1</text:p>
          </table:table-cell>
          <table:table-cell table:number-columns-repeated="977"/>
        </table:table-row>
        <table:table-row table:style-name="ro1">
          <table:table-cell table:number-columns-repeated="1024"/>
        </table:table-row>
        <table:table-row table:style-name="ro1" table:visibility="filter">
          <table:table-cell table:number-columns-repeated="2"/>
          <table:table-cell office:value-type="string">
            <text:p>Strongly oppose</text:p>
          </table:table-cell>
          <table:table-cell table:formula="of:=COUNTIF([.D3:.D585];&quot;Strongly oppose&quot;)" office:value-type="float" office:value="55">
            <text:p>55</text:p>
          </table:table-cell>
          <table:table-cell table:number-columns-repeated="1020"/>
        </table:table-row>
        <table:table-row table:style-name="ro1" table:visibility="filter">
          <table:table-cell table:number-columns-repeated="2"/>
          <table:table-cell office:value-type="string">
            <text:p>Oppose</text:p>
          </table:table-cell>
          <table:table-cell table:formula="of:=COUNTIF([.D3:.D585];&quot;oppose&quot;)" office:value-type="float" office:value="43">
            <text:p>43</text:p>
          </table:table-cell>
          <table:table-cell table:number-columns-repeated="1020"/>
        </table:table-row>
        <table:table-row table:style-name="ro1" table:number-rows-repeated="1047987">
          <table:table-cell table:number-columns-repeated="1024"/>
        </table:table-row>
        <table:table-row table:style-name="ro1">
          <table:table-cell table:number-columns-repeated="1024"/>
        </table:table-row>
      </table:table>
      <table:database-ranges>
        <table:database-range table:name="__Anonymous_Sheet_DB__1" table:target-range-address="'Market Research Raw Data'.D1:'Market Research Raw Data'.D1048576" table:display-filter-buttons="true"/>
        <table:database-range table:target-range-address="'Market Research Raw Data'.C587:'Market Research Raw Data'.D588" table:contains-header="false">
          <table:filter>
            <table:filter-condition table:field-number="1" table:data-type="number" table:value="0"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35cm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105cm double #3f3f3f"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4472c4"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a1b8e1"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8faadc"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8001" style:border-line-width-bottom="0.035cm 0.035cm 0.035cm"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35cm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0.105cm double #4472c4" style:border-line-width-bottom="0.035cm 0.035cm 0.035cm" style:diagonal-bl-tr="none" style:diagonal-tl-br="none" fo:border-left="none" fo:border-right="none" style:rotation-align="none" fo:border-top="0.035cm solid #4472c4"/>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2">22/06/2021</text:date>, <text:time>10:58:59</text:time></text:p>
        </style:region-right>
      </style:header>
      <style:header-left style:display="false"/>
      <style:footer>
        <text:p>Page <text:page-number>1</text:page-number> / <text:page-count>99</text:page-count></text:p>
      </style:footer>
      <style:footer-left style:display="false"/>
    </style:master-page>
    <style:master-page style:name="PageStyle_5f_Market_20_Research_20_Raw_20_Data" style:display-name="PageStyle_Market Research Raw 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22T10:58:59.05</dc:date>
    <dc:creator>Jay Kirkland</dc:creator>
    <meta:generator>OpenOffice/4.1.7$Win32 OpenOffice.org_project/417m1$Build-9800</meta:generator>
    <meta:editing-duration>PT3H18M26S</meta:editing-duration>
    <meta:editing-cycles>3</meta:editing-cycles>
    <meta:document-statistic meta:table-count="3" meta:cell-count="27659" meta:object-count="0"/>
  </office:meta>
</office:document-meta>
</file>